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2.4445in"/>
    </style:style>
    <style:style style:name="co5" style:family="table-column">
      <style:table-column-properties fo:break-before="auto" style:column-width="1.5972in"/>
    </style:style>
    <style:style style:name="co6" style:family="table-column">
      <style:table-column-properties fo:break-before="auto" style:column-width="1.9083in"/>
    </style:style>
    <style:style style:name="co7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50709" calcext:value-type="float">
            <text:p>164507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tinus /Marczin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sartor de Juncewo</text:p>
          </table:table-cell>
          <table:table-cell office:value-type="string" calcext:value-type="string">
            <text:p>Sophia /Sesp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50709" calcext:value-type="float">
            <text:p>164507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Mni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sartor</text:p>
          </table:table-cell>
          <table:table-cell office:value-type="string" calcext:value-type="string">
            <text:p>Hedvigis /Luc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50815" calcext:value-type="float">
            <text:p>164508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rtinus /Żagrod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Woytaszek/</text:p>
          </table:table-cell>
          <table:table-cell office:value-type="string" calcext:value-type="string">
            <text:p>Sophia /Kaczm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51101" calcext:value-type="float">
            <text:p>1645110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/Toch/</text:p>
          </table:table-cell>
          <table:table-cell office:value-type="string" calcext:value-type="string">
            <text:p>Regina /Walo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51227" calcext:value-type="float">
            <text:p>164512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dam /Jadam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hristophorus sartor</text:p>
          </table:table-cell>
          <table:table-cell office:value-type="string" calcext:value-type="string">
            <text:p>Sophia /Gniazdo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60204" calcext:value-type="float">
            <text:p>164602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aurentius pas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 /Mazur/</text:p>
          </table:table-cell>
          <table:table-cell office:value-type="string" calcext:value-type="string">
            <text:p>Anna /Stac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60228" calcext:value-type="float">
            <text:p>16460228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aulus /Baut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Glowacki/ vicarius de Juncewo</text:p>
          </table:table-cell>
          <table:table-cell office:value-type="string" calcext:value-type="string">
            <text:p>Teressia /Pstroko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60304" calcext:value-type="float">
            <text:p>164603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 /Kubic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braxator</text:p>
          </table:table-cell>
          <table:table-cell office:value-type="string" calcext:value-type="string">
            <text:p>Sophia /Szep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5" calcext:value-type="float">
            <text:p>265</text:p>
          </table:table-cell>
          <table:table-cell office:value-type="float" office:value="16460319" calcext:value-type="float">
            <text:p>164603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 /Pian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 /Kuznak/</text:p>
          </table:table-cell>
          <table:table-cell office:value-type="string" calcext:value-type="string">
            <text:p>Teressia /Psztroko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220" calcext:value-type="float">
            <text:p>164602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Diasek/</text:p>
          </table:table-cell>
          <table:table-cell office:value-type="string" calcext:value-type="string">
            <text:p>Sophia /Scep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402" calcext:value-type="float">
            <text:p>164604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adolescens</text:p>
          </table:table-cell>
          <table:table-cell office:value-type="string" calcext:value-type="string">
            <text:p>Regina /Jaku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405" calcext:value-type="float">
            <text:p>164604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Cano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Valentinus /Hadel/</text:p>
          </table:table-cell>
          <table:table-cell office:value-type="string" calcext:value-type="string">
            <text:p>Regina /Jakubk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405" calcext:value-type="float">
            <text:p>164604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Cano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Wolstinius/ rector scholae de Juncewo</text:p>
          </table:table-cell>
          <table:table-cell office:value-type="string" calcext:value-type="string">
            <text:p>Hedvigis /Garbal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407" calcext:value-type="float">
            <text:p>164604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annes /Szad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Nowak/</text:p>
          </table:table-cell>
          <table:table-cell office:value-type="string" calcext:value-type="string">
            <text:p>Anna /Plą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409" calcext:value-type="float">
            <text:p>164604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Gregorius /Owcz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/Bunin/</text:p>
          </table:table-cell>
          <table:table-cell office:value-type="string" calcext:value-type="string">
            <text:p>Hedvigis /Grzegor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610" calcext:value-type="float">
            <text:p>164606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Moiski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Dyasek/</text:p>
          </table:table-cell>
          <table:table-cell office:value-type="string" calcext:value-type="string">
            <text:p>Sophia /Sesepko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701" calcext:value-type="float">
            <text:p>1646070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Peregrin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hortulanus de Śielec</text:p>
          </table:table-cell>
          <table:table-cell office:value-type="string" calcext:value-type="string">
            <text:p>Sophia virgo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708" calcext:value-type="float">
            <text:p>164607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Valentinus /Chadel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Jęch/</text:p>
          </table:table-cell>
          <table:table-cell office:value-type="string" calcext:value-type="string">
            <text:p>Anna /Piechoc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722" calcext:value-type="float">
            <text:p>164607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enedictus hortulanus de Damasław</text:p>
          </table:table-cell>
          <table:table-cell office:value-type="string" calcext:value-type="string">
            <text:p>Helena /Pstroko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805" calcext:value-type="float">
            <text:p>164608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Skolarz/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ndreas hortulanus de Śielec</text:p>
          </table:table-cell>
          <table:table-cell office:value-type="string" calcext:value-type="string">
            <text:p>Sophia /Sedepl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0902" calcext:value-type="float">
            <text:p>164609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oannes gosczinny</text:p>
          </table:table-cell>
          <table:table-cell office:value-type="string" calcext:value-type="string">
            <text:p>Regina</text:p>
          </table:table-cell>
          <table:table-cell table:style-name="ce2" office:value-type="string" calcext:value-type="string">
            <text:p>Andreas /Białaslowski/</text:p>
          </table:table-cell>
          <table:table-cell office:value-type="string" calcext:value-type="string">
            <text:p>Elizabeth /Niemoia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7" calcext:value-type="float">
            <text:p>267</text:p>
          </table:table-cell>
          <table:table-cell office:value-type="float" office:value="16461101" calcext:value-type="float">
            <text:p>164611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Hadelczyk/</text:p>
          </table:table-cell>
          <table:table-cell office:value-type="string" calcext:value-type="string">
            <text:p>Margaretha /Ję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61101" calcext:value-type="float">
            <text:p>164611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Jech/</text:p>
          </table:table-cell>
          <table:table-cell office:value-type="string" calcext:value-type="string">
            <text:p>Regina /Jacu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61104" calcext:value-type="float">
            <text:p>164611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Brixel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auriga</text:p>
          </table:table-cell>
          <table:table-cell office:value-type="string" calcext:value-type="string">
            <text:p>Sophia /Kubie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61104" calcext:value-type="float">
            <text:p>164611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rol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Driga/ de Juncewo</text:p>
          </table:table-cell>
          <table:table-cell office:value-type="string" calcext:value-type="string">
            <text:p>Sophia /Kaczm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61112" calcext:value-type="float">
            <text:p>164611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Egidius /Ici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Agnes /Włoda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61119" calcext:value-type="float">
            <text:p>164611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Gregorius /Caiste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Wolstinius/</text:p>
          </table:table-cell>
          <table:table-cell office:value-type="string" calcext:value-type="string">
            <text:p>Josepha /Pstroko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61129" calcext:value-type="float">
            <text:p>16461129</text:p>
          </table:table-cell>
          <table:table-cell office:value-type="string" calcext:value-type="string">
            <text:p>Ozervisk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egorius /Owczar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nich/ </text:p>
          </table:table-cell>
          <table:table-cell office:value-type="string" calcext:value-type="string">
            <text:p>Ev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70106" calcext:value-type="float">
            <text:p>1647010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ulus /Owcz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auriga</text:p>
          </table:table-cell>
          <table:table-cell office:value-type="string" calcext:value-type="string">
            <text:p>Anna /Zarynsk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70120" calcext:value-type="float">
            <text:p>164701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/Tyszki/</text:p>
          </table:table-cell>
          <table:table-cell office:value-type="string" calcext:value-type="string">
            <text:p>Helena /Psztroko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70224" calcext:value-type="float">
            <text:p>164702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Pip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auriga</text:p>
          </table:table-cell>
          <table:table-cell office:value-type="string" calcext:value-type="string">
            <text:p>Anna /Młyn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70301" calcext:value-type="float">
            <text:p>164703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/Wolstinius/ rector scholae de Juncewo</text:p>
          </table:table-cell>
          <table:table-cell office:value-type="string" calcext:value-type="string">
            <text:p>Helena /Psztroko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70310" calcext:value-type="float">
            <text:p>164703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Gregorius /Urban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Wocieszek/ de Juncewo</text:p>
          </table:table-cell>
          <table:table-cell office:value-type="string" calcext:value-type="string">
            <text:p>Margaretha virgo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69" calcext:value-type="float">
            <text:p>269</text:p>
          </table:table-cell>
          <table:table-cell office:value-type="float" office:value="16470317" calcext:value-type="float">
            <text:p>164703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iar /Cheiduc/</text:p>
          </table:table-cell>
          <table:table-cell table:style-name="ce5" office:value-type="string" calcext:value-type="string">
            <text:p>Margaretha /Ję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324" calcext:value-type="float">
            <text:p>164703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/Gubbas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rtianus /Moyski/</text:p>
          </table:table-cell>
          <table:table-cell office:value-type="string" calcext:value-type="string">
            <text:p>Sophia /Zagro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407" calcext:value-type="float">
            <text:p>164704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/Bunia/</text:p>
          </table:table-cell>
          <table:table-cell office:value-type="string" calcext:value-type="string">
            <text:p>Sophia /Kaczm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407" calcext:value-type="float">
            <text:p>1647040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hristophorus 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Georgius /Praser/ de Damasław</text:p>
          </table:table-cell>
          <table:table-cell office:value-type="string" calcext:value-type="string">
            <text:p>Marianna /Wigan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505" calcext:value-type="float">
            <text:p>164705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Bartholomeus /Cano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Jech/</text:p>
          </table:table-cell>
          <table:table-cell office:value-type="string" calcext:value-type="string">
            <text:p>Regina /Jakup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713" calcext:value-type="float">
            <text:p>164707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/Małsus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Diasek/</text:p>
          </table:table-cell>
          <table:table-cell office:value-type="string" calcext:value-type="string">
            <text:p>Magdalena /Posdtros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725" calcext:value-type="float">
            <text:p>164707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 /Gwido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gismundus /Grzybowski/ nobilis</text:p>
          </table:table-cell>
          <table:table-cell office:value-type="string" calcext:value-type="string">
            <text:p>Helena /Pstroko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804" calcext:value-type="float">
            <text:p>164708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aurentius /Włodar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Chadelczyk/ de Międzylesie</text:p>
          </table:table-cell>
          <table:table-cell office:value-type="string" calcext:value-type="string">
            <text:p>Regina /Krawc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820" calcext:value-type="float">
            <text:p>164708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Simon /Buni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Regina /Mielc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901" calcext:value-type="float">
            <text:p>164709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 /Mismiec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Georgius /Turga/</text:p>
          </table:table-cell>
          <table:table-cell office:value-type="string" calcext:value-type="string">
            <text:p>Hedvigis /Wocies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907" calcext:value-type="float">
            <text:p>164709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sartor</text:p>
          </table:table-cell>
          <table:table-cell office:value-type="string" calcext:value-type="string">
            <text:p>Catharina /Smoli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921" calcext:value-type="float">
            <text:p>1647092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/Dyasek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Elizabeth /Pozdies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2" calcext:value-type="float">
            <text:p>272</text:p>
          </table:table-cell>
          <table:table-cell office:value-type="float" office:value="16470921" calcext:value-type="float">
            <text:p>164709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acobus aurig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Dorothea coxt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71006" calcext:value-type="float">
            <text:p>164710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/Owczar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Dyasek/</text:p>
          </table:table-cell>
          <table:table-cell office:value-type="string" calcext:value-type="string">
            <text:p>Elizabeth /Lubo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71024" calcext:value-type="float">
            <text:p>164710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Chask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Drija/</text:p>
          </table:table-cell>
          <table:table-cell office:value-type="string" calcext:value-type="string">
            <text:p>Catharina /Smoli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71101" calcext:value-type="float">
            <text:p>164711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Ured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reas hortulanus de Śielec</text:p>
          </table:table-cell>
          <table:table-cell office:value-type="string" calcext:value-type="string">
            <text:p>Regina /Kacz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80102" calcext:value-type="float">
            <text:p>1648010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Nicolaus sartor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famulus de Starężynek</text:p>
          </table:table-cell>
          <table:table-cell office:value-type="string" calcext:value-type="string">
            <text:p>Eva /Bacina/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80112" calcext:value-type="float">
            <text:p>16480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Gregorius /Kubies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braxator</text:p>
          </table:table-cell>
          <table:table-cell office:value-type="string" calcext:value-type="string">
            <text:p>Susanna /Dyaskowa/ de Paryź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80120" calcext:value-type="float">
            <text:p>164801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Jacobus /Omglat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ristophorus sartor de Juncewo</text:p>
          </table:table-cell>
          <table:table-cell office:value-type="string" calcext:value-type="string">
            <text:p>Helena /Dwo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80120" calcext:value-type="float">
            <text:p>164801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Christophorus fab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Drija/</text:p>
          </table:table-cell>
          <table:table-cell office:value-type="string" calcext:value-type="string">
            <text:p>Susanna /Recto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80220" calcext:value-type="float">
            <text:p>1648022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tanislaus feren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Zarynski/</text:p>
          </table:table-cell>
          <table:table-cell office:value-type="string" calcext:value-type="string">
            <text:p>Sophia /Wale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80307" calcext:value-type="float">
            <text:p>164803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rtinus /Rudow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Smolynski/</text:p>
          </table:table-cell>
          <table:table-cell office:value-type="string" calcext:value-type="string">
            <text:p>Helena /Pstroko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3" calcext:value-type="float">
            <text:p>273</text:p>
          </table:table-cell>
          <table:table-cell office:value-type="float" office:value="16480308" calcext:value-type="float">
            <text:p>164803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 /Pan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Cucharski/</text:p>
          </table:table-cell>
          <table:table-cell office:value-type="string" calcext:value-type="string">
            <text:p>Helena /Pstroko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308" calcext:value-type="float">
            <text:p>164803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hortula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Chadelczyk/</text:p>
          </table:table-cell>
          <table:table-cell office:value-type="string" calcext:value-type="string">
            <text:p>Hedvigis /Garba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317" calcext:value-type="float">
            <text:p>1648031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/Symanski/</text:p>
          </table:table-cell>
          <table:table-cell office:value-type="string" calcext:value-type="string">
            <text:p>Helena /Dwo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321" calcext:value-type="float">
            <text:p>164803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Kwazu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braxator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413" calcext:value-type="float">
            <text:p>164804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dam /Jadam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Smolinski/</text:p>
          </table:table-cell>
          <table:table-cell office:value-type="string" calcext:value-type="string">
            <text:p>Susanna /Recto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419" calcext:value-type="float">
            <text:p>1648041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Zary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Anna /Midzarka/ de Miemczy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427" calcext:value-type="float">
            <text:p>1648042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braxator de Miemczyno</text:p>
          </table:table-cell>
          <table:table-cell office:value-type="string" calcext:value-type="string">
            <text:p>Sophia /Wala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509" calcext:value-type="float">
            <text:p>164805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annes /Krol/ hortula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Diasek/ de Paryż</text:p>
          </table:table-cell>
          <table:table-cell office:value-type="string" calcext:value-type="string">
            <text:p>Dorothea /Koscielna/ ubog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621" calcext:value-type="float">
            <text:p>164806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/Pięchota/</text:p>
          </table:table-cell>
          <table:table-cell office:value-type="string" calcext:value-type="string">
            <text:p>Hedvigis /Garba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712" calcext:value-type="float">
            <text:p>164807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/Wolstinius/ rector scholae de Juncewo</text:p>
          </table:table-cell>
          <table:table-cell office:value-type="string" calcext:value-type="string">
            <text:p>Hedvigis /Luc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800" calcext:value-type="float">
            <text:p>164808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Geyd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Wolstinius/ rector scholae de Juncewo</text:p>
          </table:table-cell>
          <table:table-cell office:value-type="string" calcext:value-type="string">
            <text:p>Marianna /Owczarzewn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920" calcext:value-type="float">
            <text:p>164809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oannes /Chadelcz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Chadelczyk/</text:p>
          </table:table-cell>
          <table:table-cell office:value-type="string" calcext:value-type="string">
            <text:p>Anna /Piecho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4" calcext:value-type="float">
            <text:p>274</text:p>
          </table:table-cell>
          <table:table-cell office:value-type="float" office:value="16480924" calcext:value-type="float">
            <text:p>164809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thias /Heiduc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ubogi</text:p>
          </table:table-cell>
          <table:table-cell office:value-type="string" calcext:value-type="string">
            <text:p>Margaretha /Je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81011" calcext:value-type="float">
            <text:p>164810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famulus sartori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Anna /Cheidu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81020" calcext:value-type="float">
            <text:p>164810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acobus aurig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braxator</text:p>
          </table:table-cell>
          <table:table-cell office:value-type="string" calcext:value-type="string">
            <text:p>Sophi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107" calcext:value-type="float">
            <text:p>16490107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aulus /Baut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Kucharz/ civer de Wągrowiec</text:p>
          </table:table-cell>
          <table:table-cell office:value-type="string" calcext:value-type="string">
            <text:p>Susanna /Rekto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110" calcext:value-type="float">
            <text:p>164901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tanislaus /Gwido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Teressia /Pstrokona/ virg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110" calcext:value-type="float">
            <text:p>164901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Gwido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Drija/</text:p>
          </table:table-cell>
          <table:table-cell office:value-type="string" calcext:value-type="string">
            <text:p>Agnes /Heiduczkown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207" calcext:value-type="float">
            <text:p>164902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Pipk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hortulanus de Śielec</text:p>
          </table:table-cell>
          <table:table-cell office:value-type="string" calcext:value-type="string">
            <text:p>Margaretha /Owczarz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214" calcext:value-type="float">
            <text:p>1649021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Paveł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Diasek/ de Paryż</text:p>
          </table:table-cell>
          <table:table-cell office:value-type="string" calcext:value-type="string">
            <text:p>Lucia /Moys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224" calcext:value-type="float">
            <text:p>164902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Gregorius /Caiste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Hedvigis /Mnys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228" calcext:value-type="float">
            <text:p>164902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/Ratai/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athias /Skolarz/</text:p>
          </table:table-cell>
          <table:table-cell office:value-type="string" calcext:value-type="string">
            <text:p>Margaretha /Owczarze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228" calcext:value-type="float">
            <text:p>164902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ebastianus /Sobiech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pauper de Starężyn</text:p>
          </table:table-cell>
          <table:table-cell office:value-type="string" calcext:value-type="string">
            <text:p>Anna /Cheiduc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308" calcext:value-type="float">
            <text:p>1649030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Egidius /Ici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hristophorus auriga de Damasław</text:p>
          </table:table-cell>
          <table:table-cell office:value-type="string" calcext:value-type="string">
            <text:p>Regina /Kaczmar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6" calcext:value-type="float">
            <text:p>276</text:p>
          </table:table-cell>
          <table:table-cell office:value-type="float" office:value="16490314" calcext:value-type="float">
            <text:p>164903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dam /Nieure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Georgius /Plocienik/</text:p>
          </table:table-cell>
          <table:table-cell office:value-type="string" calcext:value-type="string">
            <text:p>Dorothea /Skretu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301" calcext:value-type="float">
            <text:p>164903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acobus /Omglat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Margaretha /Bart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319" calcext:value-type="float">
            <text:p>16490319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Bartholomeus /Marasz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/Kroiek/ de Juncewo</text:p>
          </table:table-cell>
          <table:table-cell office:value-type="string" calcext:value-type="string">
            <text:p>Anna /Brostowa/ de Ustas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328" calcext:value-type="float">
            <text:p>164903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Vasko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Jech/ de Międzylesie</text:p>
          </table:table-cell>
          <table:table-cell office:value-type="string" calcext:value-type="string">
            <text:p>Hedvigis /Garbal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418" calcext:value-type="float">
            <text:p>164904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Diasek/ de Paryż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627" calcext:value-type="float">
            <text:p>1649062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arend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Margaretha /Ję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711" calcext:value-type="float">
            <text:p>164907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Hask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mendicus de Międzylesie</text:p>
          </table:table-cell>
          <table:table-cell office:value-type="string" calcext:value-type="string">
            <text:p>Hedvigis /Luc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808" calcext:value-type="float">
            <text:p>164908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Hade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Jech/</text:p>
          </table:table-cell>
          <table:table-cell office:value-type="string" calcext:value-type="string">
            <text:p>Anna /Piechoc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816" calcext:value-type="float">
            <text:p>1649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Adam /Adam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Gorski/</text:p>
          </table:table-cell>
          <table:table-cell office:value-type="string" calcext:value-type="string">
            <text:p>Helena /Pstroko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817" calcext:value-type="float">
            <text:p>164908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Joannes /Gubbas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ristophorus sartor</text:p>
          </table:table-cell>
          <table:table-cell office:value-type="string" calcext:value-type="string">
            <text:p>Susanna /Recto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0912" calcext:value-type="float">
            <text:p>164909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annes /Kowalski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Stanislaus /Gvadzinksi/</text:p>
          </table:table-cell>
          <table:table-cell office:value-type="string" calcext:value-type="string">
            <text:p>Dorothea /Wyg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7" calcext:value-type="float">
            <text:p>277</text:p>
          </table:table-cell>
          <table:table-cell office:value-type="float" office:value="16491021" calcext:value-type="float">
            <text:p>164910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rtinus /Skożarz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Agnes /Heidu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491121" calcext:value-type="float">
            <text:p>164911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 /Urban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hortulanus</text:p>
          </table:table-cell>
          <table:table-cell office:value-type="string" calcext:value-type="string">
            <text:p>Marianna /Owczarze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491128" calcext:value-type="float">
            <text:p>1649112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Michael /Dyasek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Elizabeth /Poyzdies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491130" calcext:value-type="float">
            <text:p>1649113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aurentius /Włotar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/Kurasek/ de Juncewo</text:p>
          </table:table-cell>
          <table:table-cell office:value-type="string" calcext:value-type="string">
            <text:p>Susanna /Recto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109" calcext:value-type="float">
            <text:p>1650010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oannes /Wasloszich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Wolstinius/ rector de Juncewo</text:p>
          </table:table-cell>
          <table:table-cell office:value-type="string" calcext:value-type="string">
            <text:p>Eva /Baczyna/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206" calcext:value-type="float">
            <text:p>165002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/Turz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Hadelczyk/ de Międzylesie</text:p>
          </table:table-cell>
          <table:table-cell office:value-type="string" calcext:value-type="string">
            <text:p>Eva /Was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213" calcext:value-type="float">
            <text:p>165002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 /Bricz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Krol/ de Piotrkowice</text:p>
          </table:table-cell>
          <table:table-cell office:value-type="string" calcext:value-type="string">
            <text:p>Susanna uxor Alberti rec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224" calcext:value-type="float">
            <text:p>1650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imon /Matec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mendicus de Międzylesie</text:p>
          </table:table-cell>
          <table:table-cell office:value-type="string" calcext:value-type="string">
            <text:p>Anna uxor molitoris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227" calcext:value-type="float">
            <text:p>1650022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Zarzy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rector</text:p>
          </table:table-cell>
          <table:table-cell office:value-type="string" calcext:value-type="string">
            <text:p>Sophia /Walask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228" calcext:value-type="float">
            <text:p>1650022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Stanislaus tenen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Toch/ de Starężynek</text:p>
          </table:table-cell>
          <table:table-cell office:value-type="string" calcext:value-type="string">
            <text:p>Sophia /Walask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320" calcext:value-type="float">
            <text:p>165003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Gregorius /Taiste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Kuras/ de Juncewo</text:p>
          </table:table-cell>
          <table:table-cell office:value-type="string" calcext:value-type="string">
            <text:p>Hedvigis /Z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320" calcext:value-type="float">
            <text:p>165003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Gregorius /Kubis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Diaszek/ de Paryź</text:p>
          </table:table-cell>
          <table:table-cell office:value-type="string" calcext:value-type="string">
            <text:p>Anna /Młyn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320" calcext:value-type="float">
            <text:p>165003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Kano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Hadelczyk/ de Międzylesie</text:p>
          </table:table-cell>
          <table:table-cell office:value-type="string" calcext:value-type="string">
            <text:p>Regina /Jakub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79" calcext:value-type="float">
            <text:p>279</text:p>
          </table:table-cell>
          <table:table-cell office:value-type="float" office:value="16500410" calcext:value-type="float">
            <text:p>1650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Petrus /Sędzinski/</text:p>
          </table:table-cell>
          <table:table-cell office:value-type="string" calcext:value-type="string">
            <text:p>Helena /Pstroko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425" calcext:value-type="float">
            <text:p>165004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Dria/</text:p>
          </table:table-cell>
          <table:table-cell office:value-type="string" calcext:value-type="string">
            <text:p>Margaretha filia ovilion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610" calcext:value-type="float">
            <text:p>165006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Zarzynski/ de Starężynek</text:p>
          </table:table-cell>
          <table:table-cell office:value-type="string" calcext:value-type="string">
            <text:p>Sophia /Walask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612" calcext:value-type="float">
            <text:p>165006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Gregorius /Owczarz/</text:p>
          </table:table-cell>
          <table:table-cell office:value-type="string" calcext:value-type="string">
            <text:p>Regi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626" calcext:value-type="float">
            <text:p>165006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m /Gronos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Hadel/ de Międzylesie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703" calcext:value-type="float">
            <text:p>165007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tanislaus /Gwid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Dria/ de Juncewo</text:p>
          </table:table-cell>
          <table:table-cell office:value-type="string" calcext:value-type="string">
            <text:p>Susan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731" calcext:value-type="float">
            <text:p>165007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Kwiśu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Brechota/ de Międzylesie</text:p>
          </table:table-cell>
          <table:table-cell office:value-type="string" calcext:value-type="string">
            <text:p>An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915" calcext:value-type="float">
            <text:p>165009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ysostomus</text:p>
          </table:table-cell>
          <table:table-cell office:value-type="string" calcext:value-type="string">
            <text:p>Bartholomeus /Buni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hristophorus sartor de Juncewo</text:p>
          </table:table-cell>
          <table:table-cell office:value-type="string" calcext:value-type="string">
            <text:p>Sophi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0928" calcext:value-type="float">
            <text:p>165009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 /Rip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Zagrodnik/ de Śielec</text:p>
          </table:table-cell>
          <table:table-cell office:value-type="string" calcext:value-type="string">
            <text:p>Helen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1009" calcext:value-type="float">
            <text:p>165010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Jech/ de Międzylesie</text:p>
          </table:table-cell>
          <table:table-cell office:value-type="string" calcext:value-type="string">
            <text:p>Eva /Głowczy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1016" calcext:value-type="float">
            <text:p>165010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auriga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lignifaber</text:p>
          </table:table-cell>
          <table:table-cell office:value-type="string" calcext:value-type="string">
            <text:p>Anna /Skrzetu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1016" calcext:value-type="float">
            <text:p>165010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de Śielec</text:p>
          </table:table-cell>
          <table:table-cell office:value-type="string" calcext:value-type="string">
            <text:p>Helen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1017" calcext:value-type="float">
            <text:p>165010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braxa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Jech/ de Międzylesie</text:p>
          </table:table-cell>
          <table:table-cell office:value-type="string" calcext:value-type="string">
            <text:p>Hedvigis /Garbals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1204" calcext:value-type="float">
            <text:p>165012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Krol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de Śielec</text:p>
          </table:table-cell>
          <table:table-cell office:value-type="string" calcext:value-type="string">
            <text:p>Sophi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01219" calcext:value-type="float">
            <text:p>165012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sartor de Śielec</text:p>
          </table:table-cell>
          <table:table-cell office:value-type="string" calcext:value-type="string">
            <text:p>Ann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10115" calcext:value-type="float">
            <text:p>165101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Heyducze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Hadelczyk/ de Międzylesie</text:p>
          </table:table-cell>
          <table:table-cell office:value-type="string" calcext:value-type="string">
            <text:p>Margaretha /G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10528" calcext:value-type="float">
            <text:p>165105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Dyasek/ de Paryż</text:p>
          </table:table-cell>
          <table:table-cell office:value-type="string" calcext:value-type="string">
            <text:p>Susanna uxor rec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10528" calcext:value-type="float">
            <text:p>165105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bertus /Volstinius/ rector de Juncewo</text:p>
          </table:table-cell>
          <table:table-cell office:value-type="string" calcext:value-type="string">
            <text:p>Sophia /Wala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0" calcext:value-type="float">
            <text:p>280</text:p>
          </table:table-cell>
          <table:table-cell office:value-type="float" office:value="16510626" calcext:value-type="float">
            <text:p>165106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taberna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Hadelczyk/ de Międzylesie</text:p>
          </table:table-cell>
          <table:table-cell office:value-type="string" calcext:value-type="string">
            <text:p>Anna /Piechoci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10709" calcext:value-type="float">
            <text:p>165107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onstantia</text:p>
          </table:table-cell>
          <table:table-cell office:value-type="string" calcext:value-type="string">
            <text:p>Joannes /Kowalski/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/Markowski/</text:p>
          </table:table-cell>
          <table:table-cell office:value-type="string" calcext:value-type="string">
            <text:p>Dorothea /Tupa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10903" calcext:value-type="float">
            <text:p>165109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Gawed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rector</text:p>
          </table:table-cell>
          <table:table-cell office:value-type="string" calcext:value-type="string">
            <text:p>Anna /Mi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11108" calcext:value-type="float">
            <text:p>16511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tabernator de Międzylesie</text:p>
          </table:table-cell>
          <table:table-cell office:value-type="string" calcext:value-type="string">
            <text:p>Anna /Piechoc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11204" calcext:value-type="float">
            <text:p>165112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tabernator</text:p>
          </table:table-cell>
          <table:table-cell office:value-type="string" calcext:value-type="string">
            <text:p>Eva /Was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11210" calcext:value-type="float">
            <text:p>16511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Jech/ de Międzylesie</text:p>
          </table:table-cell>
          <table:table-cell office:value-type="string" calcext:value-type="string">
            <text:p>Anna /Piechoci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11217" calcext:value-type="float">
            <text:p>165112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/Piechota/ de Międzylesie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107" calcext:value-type="float">
            <text:p>165201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/Midło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Susanna /Dyaskowa/ de Paryź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204" calcext:value-type="float">
            <text:p>165202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Bartholomeus /Bun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Ann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327" calcext:value-type="float">
            <text:p>1652032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Walasie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Eva /Bac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328" calcext:value-type="float">
            <text:p>1652032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Kaczmarz/</text:p>
          </table:table-cell>
          <table:table-cell office:value-type="string" calcext:value-type="string">
            <text:p>Eva /Bac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407" calcext:value-type="float">
            <text:p>1652040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anus /Moyski/ de Piotrkowice</text:p>
          </table:table-cell>
          <table:table-cell office:value-type="string" calcext:value-type="string">
            <text:p>Elizabeth /Pozdziesz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526" calcext:value-type="float">
            <text:p>165205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Jacobus /Niech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hristophorus /Pozdziech/ famulus de Paryż</text:p>
          </table:table-cell>
          <table:table-cell office:value-type="string" calcext:value-type="string">
            <text:p>Susanna /Dyaskowa/ de Paryź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530" calcext:value-type="float">
            <text:p>165205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Heyduc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elczyk/ de Międzylesie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625" calcext:value-type="float">
            <text:p>165206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ian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cianus /Moyski/ de Piotrkowice</text:p>
          </table:table-cell>
          <table:table-cell office:value-type="string" calcext:value-type="string">
            <text:p>Susanna uxor rec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721" calcext:value-type="float">
            <text:p>165207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Sophia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810" calcext:value-type="float">
            <text:p>165208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Helena /Ciesli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821" calcext:value-type="float">
            <text:p>165208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dam /Adam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Dria/</text:p>
          </table:table-cell>
          <table:table-cell office:value-type="string" calcext:value-type="string">
            <text:p>Susanna uxor rec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2" calcext:value-type="float">
            <text:p>282</text:p>
          </table:table-cell>
          <table:table-cell office:value-type="float" office:value="16520825" calcext:value-type="float">
            <text:p>16520825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tanislaus feren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Toch/ de Starężynek</text:p>
          </table:table-cell>
          <table:table-cell office:value-type="string" calcext:value-type="string">
            <text:p>Sophia /Walask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0000" calcext:value-type="float">
            <text:p>165200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oannes /Zarzy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Regina /Toch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0915" calcext:value-type="float">
            <text:p>165209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Volstinius/ rector </text:p>
          </table:table-cell>
          <table:table-cell office:value-type="string" calcext:value-type="string">
            <text:p>Susanna /Dias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0922" calcext:value-type="float">
            <text:p>165209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Kro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Volstinius/ rector de Juncewo</text:p>
          </table:table-cell>
          <table:table-cell office:value-type="string" calcext:value-type="string">
            <text:p>Reg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020" calcext:value-type="float">
            <text:p>165210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Valentinus /Hadel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mendicus</text:p>
          </table:table-cell>
          <table:table-cell office:value-type="string" calcext:value-type="string">
            <text:p>Anna /Piechoci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020" calcext:value-type="float">
            <text:p>165210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aspar ovilio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tabernator de Międzylesie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020" calcext:value-type="float">
            <text:p>165210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famulus de Śielec</text:p>
          </table:table-cell>
          <table:table-cell office:value-type="string" calcext:value-type="string">
            <text:p>Regina /Kasp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101" calcext:value-type="float">
            <text:p>16521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us /Kubis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Złotnicki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130" calcext:value-type="float">
            <text:p>165211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tinus aurig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Volstinius/ rector de Juncewo</text:p>
          </table:table-cell>
          <table:table-cell office:value-type="string" calcext:value-type="string">
            <text:p>Susanna /Moy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226" calcext:value-type="float">
            <text:p>165212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/Ratai/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lbertus /Volstinius/ rector scholae</text:p>
          </table:table-cell>
          <table:table-cell office:value-type="string" calcext:value-type="string">
            <text:p>Margaretha /Owczarze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227" calcext:value-type="float">
            <text:p>165212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Voletnius/ rector scholae</text:p>
          </table:table-cell>
          <table:table-cell office:value-type="string" calcext:value-type="string">
            <text:p>Regina /Malicz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21229" calcext:value-type="float">
            <text:p>165212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ndreas /Kwizu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mendicus de Międzylesie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30105" calcext:value-type="float">
            <text:p>165301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/Ko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 /Dria/ de Juncewo</text:p>
          </table:table-cell>
          <table:table-cell office:value-type="string" calcext:value-type="string">
            <text:p>Susanna uxor rec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30106" calcext:value-type="float">
            <text:p>1653010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Dyasek/ de Paryż</text:p>
          </table:table-cell>
          <table:table-cell office:value-type="string" calcext:value-type="string">
            <text:p>Susanna uxor rec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3" calcext:value-type="float">
            <text:p>283</text:p>
          </table:table-cell>
          <table:table-cell office:value-type="float" office:value="16530112" calcext:value-type="float">
            <text:p>1653011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/Krol/ de Śielec</text:p>
          </table:table-cell>
          <table:table-cell office:value-type="string" calcext:value-type="string">
            <text:p>Margaretha /Owczrze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000" calcext:value-type="float">
            <text:p>165300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dreas /Krol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/Kroiek/ de Juncewo</text:p>
          </table:table-cell>
          <table:table-cell office:value-type="string" calcext:value-type="string">
            <text:p>Ann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224" calcext:value-type="float">
            <text:p>165302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Welstinius/ rector</text:p>
          </table:table-cell>
          <table:table-cell office:value-type="string" calcext:value-type="string">
            <text:p>Regina /Kasp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302" calcext:value-type="float">
            <text:p>165303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ndreas /Ratai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/Dria/</text:p>
          </table:table-cell>
          <table:table-cell office:value-type="string" calcext:value-type="string">
            <text:p>Margareth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525" calcext:value-type="float">
            <text:p>165305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Bid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Jabłonski/</text:p>
          </table:table-cell>
          <table:table-cell office:value-type="string" calcext:value-type="string">
            <text:p>Susan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722" calcext:value-type="float">
            <text:p>165307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Hask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Dorothea /Spiacz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817" calcext:value-type="float">
            <text:p>1653081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famul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/Pilenig/ rector</text:p>
          </table:table-cell>
          <table:table-cell office:value-type="string" calcext:value-type="string">
            <text:p>Anna /Zarzynsk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30911" calcext:value-type="float">
            <text:p>165309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Marcianus /Moyski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as ferrifaber</text:p>
          </table:table-cell>
          <table:table-cell office:value-type="string" calcext:value-type="string">
            <text:p>Anna /Rudnic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203" calcext:value-type="float">
            <text:p>1654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cus /Ra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Ratay/ de Dąbrowa</text:p>
          </table:table-cell>
          <table:table-cell office:value-type="string" calcext:value-type="string">
            <text:p>Regina gosci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407" calcext:value-type="float">
            <text:p>165404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Orzelski/</text:p>
          </table:table-cell>
          <table:table-cell office:value-type="string" calcext:value-type="string">
            <text:p>Barbara /Niemciews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417" calcext:value-type="float">
            <text:p>165404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artinus /Rud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mendicus</text:p>
          </table:table-cell>
          <table:table-cell office:value-type="string" calcext:value-type="string">
            <text:p>Regina /Kroy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417" calcext:value-type="float">
            <text:p>165404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rtinus /Rud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lorianus /Spiączczyk/</text:p>
          </table:table-cell>
          <table:table-cell office:value-type="string" calcext:value-type="string">
            <text:p>Margaretha /Drią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417" calcext:value-type="float">
            <text:p>165404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/Rud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Dorothea /Spiącz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417" calcext:value-type="float">
            <text:p>165404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rtinus /Rud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Gwid/</text:p>
          </table:table-cell>
          <table:table-cell office:value-type="string" calcext:value-type="string">
            <text:p>Sophia filia Christophori /Kroiek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510" calcext:value-type="float">
            <text:p>165405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tanislaus filius rectoris</text:p>
          </table:table-cell>
          <table:table-cell office:value-type="string" calcext:value-type="string">
            <text:p>Margareth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531" calcext:value-type="float">
            <text:p>1654053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Catharin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531" calcext:value-type="float">
            <text:p>165405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/Jakub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 braxator</text:p>
          </table:table-cell>
          <table:table-cell office:value-type="string" calcext:value-type="string">
            <text:p>Anna /Piechoci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614" calcext:value-type="float">
            <text:p>165406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Omglat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m /Kroikowicz/ de Juncewo</text:p>
          </table:table-cell>
          <table:table-cell office:value-type="string" calcext:value-type="string">
            <text:p>Agnes /Krol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714" calcext:value-type="float">
            <text:p>1654071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</text:p>
          </table:table-cell>
          <table:table-cell office:value-type="string" calcext:value-type="string">
            <text:p>Ann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5" calcext:value-type="float">
            <text:p>285</text:p>
          </table:table-cell>
          <table:table-cell office:value-type="float" office:value="16540812" calcext:value-type="float">
            <text:p>165408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Hedvigis /Mierzwi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41013" calcext:value-type="float">
            <text:p>165410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Heyduc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elczyk/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41121" calcext:value-type="float">
            <text:p>165411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o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Dorothea /Spiacz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41203" calcext:value-type="float">
            <text:p>16541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106" calcext:value-type="float">
            <text:p>165501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acobus </text:p>
          </table:table-cell>
          <table:table-cell office:value-type="string" calcext:value-type="string">
            <text:p>Elizabeth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212" calcext:value-type="float">
            <text:p>165502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Żłotnicki/</text:p>
          </table:table-cell>
          <table:table-cell office:value-type="string" calcext:value-type="string">
            <text:p>Marianna uxor ovilionis de Minis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212" calcext:value-type="float">
            <text:p>165502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Gregorius ovilio </text:p>
          </table:table-cell>
          <table:table-cell office:value-type="string" calcext:value-type="string">
            <text:p>Catharina de Międzylesie</text:p>
          </table:table-cell>
          <table:table-cell/>
          <table:table-cell office:value-type="string" calcext:value-type="string">
            <text:p>filium obscurorum parentum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221" calcext:value-type="float">
            <text:p>165502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dreas /Garbal/</text:p>
          </table:table-cell>
          <table:table-cell office:value-type="string" calcext:value-type="string">
            <text:p>Regina /Jakub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331" calcext:value-type="float">
            <text:p>1655033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tanislaus feren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Regina /Wa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419" calcext:value-type="float">
            <text:p>165504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anus /Moyski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tanislaus braxator de Piotrkowice</text:p>
          </table:table-cell>
          <table:table-cell office:value-type="string" calcext:value-type="string">
            <text:p>Elizabeth /Pożdziesz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509" calcext:value-type="float">
            <text:p>165505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Małecki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rector</text:p>
          </table:table-cell>
          <table:table-cell office:value-type="string" calcext:value-type="string">
            <text:p>Elizabeth /Pozdziesz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521" calcext:value-type="float">
            <text:p>165505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Gregorius /Taiste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Dria/ de Juncewo</text:p>
          </table:table-cell>
          <table:table-cell office:value-type="string" calcext:value-type="string">
            <text:p>Dorothea /Spaczczyka/ de Żni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523" calcext:value-type="float">
            <text:p>1655052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de Starężynek</text:p>
          </table:table-cell>
          <table:table-cell office:value-type="string" calcext:value-type="string">
            <text:p>Catharina /Hadeko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7" calcext:value-type="float">
            <text:p>287</text:p>
          </table:table-cell>
          <table:table-cell office:value-type="float" office:value="16550610" calcext:value-type="float">
            <text:p>165506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annes /Zarzy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Drya/ de Juncewo</text:p>
          </table:table-cell>
          <table:table-cell office:value-type="string" calcext:value-type="string">
            <text:p>Regina /Toch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50613" calcext:value-type="float">
            <text:p>165506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Laurentius ovili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dam /Kroykowicz/</text:p>
          </table:table-cell>
          <table:table-cell office:value-type="string" calcext:value-type="string">
            <text:p>Regina /Kasp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50926" calcext:value-type="float">
            <text:p>16550926</text:p>
          </table:table-cell>
          <table:table-cell office:value-type="string" calcext:value-type="string">
            <text:p>Obiecan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Gaca/</text:p>
          </table:table-cell>
          <table:table-cell office:value-type="string" calcext:value-type="string">
            <text:p>Dorothea /Draskowna/</text:p>
          </table:table-cell>
          <table:table-cell office:value-type="string" calcext:value-type="string">
            <text:p>Jacobus ovilio de Obiecanowo</text:p>
          </table:table-cell>
          <table:table-cell office:value-type="string" calcext:value-type="string">
            <text:p>Hedvigis /Mnis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000" calcext:value-type="float">
            <text:p>165600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320" calcext:value-type="float">
            <text:p>1656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dam /Sobiesczyk/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411" calcext:value-type="float">
            <text:p>165604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Jakub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 braxator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425" calcext:value-type="float">
            <text:p>1656042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dreas /Kwizu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 /Piechocik/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508" calcext:value-type="float">
            <text:p>165605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Heyduc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Margareth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628" calcext:value-type="float">
            <text:p>165606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 /Kroikowicz/</text:p>
          </table:table-cell>
          <table:table-cell office:value-type="string" calcext:value-type="string">
            <text:p>Dorothea /Spiącz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730" calcext:value-type="float">
            <text:p>165607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Hask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Dorothea /Spiącz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60730" calcext:value-type="float">
            <text:p>165607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70121" calcext:value-type="float">
            <text:p>165701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Albertus agricola</text:p>
          </table:table-cell>
          <table:table-cell office:value-type="string" calcext:value-type="string">
            <text:p>Agne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70325" calcext:value-type="float">
            <text:p>165703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Diaszak/ de Paryż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70419" calcext:value-type="float">
            <text:p>165704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Gaspar /Galecki/</text:p>
          </table:table-cell>
          <table:table-cell office:value-type="string" calcext:value-type="string">
            <text:p>Hedvigis /Wolska/</text:p>
          </table:table-cell>
          <table:table-cell office:value-type="string" calcext:value-type="string">
            <text:p>Jacobus sartor de Śielec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89" calcext:value-type="float">
            <text:p>289</text:p>
          </table:table-cell>
          <table:table-cell office:value-type="float" office:value="16570519" calcext:value-type="float">
            <text:p>165705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hristophor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 parobek</text:p>
          </table:table-cell>
          <table:table-cell office:value-type="string" calcext:value-type="string">
            <text:p>Lucia /Skot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319" calcext:value-type="float">
            <text:p>165703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sephus cmeto</text:p>
          </table:table-cell>
          <table:table-cell office:value-type="string" calcext:value-type="string">
            <text:p>Marianna filia ovilionis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712" calcext:value-type="float">
            <text:p>165707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 /Kaczmar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715" calcext:value-type="float">
            <text:p>165707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Seyduk/</text:p>
          </table:table-cell>
          <table:table-cell office:value-type="string" calcext:value-type="string">
            <text:p>Cathari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715" calcext:value-type="float">
            <text:p>165707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Albertus</text:p>
          </table:table-cell>
          <table:table-cell office:value-type="string" calcext:value-type="string">
            <text:p>Andreas /Czerekwicki/</text:p>
          </table:table-cell>
          <table:table-cell office:value-type="string" calcext:value-type="string">
            <text:p>Catharina /Kotarska/</text:p>
          </table:table-cell>
          <table:table-cell office:value-type="string" calcext:value-type="string">
            <text:p>Joannes /Padniewski/</text:p>
          </table:table-cell>
          <table:table-cell office:value-type="string" calcext:value-type="string">
            <text:p>Anna /Trzynska/ de Czerekwicz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815" calcext:value-type="float">
            <text:p>165708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/Niecz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Regoski/ nobilis</text:p>
          </table:table-cell>
          <table:table-cell office:value-type="string" calcext:value-type="string">
            <text:p>Dorothea /Deas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906" calcext:value-type="float">
            <text:p>165709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ystophorus</text:p>
          </table:table-cell>
          <table:table-cell office:value-type="string" calcext:value-type="string">
            <text:p>Valentinus /Vałganowski/ famulus aulae illegitimate</text:p>
          </table:table-cell>
          <table:table-cell office:value-type="string" calcext:value-type="string">
            <text:p>Regina filia molendinatori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0906" calcext:value-type="float">
            <text:p>165709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ystophorus</text:p>
          </table:table-cell>
          <table:table-cell office:value-type="string" calcext:value-type="string">
            <text:p>Andreas 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Rastor/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1007" calcext:value-type="float">
            <text:p>165710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Lucas parobek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braxator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1007" calcext:value-type="float">
            <text:p>1657100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Rayski/ hortula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rector</text:p>
          </table:table-cell>
          <table:table-cell office:value-type="string" calcext:value-type="string">
            <text:p>Gertrudis młynark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1007" calcext:value-type="float">
            <text:p>1657100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oannes villicus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Michael /Diaszak/</text:p>
          </table:table-cell>
          <table:table-cell office:value-type="string" calcext:value-type="string">
            <text:p>Catharina /Curchnieska/ nobilis</text:p>
          </table:table-cell>
          <table:table-cell/>
          <table:table-cell office:value-type="string" calcext:value-type="string">
            <text:p>big long bit of polish where mother’s name should b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0" calcext:value-type="float">
            <text:p>290</text:p>
          </table:table-cell>
          <table:table-cell office:value-type="float" office:value="16571028" calcext:value-type="float">
            <text:p>165710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Kro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Diaszak/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71124" calcext:value-type="float">
            <text:p>165711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table:number-columns-repeated="2" office:value-type="string" calcext:value-type="string">
            <text:p>illegible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120" calcext:value-type="float">
            <text:p>165801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thias /Jakubek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Kanonik/ cmeto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121" calcext:value-type="float">
            <text:p>16580121</text:p>
          </table:table-cell>
          <table:table-cell office:value-type="string" calcext:value-type="string">
            <text:p>Tarn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artinu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ystophorus /Krawiecki/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202" calcext:value-type="float">
            <text:p>165802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/Maśtak/ fabe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Zołeski/ rector scholae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312" calcext:value-type="float">
            <text:p>1658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owalski/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406" calcext:value-type="float">
            <text:p>1658040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Krol/ cmet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ystophorus rector scholae sartor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408" calcext:value-type="float">
            <text:p>1658040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Chrystophorus sartor</text:p>
          </table:table-cell>
          <table:table-cell office:value-type="string" calcext:value-type="string">
            <text:p>Magdale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602" calcext:value-type="float">
            <text:p>165806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Brykiź/ hortulani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braxator</text:p>
          </table:table-cell>
          <table:table-cell office:value-type="string" calcext:value-type="string">
            <text:p>Sophi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2" calcext:value-type="float">
            <text:p>292</text:p>
          </table:table-cell>
          <table:table-cell office:value-type="float" office:value="16580630" calcext:value-type="float">
            <text:p>165806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Anna /Piechoc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704" calcext:value-type="float">
            <text:p>165807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hortulanus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Michael /Diaszak/</text:p>
          </table:table-cell>
          <table:table-cell office:value-type="string" calcext:value-type="string">
            <text:p>Anna /Rudne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728" calcext:value-type="float">
            <text:p>165807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dreas /Fesura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Piechocik/ de Międzylesie</text:p>
          </table:table-cell>
          <table:table-cell office:value-type="string" calcext:value-type="string">
            <text:p>Margaretha /Oleyne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04" calcext:value-type="float">
            <text:p>165808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Kroik/ sartor illegitimate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/Ranunski/ nobilis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04" calcext:value-type="float">
            <text:p>165808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tophorus sartor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05" calcext:value-type="float">
            <text:p>165808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ovilio de Podovice</text:p>
          </table:table-cell>
          <table:table-cell office:value-type="string" calcext:value-type="string">
            <text:p>Agne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05" calcext:value-type="float">
            <text:p>165808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Pavułak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05" calcext:value-type="float">
            <text:p>165808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Ceroknic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Cucharski/ nobilis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0818" calcext:value-type="float">
            <text:p>1658081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ichael /Pavaprin/ cmeto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athias /Toch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81129" calcext:value-type="float">
            <text:p>1658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encoslaus miles caesarianus illegitimate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regorius /Złomicz/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90201" calcext:value-type="float">
            <text:p>165902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damus cmet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/Kmoch/</text:p>
          </table:table-cell>
          <table:table-cell office:value-type="string" calcext:value-type="string">
            <text:p>Regina /Jancodnov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90209" calcext:value-type="float">
            <text:p>165902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pastor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ovilio de Dąbrowa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90213" calcext:value-type="float">
            <text:p>16590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Chrystophorus /Kroik/</text:p>
          </table:table-cell>
          <table:table-cell office:value-type="string" calcext:value-type="string">
            <text:p>Catharina /Carekv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4" calcext:value-type="float">
            <text:p>294</text:p>
          </table:table-cell>
          <table:table-cell office:value-type="float" office:value="16590309" calcext:value-type="float">
            <text:p>1659030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mus /Krawczyk/</text:p>
          </table:table-cell>
          <table:table-cell office:value-type="string" calcext:value-type="string">
            <text:p>Catharina /Chadalov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300" calcext:value-type="float">
            <text:p>165903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Valentinus ovilio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301" calcext:value-type="float">
            <text:p>165903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Krawczyk/</text:p>
          </table:table-cell>
          <table:table-cell office:value-type="string" calcext:value-type="string">
            <text:p>Anna /Rudnu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326" calcext:value-type="float">
            <text:p>16590326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ucas /Krzymonorz/</text:p>
          </table:table-cell>
          <table:table-cell office:value-type="string" calcext:value-type="string">
            <text:p>Anna</text:p>
          </table:table-cell>
          <table:table-cell table:style-name="ce2" office:value-type="string" calcext:value-type="string">
            <text:p>Joannes /Mataeski/</text:p>
          </table:table-cell>
          <table:table-cell office:value-type="string" calcext:value-type="string">
            <text:p>Elizabeth /Kucha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410" calcext:value-type="float">
            <text:p>165904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Kubae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 /Rudn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427" calcext:value-type="float">
            <text:p>1659042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animski/ nobilis</text:p>
          </table:table-cell>
          <table:table-cell office:value-type="string" calcext:value-type="string">
            <text:p>Anna /Kormo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801" calcext:value-type="float">
            <text:p>165908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achnus /Medzalawski/ nobilis</text:p>
          </table:table-cell>
          <table:table-cell office:value-type="string" calcext:value-type="string">
            <text:p>Dorothea /Barczykovska/</text:p>
          </table:table-cell>
          <table:table-cell office:value-type="string" calcext:value-type="string">
            <text:p>Joannes /Padniawski/ nobilis</text:p>
          </table:table-cell>
          <table:table-cell office:value-type="string" calcext:value-type="string">
            <text:p>Elizabeth /Tuhbowska/ nee /Padiev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801" calcext:value-type="float">
            <text:p>165908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damus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tophorus /Kroik/ rector scholae</text:p>
          </table:table-cell>
          <table:table-cell office:value-type="string" calcext:value-type="string">
            <text:p>Catharina /Ivanov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819" calcext:value-type="float">
            <text:p>1659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hrystophorus /Kroik/ rector scholae</text:p>
          </table:table-cell>
          <table:table-cell office:value-type="string" calcext:value-type="string">
            <text:p>Catharina /Ivanov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0914" calcext:value-type="float">
            <text:p>165909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Joannes /Warycha/ famulus de au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ystophorus tabernator</text:p>
          </table:table-cell>
          <table:table-cell office:value-type="string" calcext:value-type="string">
            <text:p>Dorothea /Modsad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1122" calcext:value-type="float">
            <text:p>165911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/Cialą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Badnuirz/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1216" calcext:value-type="float">
            <text:p>165912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Chrystina</text:p>
          </table:table-cell>
          <table:table-cell office:value-type="string" calcext:value-type="string">
            <text:p>Andreas /Maha/</text:p>
          </table:table-cell>
          <table:table-cell office:value-type="string" calcext:value-type="string">
            <text:p>Sophia /Vnylat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1216" calcext:value-type="float">
            <text:p>16591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hrystophor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Maha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6" calcext:value-type="float">
            <text:p>296</text:p>
          </table:table-cell>
          <table:table-cell office:value-type="float" office:value="16591216" calcext:value-type="float">
            <text:p>165912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hawnus illegitimate</text:p>
          </table:table-cell>
          <table:table-cell office:value-type="string" calcext:value-type="string">
            <text:p>Agnes /Kuszovna/</text:p>
          </table:table-cell>
          <table:table-cell office:value-type="string" calcext:value-type="string">
            <text:p>Georgius /Kovali/ pater matris</text:p>
          </table:table-cell>
          <table:table-cell office:value-type="string" calcext:value-type="string">
            <text:p>Jo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591215" calcext:value-type="float">
            <text:p>16591215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Laurentius /Faradyn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damus /Kumiak/</text:p>
          </table:table-cell>
          <table:table-cell office:value-type="string" calcext:value-type="string">
            <text:p>Dorothea /Par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100" calcext:value-type="float">
            <text:p>16600100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Mataeski/ nobilis</text:p>
          </table:table-cell>
          <table:table-cell office:value-type="string" calcext:value-type="string">
            <text:p>Magdalena /Leykmorana/</text:p>
          </table:table-cell>
          <table:table-cell office:value-type="string" calcext:value-type="string">
            <text:p>Adamus /Kroik/ sartor de Juncewo</text:p>
          </table:table-cell>
          <table:table-cell office:value-type="string" calcext:value-type="string">
            <text:p>Marianna /Cicha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100" calcext:value-type="float">
            <text:p>1660010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tanislaus /Ovesarz/</text:p>
          </table:table-cell>
          <table:table-cell office:value-type="string" calcext:value-type="string">
            <text:p>Dorothea /Kuszovna/</text:p>
          </table:table-cell>
          <table:table-cell office:value-type="string" calcext:value-type="string">
            <text:p>Adamus sartor de Juncewo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201" calcext:value-type="float">
            <text:p>1660020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Sabina</text:p>
          </table:table-cell>
          <table:table-cell office:value-type="string" calcext:value-type="string">
            <text:p>Mathias famulus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225" calcext:value-type="float">
            <text:p>166002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acobus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abriel ovilio</text:p>
          </table:table-cell>
          <table:table-cell office:value-type="string" calcext:value-type="string">
            <text:p>Joanna /Rudn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314" calcext:value-type="float">
            <text:p>1660031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 /Jakob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314" calcext:value-type="float">
            <text:p>1660031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Rojeski/</text:p>
          </table:table-cell>
          <table:table-cell office:value-type="string" calcext:value-type="string">
            <text:p>Jo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506" calcext:value-type="float">
            <text:p>1660050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Krawczyk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517" calcext:value-type="float">
            <text:p>166005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Złoyek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Lucia /Oleyn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518" calcext:value-type="float">
            <text:p>166005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damus /Kraiczyk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7" calcext:value-type="float">
            <text:p>297</text:p>
          </table:table-cell>
          <table:table-cell office:value-type="float" office:value="16600601" calcext:value-type="float">
            <text:p>166006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/Dambrowski/ illegitimate</text:p>
          </table:table-cell>
          <table:table-cell office:value-type="string" calcext:value-type="string">
            <text:p>Agnes /Juncewna/</text:p>
          </table:table-cell>
          <table:table-cell office:value-type="string" calcext:value-type="string">
            <text:p>Jacobus /Kubaski/</text:p>
          </table:table-cell>
          <table:table-cell office:value-type="string" calcext:value-type="string">
            <text:p>Marianna /Ovesarlov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0704" calcext:value-type="float">
            <text:p>166007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0711" calcext:value-type="float">
            <text:p>1660071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ualus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007" calcext:value-type="float">
            <text:p>166010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acobus hortula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abianus /Maiawski/</text:p>
          </table:table-cell>
          <table:table-cell office:value-type="string" calcext:value-type="string">
            <text:p>Sophi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014" calcext:value-type="float">
            <text:p>1660101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lbertus /Domagała/</text:p>
          </table:table-cell>
          <table:table-cell office:value-type="string" calcext:value-type="string">
            <text:p>Anna /Byantowna/</text:p>
          </table:table-cell>
          <table:table-cell office:value-type="string" calcext:value-type="string">
            <text:p>Albertus /Kaninski/</text:p>
          </table:table-cell>
          <table:table-cell office:value-type="string" calcext:value-type="string">
            <text:p>Regina /Posdnachown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107" calcext:value-type="float">
            <text:p>166011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rol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/Walah/ mendicus</text:p>
          </table:table-cell>
          <table:table-cell office:value-type="string" calcext:value-type="string">
            <text:p>Anna /Bart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130" calcext:value-type="float">
            <text:p>166011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Kraiczyk/</text:p>
          </table:table-cell>
          <table:table-cell office:value-type="string" calcext:value-type="string">
            <text:p>Anna /Rudnicka/</text:p>
          </table:table-cell>
          <table:table-cell/>
          <table:table-cell office:value-type="string" calcext:value-type="string">
            <text:p>date seems to be “ultima 9ber”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207" calcext:value-type="float">
            <text:p>166012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tophorus rector scholae</text:p>
          </table:table-cell>
          <table:table-cell office:value-type="string" calcext:value-type="string">
            <text:p>Anna /Rudnicka/</text:p>
          </table:table-cell>
          <table:table-cell/>
          <table:table-cell office:value-type="string" calcext:value-type="string">
            <text:p>twins? unclea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01207" calcext:value-type="float">
            <text:p>166012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NIcolaus /Pipa/</text:p>
          </table:table-cell>
          <table:table-cell office:value-type="string" calcext:value-type="string">
            <text:p>Łucia /Moyska/ de Piotrkowice</text:p>
          </table:table-cell>
          <table:table-cell/>
          <table:table-cell office:value-type="string" calcext:value-type="string">
            <text:p>twins? unclea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10320" calcext:value-type="float">
            <text:p>166103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Kraiczyk/</text:p>
          </table:table-cell>
          <table:table-cell office:value-type="string" calcext:value-type="string">
            <text:p>Regina /Garstowa/ de Włosky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8" calcext:value-type="float">
            <text:p>298</text:p>
          </table:table-cell>
          <table:table-cell office:value-type="float" office:value="16610508" calcext:value-type="float">
            <text:p>166105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annes /Ivanov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Mnich/ de Juncewo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0807" calcext:value-type="float">
            <text:p>166108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oannes /Powarski/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abianus /Maiawski/</text:p>
          </table:table-cell>
          <table:table-cell office:value-type="string" calcext:value-type="string">
            <text:p>Barbara /Rulas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010" calcext:value-type="float">
            <text:p>16611010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Lucas /Arzuonor/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Mataeski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023" calcext:value-type="float">
            <text:p>1661102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lbertus /Oleyni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mus /Piachota/</text:p>
          </table:table-cell>
          <table:table-cell office:value-type="string" calcext:value-type="string">
            <text:p>Regina /Kanoni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104" calcext:value-type="float">
            <text:p>16611104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Mataeski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ndreas /Kanimski/ nobilis</text:p>
          </table:table-cell>
          <table:table-cell office:value-type="string" calcext:value-type="string">
            <text:p>Catharina /Cuchar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226" calcext:value-type="float">
            <text:p>166112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Vałkanow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226" calcext:value-type="float">
            <text:p>166112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/Kubai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Barbara /Hoisat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11226" calcext:value-type="float">
            <text:p>16611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hortula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20101" calcext:value-type="float">
            <text:p>166201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Anna /Rud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20116" calcext:value-type="float">
            <text:p>166201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 /Uypi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PIachola/</text:p>
          </table:table-cell>
          <table:table-cell office:value-type="string" calcext:value-type="string">
            <text:p>Regina /Kanonicz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299" calcext:value-type="float">
            <text:p>299</text:p>
          </table:table-cell>
          <table:table-cell office:value-type="float" office:value="16620122" calcext:value-type="float">
            <text:p>1662012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lbertus /Krol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ferrifaber de Piotrkowice</text:p>
          </table:table-cell>
          <table:table-cell office:value-type="string" calcext:value-type="string">
            <text:p>Agnes goscina de Nadborow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301" calcext:value-type="float">
            <text:p>166203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ichael /Bunia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damus /Kraiczyk/</text:p>
          </table:table-cell>
          <table:table-cell office:value-type="string" calcext:value-type="string">
            <text:p>Joanna 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312" calcext:value-type="float">
            <text:p>1662031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rol/ cmeto de Paryż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320" calcext:value-type="float">
            <text:p>166203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ferri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Regina /Kano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518" calcext:value-type="float">
            <text:p>166205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braxa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Barbara /Haldzanow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605" calcext:value-type="float">
            <text:p>166206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Lucas /Dambrow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damus /Nonka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910" calcext:value-type="float">
            <text:p>16620910</text:p>
          </table:table-cell>
          <table:table-cell office:value-type="string" calcext:value-type="string">
            <text:p>Piotrkowice</text:p>
          </table:table-cell>
          <table:table-cell table:number-columns-repeated="2" office:value-type="string" calcext:value-type="string">
            <text:p>illegibl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awłek/</text:p>
          </table:table-cell>
          <table:table-cell office:value-type="string" calcext:value-type="string">
            <text:p>Marian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0914" calcext:value-type="float">
            <text:p>166209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Laurentius /Vasi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Hrapski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21026" calcext:value-type="float">
            <text:p>166210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Cioly/ cmet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Kroik/ sartor</text:p>
          </table:table-cell>
          <table:table-cell office:value-type="string" calcext:value-type="string">
            <text:p>Anna /Rud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30102" calcext:value-type="float">
            <text:p>16630102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Albertus /Pilaris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cmeto</text:p>
          </table:table-cell>
          <table:table-cell office:value-type="string" calcext:value-type="string">
            <text:p>Joanna 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0" calcext:value-type="float">
            <text:p>300</text:p>
          </table:table-cell>
          <table:table-cell office:value-type="float" office:value="16630128" calcext:value-type="float">
            <text:p>166301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dam /Piachovin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/Jakobow/ cmeto de Międzylesie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315" calcext:value-type="float">
            <text:p>166303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Maus/ famulus</text:p>
          </table:table-cell>
          <table:table-cell office:value-type="string" calcext:value-type="string">
            <text:p>Hedvigis cmetrix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504" calcext:value-type="float">
            <text:p>166305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Kanonik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Hadel/</text:p>
          </table:table-cell>
          <table:table-cell office:value-type="string" calcext:value-type="string">
            <text:p>Lucia /Oleyni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506" calcext:value-type="float">
            <text:p>1663050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Żgidus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Joanna 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516" calcext:value-type="float">
            <text:p>166305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molitor defunct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Ranowski/ cmeto de Międzylesie</text:p>
          </table:table-cell>
          <table:table-cell office:value-type="string" calcext:value-type="string">
            <text:p>Lucia /Oleyn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520" calcext:value-type="float">
            <text:p>166305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araga</text:p>
          </table:table-cell>
          <table:table-cell office:value-type="string" calcext:value-type="string">
            <text:p>Stanislaus /Gah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/Złotnicki/</text:p>
          </table:table-cell>
          <table:table-cell office:value-type="string" calcext:value-type="string">
            <text:p>Barbara /Złotnicka/ consors Adam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610" calcext:value-type="float">
            <text:p>166306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Bryli/ agricola</text:p>
          </table:table-cell>
          <table:table-cell office:value-type="string" calcext:value-type="string">
            <text:p>Sabina /Bubaczowna/</text:p>
          </table:table-cell>
          <table:table-cell office:value-type="string" calcext:value-type="string">
            <text:p>Thomas /Dobrawski/ de Śielec</text:p>
          </table:table-cell>
          <table:table-cell office:value-type="string" calcext:value-type="string">
            <text:p>Joanna 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610" calcext:value-type="float">
            <text:p>166306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Uartidapin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Anna paupe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626" calcext:value-type="float">
            <text:p>16630626</text:p>
          </table:table-cell>
          <table:table-cell office:value-type="string" calcext:value-type="string">
            <text:p>Śielec</text:p>
          </table:table-cell>
          <table:table-cell table:number-columns-repeated="2" office:value-type="string" calcext:value-type="string">
            <text:p>illegible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721" calcext:value-type="float">
            <text:p>166307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/Crol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Minostowski/</text:p>
          </table:table-cell>
          <table:table-cell office:value-type="string" calcext:value-type="string">
            <text:p>Agnes de Radziorowk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1" calcext:value-type="float">
            <text:p>301</text:p>
          </table:table-cell>
          <table:table-cell office:value-type="float" office:value="16630824" calcext:value-type="float">
            <text:p>166308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ctor scholae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0903" calcext:value-type="float">
            <text:p>166309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simirus agrico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ystophorus rector</text:p>
          </table:table-cell>
          <table:table-cell office:value-type="string" calcext:value-type="string">
            <text:p>/Rudnicka/ virgo nobilis</text:p>
          </table:table-cell>
          <table:table-cell/>
          <table:table-cell office:value-type="string" calcext:value-type="string">
            <text:p>crossed ou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0930" calcext:value-type="float">
            <text:p>166309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trus /Piocki/ cmet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ystophorus /Kroik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007" calcext:value-type="float">
            <text:p>166310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/Konata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tophorus rector</text:p>
          </table:table-cell>
          <table:table-cell office:value-type="string" calcext:value-type="string">
            <text:p>Regina /Konę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014" calcext:value-type="float">
            <text:p>1663101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hias pas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Kroik/ sartor</text:p>
          </table:table-cell>
          <table:table-cell office:value-type="string" calcext:value-type="string">
            <text:p>Margaretha virgo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102" calcext:value-type="float">
            <text:p>166311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dreas /Topol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Dorothea /Par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103" calcext:value-type="float">
            <text:p>16631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imon hortulan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Piachota/</text:p>
          </table:table-cell>
          <table:table-cell office:value-type="string" calcext:value-type="string">
            <text:p>Regina paupe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103" calcext:value-type="float">
            <text:p>166311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 /Kroik/ sar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Jak/ cmeto de Międzylesie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110" calcext:value-type="float">
            <text:p>166311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aurentius /Wasi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Agnes /Dambr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3" calcext:value-type="float">
            <text:p>303</text:p>
          </table:table-cell>
          <table:table-cell office:value-type="float" office:value="16631202" calcext:value-type="float">
            <text:p>16631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Nicolaus /Pynia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Złotnicki/</text:p>
          </table:table-cell>
          <table:table-cell office:value-type="string" calcext:value-type="string">
            <text:p>Lucia /Mo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31212" calcext:value-type="float">
            <text:p>166312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Valentinus /Valkanov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Georgius pauper</text:p>
          </table:table-cell>
          <table:table-cell office:value-type="string" calcext:value-type="string">
            <text:p>Sophia /Ros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31212" calcext:value-type="float">
            <text:p>16631212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Dorothea</text:p>
          </table:table-cell>
          <table:table-cell table:style-name="ce2" office:value-type="string" calcext:value-type="string">
            <text:p>Joannes /Pawełek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31216" calcext:value-type="float">
            <text:p>166312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tanislaus brax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Moyski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40120" calcext:value-type="float">
            <text:p>166401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mendicans</text:p>
          </table:table-cell>
          <table:table-cell office:value-type="string" calcext:value-type="string">
            <text:p>/Rudn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40309" calcext:value-type="float">
            <text:p>1664030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annes /Mataeski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Gabinus /Złotnicki/</text:p>
          </table:table-cell>
          <table:table-cell office:value-type="string" calcext:value-type="string">
            <text:p>Barbara /Złot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40309" calcext:value-type="float">
            <text:p>1664030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ystophorus /Kroik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4" calcext:value-type="float">
            <text:p>304</text:p>
          </table:table-cell>
          <table:table-cell office:value-type="float" office:value="16640309" calcext:value-type="float">
            <text:p>166403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osephus /Garbal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306" calcext:value-type="float">
            <text:p>166403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taberna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hias braxator</text:p>
          </table:table-cell>
          <table:table-cell office:value-type="string" calcext:value-type="string">
            <text:p>Regina /Kanoniczka/ cmeton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306" calcext:value-type="float">
            <text:p>1664030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Iwanow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Złotnicki/</text:p>
          </table:table-cell>
          <table:table-cell office:value-type="string" calcext:value-type="string">
            <text:p>Catharina /Tareka/ alias /Łochy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320" calcext:value-type="float">
            <text:p>166403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Praczvichi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/Jakubek/ cmeto de Międzylesie</text:p>
          </table:table-cell>
          <table:table-cell office:value-type="string" calcext:value-type="string">
            <text:p>Regina /Kanoniczka/ cmetoniss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323" calcext:value-type="float">
            <text:p>1664032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Jęch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Regina /Hadel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509" calcext:value-type="float">
            <text:p>166405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Paulus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/Rudn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509" calcext:value-type="float">
            <text:p>166405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cas /Dombrowski/ taberna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mon pauper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510" calcext:value-type="float">
            <text:p>166405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damus /Panek/ cmeto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/Rud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6" calcext:value-type="float">
            <text:p>306</text:p>
          </table:table-cell>
          <table:table-cell office:value-type="float" office:value="16640510" calcext:value-type="float">
            <text:p>166405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tanislaus /Kroy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pauper</text:p>
          </table:table-cell>
          <table:table-cell office:value-type="string" calcext:value-type="string">
            <text:p>Regina /Li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508" calcext:value-type="float">
            <text:p>166405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Joannes /Hayduk/ cmet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Ransnik/ cmeto</text:p>
          </table:table-cell>
          <table:table-cell office:value-type="string" calcext:value-type="string">
            <text:p>Catharina ancill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622" calcext:value-type="float">
            <text:p>166406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Topo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pauper</text:p>
          </table:table-cell>
          <table:table-cell office:value-type="string" calcext:value-type="string">
            <text:p>Anna /Golesa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630" calcext:value-type="float">
            <text:p>166406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imon /Jakubek/ cmeto de Międzylesie</text:p>
          </table:table-cell>
          <table:table-cell office:value-type="string" calcext:value-type="string">
            <text:p>Anna uxor ovilionis de Turz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630" calcext:value-type="float">
            <text:p>166406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Umglabki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mus ovilio</text:p>
          </table:table-cell>
          <table:table-cell office:value-type="string" calcext:value-type="string">
            <text:p>Sophia vidu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727" calcext:value-type="float">
            <text:p>166407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awałak/</text:p>
          </table:table-cell>
          <table:table-cell office:value-type="string" calcext:value-type="string">
            <text:p>Catharina /Michał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727" calcext:value-type="float">
            <text:p>166407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i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 /Piotrowski/</text:p>
          </table:table-cell>
          <table:table-cell office:value-type="string" calcext:value-type="string">
            <text:p>Reg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901" calcext:value-type="float">
            <text:p>166409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Uypych/ cmet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Catharina /Piachoa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914" calcext:value-type="float">
            <text:p>166409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Mathias tabern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Reg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7" calcext:value-type="float">
            <text:p>307</text:p>
          </table:table-cell>
          <table:table-cell office:value-type="float" office:value="16640921" calcext:value-type="float">
            <text:p>166409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imon /Jakubek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k/</text:p>
          </table:table-cell>
          <table:table-cell office:value-type="string" calcext:value-type="string">
            <text:p>Dorothea młynark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011" calcext:value-type="float">
            <text:p>166410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pauper</text:p>
          </table:table-cell>
          <table:table-cell office:value-type="string" calcext:value-type="string">
            <text:p>Alis /Rudnicki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028" calcext:value-type="float">
            <text:p>1664102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Sophia /Panat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123" calcext:value-type="float">
            <text:p>166411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tinus ferri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Posdniak/</text:p>
          </table:table-cell>
          <table:table-cell office:value-type="string" calcext:value-type="string">
            <text:p>Sophia /Panat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212" calcext:value-type="float">
            <text:p>166412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Thomas /Thomasz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cmeto</text:p>
          </table:table-cell>
          <table:table-cell office:value-type="string" calcext:value-type="string">
            <text:p>Joanna /Rudn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41221" calcext:value-type="float">
            <text:p>166412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 /Fisura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Lucia /Oleyniczka/ de Międzyles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50202" calcext:value-type="float">
            <text:p>1665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/Lapn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oik/ sartor</text:p>
          </table:table-cell>
          <table:table-cell office:value-type="string" calcext:value-type="string">
            <text:p>Margaretha /Diash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50202" calcext:value-type="float">
            <text:p>166502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/Jakubek/ cmeto de Międzylesie</text:p>
          </table:table-cell>
          <table:table-cell office:value-type="string" calcext:value-type="string">
            <text:p>Lucia /Olapa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09" calcext:value-type="float">
            <text:p>309</text:p>
          </table:table-cell>
          <table:table-cell office:value-type="float" office:value="16650312" calcext:value-type="float">
            <text:p>1665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cmet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Agnes /Bart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0406" calcext:value-type="float">
            <text:p>166504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pauper de Juncewo</text:p>
          </table:table-cell>
          <table:table-cell office:value-type="string" calcext:value-type="string">
            <text:p>Catharina /Usma/ de Damasławek</text:p>
          </table:table-cell>
          <table:table-cell/>
          <table:table-cell office:value-type="string" calcext:value-type="string">
            <text:p>it looks to me like the pastor died about here; there are a few scattered entries following that do not contain sufficient information to record a baptism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0407" calcext:value-type="float">
            <text:p>16650407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hristophorus /Kroik/</text:p>
          </table:table-cell>
          <table:table-cell office:value-type="string" calcext:value-type="string">
            <text:p>Sophia /Panat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0809" calcext:value-type="float">
            <text:p>166508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Casimir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ekemosynarius</text:p>
          </table:table-cell>
          <table:table-cell office:value-type="string" calcext:value-type="string">
            <text:p>Dorothe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0824" calcext:value-type="float">
            <text:p>166508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damus /Owor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etrus /Łonzynski/</text:p>
          </table:table-cell>
          <table:table-cell office:value-type="string" calcext:value-type="string">
            <text:p>Anna /Radn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51216" calcext:value-type="float">
            <text:p>166512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tanislaus /Porh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60108" calcext:value-type="float">
            <text:p>16660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pauper de Juncewo</text:p>
          </table:table-cell>
          <table:table-cell office:value-type="string" calcext:value-type="string">
            <text:p>Agnes de Dąbrowa uxor Bartholome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0" calcext:value-type="float">
            <text:p>310</text:p>
          </table:table-cell>
          <table:table-cell office:value-type="float" office:value="16660110" calcext:value-type="float">
            <text:p>166601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Kaczmarz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Susanna /Dja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126" calcext:value-type="float">
            <text:p>166601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/Topo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awiec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127" calcext:value-type="float">
            <text:p>166601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Ratay/</text:p>
          </table:table-cell>
          <table:table-cell office:value-type="string" calcext:value-type="string">
            <text:p>Sabina</text:p>
          </table:table-cell>
          <table:table-cell office:value-type="string" calcext:value-type="string">
            <text:p>Adamus /Krawicki/ de Juncewo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228" calcext:value-type="float">
            <text:p>166602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/Kubisz/ hortula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awiec/ de Juncewo</text:p>
          </table:table-cell>
          <table:table-cell office:value-type="string" calcext:value-type="string">
            <text:p>Cathar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228" calcext:value-type="float">
            <text:p>166602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thias /Powiatek/ de Nadborowo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319" calcext:value-type="float">
            <text:p>166603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Ciepł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Krawiec/ de Juncewo</text:p>
          </table:table-cell>
          <table:table-cell office:value-type="string" calcext:value-type="string">
            <text:p>Catharina fam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321" calcext:value-type="float">
            <text:p>166603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ovilio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328" calcext:value-type="float">
            <text:p>166603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i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Regina /Kowal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418" calcext:value-type="float">
            <text:p>166604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Thoma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Dąbrowski/ famulus</text:p>
          </table:table-cell>
          <table:table-cell office:value-type="string" calcext:value-type="string">
            <text:p>Sophi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419" calcext:value-type="float">
            <text:p>166604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Joanow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Marianna /Bierna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502" calcext:value-type="float">
            <text:p>166605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/Gawronski/</text:p>
          </table:table-cell>
          <table:table-cell office:value-type="string" calcext:value-type="string">
            <text:p>Ev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509" calcext:value-type="float">
            <text:p>166605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Waczyc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braxator de Śielec</text:p>
          </table:table-cell>
          <table:table-cell office:value-type="string" calcext:value-type="string">
            <text:p>Hedvigis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530" calcext:value-type="float">
            <text:p>166605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2" calcext:value-type="float">
            <text:p>312</text:p>
          </table:table-cell>
          <table:table-cell office:value-type="float" office:value="16660613" calcext:value-type="float">
            <text:p>166606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Stanislaus /Wasko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Anna vetu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704" calcext:value-type="float">
            <text:p>166607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Kował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mus sartor de Juncewo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817" calcext:value-type="float">
            <text:p>1666081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Nopia/ de Juncewo</text:p>
          </table:table-cell>
          <table:table-cell office:value-type="string" calcext:value-type="string">
            <text:p>Marianna /Bierna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820" calcext:value-type="float">
            <text:p>166608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thias /Bona/ cmeto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de Śielec</text:p>
          </table:table-cell>
          <table:table-cell office:value-type="string" calcext:value-type="string">
            <text:p>Regina /Nopi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829" calcext:value-type="float">
            <text:p>166608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thias komornik</text:p>
          </table:table-cell>
          <table:table-cell office:value-type="string" calcext:value-type="string">
            <text:p>omitted</text:p>
          </table:table-cell>
          <table:table-cell/>
          <table:table-cell office:value-type="string" calcext:value-type="string">
            <text:p>/Piah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914" calcext:value-type="float">
            <text:p>166609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Marianna /Biernacka/ virgo nobilis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0926" calcext:value-type="float">
            <text:p>1666092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Nicolaus /Piyn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003" calcext:value-type="float">
            <text:p>166610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017" calcext:value-type="float">
            <text:p>166610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Heydu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Marianna /Biernac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108" calcext:value-type="float">
            <text:p>166611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polonia famula</text:p>
          </table:table-cell>
          <table:table-cell office:value-type="string" calcext:value-type="string">
            <text:p>Stanislaus de Juncewo</text:p>
          </table:table-cell>
          <table:table-cell office:value-type="string" calcext:value-type="string">
            <text:p>Hedvigis de Piotrkowice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108" calcext:value-type="float">
            <text:p>166611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polonia famula</text:p>
          </table:table-cell>
          <table:table-cell office:value-type="string" calcext:value-type="string">
            <text:p>Stanislaus de Juncewo</text:p>
          </table:table-cell>
          <table:table-cell office:value-type="string" calcext:value-type="string">
            <text:p>Hedvigis de Piotrkowice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61129" calcext:value-type="float">
            <text:p>166611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Josephus /Snobał/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Catharina /Bienacka/ hospit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70213" calcext:value-type="float">
            <text:p>166702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 /Kowal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3" calcext:value-type="float">
            <text:p>313</text:p>
          </table:table-cell>
          <table:table-cell office:value-type="float" office:value="16670220" calcext:value-type="float">
            <text:p>166702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rector scholae</text:p>
          </table:table-cell>
          <table:table-cell office:value-type="string" calcext:value-type="string">
            <text:p>Marianna /Bierna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225" calcext:value-type="float">
            <text:p>166702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ophila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</text:p>
          </table:table-cell>
          <table:table-cell office:value-type="string" calcext:value-type="string">
            <text:p>uxor Simonis vetuli paupe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312" calcext:value-type="float">
            <text:p>1667031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ovilio</text:p>
          </table:table-cell>
          <table:table-cell office:value-type="string" calcext:value-type="string">
            <text:p>Sophia /Piech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412" calcext:value-type="float">
            <text:p>166704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Koziet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de Piotrkowice</text:p>
          </table:table-cell>
          <table:table-cell office:value-type="string" calcext:value-type="string">
            <text:p>Marianna /Biernac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417" calcext:value-type="float">
            <text:p>166704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berius Joannes</text:p>
          </table:table-cell>
          <table:table-cell office:value-type="string" calcext:value-type="string">
            <text:p>Adamus /Żlotnicki/</text:p>
          </table:table-cell>
          <table:table-cell office:value-type="string" calcext:value-type="string">
            <text:p>Barbara /Nierowska/</text:p>
          </table:table-cell>
          <table:table-cell office:value-type="string" calcext:value-type="string">
            <text:p>Albertus /Cuchnoski/ de Starężyn</text:p>
          </table:table-cell>
          <table:table-cell office:value-type="string" calcext:value-type="string">
            <text:p>Marianna /Borygano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417" calcext:value-type="float">
            <text:p>1667041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omitted młynarz</text:p>
          </table:table-cell>
          <table:table-cell office:value-type="string" calcext:value-type="string">
            <text:p>omitted</text:p>
          </table:table-cell>
          <table:table-cell/>
          <table:table-cell office:value-type="string" calcext:value-type="string">
            <text:p>Marianna /Biernacka/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425" calcext:value-type="float">
            <text:p>166704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ovilio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 /Krawc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510" calcext:value-type="float">
            <text:p>166705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auriga curiae</text:p>
          </table:table-cell>
          <table:table-cell office:value-type="string" calcext:value-type="string">
            <text:p>/Biernac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821" calcext:value-type="float">
            <text:p>166708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ekemosynarius</text:p>
          </table:table-cell>
          <table:table-cell office:value-type="string" calcext:value-type="string">
            <text:p>Agnes tabernatrix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828" calcext:value-type="float">
            <text:p>166708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Marianna /Biernac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0914" calcext:value-type="float">
            <text:p>166709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tanislaus cmet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Sophi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5" calcext:value-type="float">
            <text:p>315</text:p>
          </table:table-cell>
          <table:table-cell office:value-type="float" office:value="16671016" calcext:value-type="float">
            <text:p>166710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Valentinus /Valkanov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hristophorus rector</text:p>
          </table:table-cell>
          <table:table-cell office:value-type="string" calcext:value-type="string">
            <text:p>Marianna /Biernacka/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71113" calcext:value-type="float">
            <text:p>166711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de Juncewo</text:p>
          </table:table-cell>
          <table:table-cell office:value-type="string" calcext:value-type="string">
            <text:p>Margareth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71204" calcext:value-type="float">
            <text:p>166712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Pi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Hedvigis ekemosynaria de Koziels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320" calcext:value-type="float">
            <text:p>166803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Joachim</text:p>
          </table:table-cell>
          <table:table-cell office:value-type="string" calcext:value-type="string">
            <text:p>Adamus /Żlotnic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Karwowski/ de Nadborowko</text:p>
          </table:table-cell>
          <table:table-cell office:value-type="string" calcext:value-type="string">
            <text:p>Elizabeth /Żberkowska/ de Nadborow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410" calcext:value-type="float">
            <text:p>1668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Dwor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Wałganowski/ de Damasławek</text:p>
          </table:table-cell>
          <table:table-cell office:value-type="string" calcext:value-type="string">
            <text:p>Reg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415" calcext:value-type="float">
            <text:p>166804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Jarac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ekemosynarius de Juncewo</text:p>
          </table:table-cell>
          <table:table-cell office:value-type="string" calcext:value-type="string">
            <text:p>Lucia /Jechowa/ nata /Oley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425" calcext:value-type="float">
            <text:p>166804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famulus de au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ekemosynarius de Juncewo</text:p>
          </table:table-cell>
          <table:table-cell office:value-type="string" calcext:value-type="string">
            <text:p>Regina /Dzasikown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626" calcext:value-type="float">
            <text:p>16680626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ekemosynarius de Juncewo</text:p>
          </table:table-cell>
          <table:table-cell office:value-type="string" calcext:value-type="string">
            <text:p>Anna ancilla ex au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805" calcext:value-type="float">
            <text:p>166808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 /Wasko/ cmeth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ekemosynarius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6" calcext:value-type="float">
            <text:p>316</text:p>
          </table:table-cell>
          <table:table-cell office:value-type="float" office:value="16680818" calcext:value-type="float">
            <text:p>166808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Adamus /Kroiek/ semicolo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rzybysz/ inquilinus de Juncewo</text:p>
          </table:table-cell>
          <table:table-cell office:value-type="string" calcext:value-type="string">
            <text:p>Catharina /Dwo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0909" calcext:value-type="float">
            <text:p>166809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Topolski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Christophorus rector de Juncewo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0909" calcext:value-type="float">
            <text:p>166809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sartor de Juncewo</text:p>
          </table:table-cell>
          <table:table-cell office:value-type="string" calcext:value-type="string">
            <text:p>/Iwanow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0909" calcext:value-type="float">
            <text:p>166809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Gregori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 de Międzylesie</text:p>
          </table:table-cell>
          <table:table-cell office:value-type="string" calcext:value-type="string">
            <text:p>Anna /Garbal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0918" calcext:value-type="float">
            <text:p>166809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 /Żagrod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osnik/ de Wagrowiec</text:p>
          </table:table-cell>
          <table:table-cell office:value-type="string" calcext:value-type="string">
            <text:p>Marianna /Szymanowa/ alias /Duad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014" calcext:value-type="float">
            <text:p>1668101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cmeth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</text:p>
          </table:table-cell>
          <table:table-cell office:value-type="string" calcext:value-type="string">
            <text:p>Agnes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017" calcext:value-type="float">
            <text:p>166810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rtinus ferri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sartor de Śielec</text:p>
          </table:table-cell>
          <table:table-cell office:value-type="string" calcext:value-type="string">
            <text:p>/Iwanowa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028" calcext:value-type="float">
            <text:p>166810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ek/ sartor de Juncewo</text:p>
          </table:table-cell>
          <table:table-cell office:value-type="string" calcext:value-type="string">
            <text:p>Anna /Owcz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028" calcext:value-type="float">
            <text:p>166810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uca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Sadelczyk/</text:p>
          </table:table-cell>
          <table:table-cell table:style-name="ce2" office:value-type="string" calcext:value-type="string">
            <text:p>Regina /Kanonniczka/ de Międzylesi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112" calcext:value-type="float">
            <text:p>166811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dreas /Gracz/</text:p>
          </table:table-cell>
          <table:table-cell office:value-type="string" calcext:value-type="string">
            <text:p>Regi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81227" calcext:value-type="float">
            <text:p>166812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ovilio </text:p>
          </table:table-cell>
          <table:table-cell office:value-type="string" calcext:value-type="string">
            <text:p>Catharin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18" calcext:value-type="float">
            <text:p>318</text:p>
          </table:table-cell>
          <table:table-cell office:value-type="float" office:value="16690108" calcext:value-type="float">
            <text:p>166901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Stanislaus /Malę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Orzelski/</text:p>
          </table:table-cell>
          <table:table-cell office:value-type="string" calcext:value-type="string">
            <text:p>/Łoczynska/ de Śielec</text:p>
          </table:table-cell>
          <table:table-cell/>
          <table:table-cell office:value-type="string" calcext:value-type="string">
            <text:p>in domo privata ob debilitatum infantis supranoaty(?)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120" calcext:value-type="float">
            <text:p>166901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Lucas /Hajdu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imon de Juncewo</text:p>
          </table:table-cell>
          <table:table-cell office:value-type="string" calcext:value-type="string">
            <text:p>Marianna /Włod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04" calcext:value-type="float">
            <text:p>166902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damus /Kwidziarz/ cmeto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ebastianus de Międzylesie</text:p>
          </table:table-cell>
          <table:table-cell office:value-type="string" calcext:value-type="string">
            <text:p>Marianna /Cypys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10" calcext:value-type="float">
            <text:p>16690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ek/ sartor de Juncewo</text:p>
          </table:table-cell>
          <table:table-cell office:value-type="string" calcext:value-type="string">
            <text:p>Dorothe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17" calcext:value-type="float">
            <text:p>1669021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famulus in aula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Simon de Juncewo</text:p>
          </table:table-cell>
          <table:table-cell office:value-type="string" calcext:value-type="string">
            <text:p>Ev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24" calcext:value-type="float">
            <text:p>1669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Warzęds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Naczisławski/ de Juncewo</text:p>
          </table:table-cell>
          <table:table-cell office:value-type="string" calcext:value-type="string">
            <text:p>Anna /Łochyn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24" calcext:value-type="float">
            <text:p>1669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Du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sartor de Śielec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402" calcext:value-type="float">
            <text:p>166904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Simon dziad de Juncewo</text:p>
          </table:table-cell>
          <table:table-cell office:value-type="string" calcext:value-type="string">
            <text:p>Regina uxor sartoris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402" calcext:value-type="float">
            <text:p>16690402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Valentinu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ucas /Zagrodnik/ de Starężyn</text:p>
          </table:table-cell>
          <table:table-cell office:value-type="string" calcext:value-type="string">
            <text:p>Margaretha vet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609" calcext:value-type="float">
            <text:p>1669060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ibura</text:p>
          </table:table-cell>
          <table:table-cell office:value-type="string" calcext:value-type="string">
            <text:p>Sophi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616" calcext:value-type="float">
            <text:p>166906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Andreas /Owczarz/</text:p>
          </table:table-cell>
          <table:table-cell office:value-type="string" calcext:value-type="string">
            <text:p>Elizabeth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616" calcext:value-type="float">
            <text:p>166906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Garbal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ianus ovilio</text:p>
          </table:table-cell>
          <table:table-cell office:value-type="string" calcext:value-type="string">
            <text:p>Reina /Jakubkowa/ de Międzylesie</text:p>
          </table:table-cell>
          <table:table-cell table:number-columns-repeated="4"/>
        </table:table-row>
        <table:table-row table:style-name="ro1">
          <table:table-cell office:value-type="float" office:value="2125673" calcext:value-type="float">
            <text:p>2125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707" calcext:value-type="float">
            <text:p>166907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Michael /Wypych/</text:p>
          </table:table-cell>
          <table:table-cell office:value-type="string" calcext:value-type="string">
            <text:p>Reina virgo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721" calcext:value-type="float">
            <text:p>166907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sartor</text:p>
          </table:table-cell>
          <table:table-cell office:value-type="string" calcext:value-type="string">
            <text:p>Marianna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04" calcext:value-type="float">
            <text:p>166908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Heidu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Reina /Jaku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10" calcext:value-type="float">
            <text:p>166908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11" calcext:value-type="float">
            <text:p>166908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r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Reina /Adamowa/ alias /Krawce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11" calcext:value-type="float">
            <text:p>166908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Stanislaus /Gork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Catharina /Włod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25" calcext:value-type="float">
            <text:p>1669082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Albertus /Kadziel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Hedvigis /Mazu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908" calcext:value-type="float">
            <text:p>166909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Gregorius /Kaczma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Dąbrowski/</text:p>
          </table:table-cell>
          <table:table-cell office:value-type="string" calcext:value-type="string">
            <text:p>Catharina /Ma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1013" calcext:value-type="float">
            <text:p>166910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simirus /Rata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Marianna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1016" calcext:value-type="float">
            <text:p>1669101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/Kaczmarz/ alias /Kozieł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damus /Kroiczyk/</text:p>
          </table:table-cell>
          <table:table-cell office:value-type="string" calcext:value-type="string">
            <text:p>Regina /Nadz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1201" calcext:value-type="float">
            <text:p>16691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us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Sophia /Pob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1201" calcext:value-type="float">
            <text:p>16691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Kowal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Izkoroski/</text:p>
          </table:table-cell>
          <table:table-cell office:value-type="string" calcext:value-type="string">
            <text:p>Catharina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700113" calcext:value-type="float">
            <text:p>1670011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Dias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Izkoroski/</text:p>
          </table:table-cell>
          <table:table-cell office:value-type="string" calcext:value-type="string">
            <text:p>Re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700202" calcext:value-type="float">
            <text:p>167002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Luca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Reina /Kanowi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212" calcext:value-type="float">
            <text:p>1670021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thias /J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Reina uxor sartoris Adam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216" calcext:value-type="float">
            <text:p>167002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auriga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Orzelski/ nobilis</text:p>
          </table:table-cell>
          <table:table-cell office:value-type="string" calcext:value-type="string">
            <text:p>Anna /Łochy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216" calcext:value-type="float">
            <text:p>167002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Duda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Adamus /Kroiczyek/</text:p>
          </table:table-cell>
          <table:table-cell office:value-type="string" calcext:value-type="string">
            <text:p>Anna /Bart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216" calcext:value-type="float">
            <text:p>167002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etrus /Pozdziec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Kroiczyk/</text:p>
          </table:table-cell>
          <table:table-cell office:value-type="string" calcext:value-type="string">
            <text:p>Anna /Łochy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301" calcext:value-type="float">
            <text:p>167003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/Przybys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Reina /Nos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309" calcext:value-type="float">
            <text:p>167003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Jęch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Dorothea /Molaska/ alias /Woz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320" calcext:value-type="float">
            <text:p>16700320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Hedvigis /Mazu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410" calcext:value-type="float">
            <text:p>1670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Przybys/</text:p>
          </table:table-cell>
          <table:table-cell office:value-type="string" calcext:value-type="string">
            <text:p>Reina /Noscz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526" calcext:value-type="float">
            <text:p>167005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/Ciepł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Woiciech /Kozielski/</text:p>
          </table:table-cell>
          <table:table-cell office:value-type="string" calcext:value-type="string">
            <text:p>Reina /Krawce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421" calcext:value-type="float">
            <text:p>167004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Sophia /Pob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600" calcext:value-type="float">
            <text:p>167006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Anna /Chełmowska/ nobilis maritat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701" calcext:value-type="float">
            <text:p>167007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Jucia coctrix ex aula de S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810" calcext:value-type="float">
            <text:p>167008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Reina virgo ex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810" calcext:value-type="float">
            <text:p>167008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Poborski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831" calcext:value-type="float">
            <text:p>1670083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Paulus /Dobosek/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Dobosek/ frater eius</text:p>
          </table:table-cell>
          <table:table-cell office:value-type="string" calcext:value-type="string">
            <text:p>Reina /Dobosowna/</text:p>
          </table:table-cell>
          <table:table-cell/>
          <table:table-cell office:value-type="string" calcext:value-type="string">
            <text:p>father's surname based on note that godfather is his broth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907" calcext:value-type="float">
            <text:p>1670090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/Mielcarz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1007" calcext:value-type="float">
            <text:p>167010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Thomas /Kabre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/Gwidczyk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1010" calcext:value-type="float">
            <text:p>167010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Noska/</text:p>
          </table:table-cell>
          <table:table-cell office:value-type="string" calcext:value-type="string">
            <text:p>Euphemia /Ured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1028" calcext:value-type="float">
            <text:p>167010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 Stanislaus</text:p>
          </table:table-cell>
          <table:table-cell office:value-type="string" calcext:value-type="string">
            <text:p>Georgius /Złotnic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ładislaus /Orzelski/</text:p>
          </table:table-cell>
          <table:table-cell office:value-type="string" calcext:value-type="string">
            <text:p>Catharina /Do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01116" calcext:value-type="float">
            <text:p>167011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cmet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Owczarz/</text:p>
          </table:table-cell>
          <table:table-cell office:value-type="string" calcext:value-type="string">
            <text:p>Re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01119" calcext:value-type="float">
            <text:p>167011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acobus sartor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01121" calcext:value-type="float">
            <text:p>167011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Laurentius /Kusz/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sephus /Owczarz/</text:p>
          </table:table-cell>
          <table:table-cell office:value-type="string" calcext:value-type="string">
            <text:p>Reina /Dobos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01207" calcext:value-type="float">
            <text:p>167012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Wypy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Anna /Garbał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104" calcext:value-type="float">
            <text:p>167101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Albertus /Fiedor/</text:p>
          </table:table-cell>
          <table:table-cell office:value-type="string" calcext:value-type="string">
            <text:p>Reina /Owczar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116" calcext:value-type="float">
            <text:p>167101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Banik/</text:p>
          </table:table-cell>
          <table:table-cell office:value-type="string" calcext:value-type="string">
            <text:p>Luci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208" calcext:value-type="float">
            <text:p>167102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sephus /Owczarz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/Owczarz/</text:p>
          </table:table-cell>
          <table:table-cell office:value-type="string" calcext:value-type="string">
            <text:p>Margaretha /Mnich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224" calcext:value-type="float">
            <text:p>167102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/Kozeł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Reina /Krawce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228" calcext:value-type="float">
            <text:p>167102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Pr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Dorothea /Mola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330" calcext:value-type="float">
            <text:p>167103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Albertus /Rata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atharina /Młyna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412" calcext:value-type="float">
            <text:p>167104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Rata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Sophia /Grzech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426" calcext:value-type="float">
            <text:p>1671042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Bzdy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Mnich/ 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426" calcext:value-type="float">
            <text:p>167104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Kranlec/</text:p>
          </table:table-cell>
          <table:table-cell office:value-type="string" calcext:value-type="string">
            <text:p>Luci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508" calcext:value-type="float">
            <text:p>167105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hristina /Wiere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01" calcext:value-type="float">
            <text:p>167106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Zagrodnik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atharina /Iwan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14" calcext:value-type="float">
            <text:p>167106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Miekarz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Elizabeth /Sta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24" calcext:value-type="float">
            <text:p>167106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damus /Kandzioura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Anastasia virg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24" calcext:value-type="float">
            <text:p>167106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damus /Kandzioura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Hedvigis 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30" calcext:value-type="float">
            <text:p>167106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Zabowski/ 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712" calcext:value-type="float">
            <text:p>167107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sartor</text:p>
          </table:table-cell>
          <table:table-cell office:value-type="string" calcext:value-type="string">
            <text:p>Susanna /Wi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722" calcext:value-type="float">
            <text:p>167107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asimirus /Winysek/</text:p>
          </table:table-cell>
          <table:table-cell office:value-type="string" calcext:value-type="string">
            <text:p>Hedvigis /Hadu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726" calcext:value-type="float">
            <text:p>167107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Laurentius auriga</text:p>
          </table:table-cell>
          <table:table-cell office:value-type="string" calcext:value-type="string">
            <text:p>Catharina /Młynar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09" calcext:value-type="float">
            <text:p>167108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sartor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asimirus /Dobosczyk/</text:p>
          </table:table-cell>
          <table:table-cell office:value-type="string" calcext:value-type="string">
            <text:p>Reina /Dobos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09" calcext:value-type="float">
            <text:p>167108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Susanna /Ję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10" calcext:value-type="float">
            <text:p>167108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Margaretha /Człon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22" calcext:value-type="float">
            <text:p>167108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thias /Rata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atharina /Michał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22" calcext:value-type="float">
            <text:p>167108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Rata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atharina /Michał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24" calcext:value-type="float">
            <text:p>167108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Nicolaus 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906" calcext:value-type="float">
            <text:p>167109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Glosanny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sephus ovilio </text:p>
          </table:table-cell>
          <table:table-cell office:value-type="string" calcext:value-type="string">
            <text:p>Reina /Owczu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906" calcext:value-type="float">
            <text:p>167109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bertus /Włodar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Reina /Jaku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211" calcext:value-type="float">
            <text:p>167402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Warsech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/Grozek/</text:p>
          </table:table-cell>
          <table:table-cell office:value-type="string" calcext:value-type="string">
            <text:p>Agnes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211" calcext:value-type="float">
            <text:p>167402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Groerk/</text:p>
          </table:table-cell>
          <table:table-cell office:value-type="string" calcext:value-type="string">
            <text:p>Dorothea /Mlyn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213" calcext:value-type="float">
            <text:p>167402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rtinus /Kowal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/Gorsowski/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213" calcext:value-type="float">
            <text:p>167402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 /Mazur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inspector</text:p>
          </table:table-cell>
          <table:table-cell office:value-type="string" calcext:value-type="string">
            <text:p>Regina virgo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311" calcext:value-type="float">
            <text:p>1674031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elczyk/ de Międzylesie</text:p>
          </table:table-cell>
          <table:table-cell office:value-type="string" calcext:value-type="string">
            <text:p>Luci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319" calcext:value-type="float">
            <text:p>167403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mus /Kroyek/</text:p>
          </table:table-cell>
          <table:table-cell office:value-type="string" calcext:value-type="string">
            <text:p>Elizabeth /Owczarka/ de Wiewiorci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415" calcext:value-type="float">
            <text:p>167404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Pozdzre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Gorzowski/</text:p>
          </table:table-cell>
          <table:table-cell office:value-type="string" calcext:value-type="string">
            <text:p>Hedvigis /Krezol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422" calcext:value-type="float">
            <text:p>167404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Kaczmar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yek/</text:p>
          </table:table-cell>
          <table:table-cell office:value-type="string" calcext:value-type="string">
            <text:p>Regina /Janese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429" calcext:value-type="float">
            <text:p>167404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Franciscus /Urbanowski/ nobili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eorgius /Żłotnicki/ de Piotrkowice</text:p>
          </table:table-cell>
          <table:table-cell office:value-type="string" calcext:value-type="string">
            <text:p>Anna /Bar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514" calcext:value-type="float">
            <text:p>167405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Kaczmar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Hedvigis /Krezol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520" calcext:value-type="float">
            <text:p>167405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Labo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rezolek/</text:p>
          </table:table-cell>
          <table:table-cell office:value-type="string" calcext:value-type="string">
            <text:p>Agnes /Kaczmar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720" calcext:value-type="float">
            <text:p>167407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Hodu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zlizyk/ de Międzylesie</text:p>
          </table:table-cell>
          <table:table-cell office:value-type="string" calcext:value-type="string">
            <text:p>Margaretha /Je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0802" calcext:value-type="float">
            <text:p>167408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braxator</text:p>
          </table:table-cell>
          <table:table-cell office:value-type="string" calcext:value-type="string">
            <text:p>Sophia /Pogoros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0807" calcext:value-type="float">
            <text:p>167408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Laurentius /Kusz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Krozolek/</text:p>
          </table:table-cell>
          <table:table-cell office:value-type="string" calcext:value-type="string">
            <text:p>Catharina /Dwor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0810" calcext:value-type="float">
            <text:p>167408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Petrus /Pozdsees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Kroyek/</text:p>
          </table:table-cell>
          <table:table-cell office:value-type="string" calcext:value-type="string">
            <text:p>Catharina /Dwor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0907" calcext:value-type="float">
            <text:p>167409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Jakobek/</text:p>
          </table:table-cell>
          <table:table-cell office:value-type="string" calcext:value-type="string">
            <text:p>Dorothea /Mlyn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009" calcext:value-type="float">
            <text:p>1674100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Docs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016" calcext:value-type="float">
            <text:p>167410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ek/</text:p>
          </table:table-cell>
          <table:table-cell office:value-type="string" calcext:value-type="string">
            <text:p>Dorothea /Mlyn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106" calcext:value-type="float">
            <text:p>16741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/Vobanowski/</text:p>
          </table:table-cell>
          <table:table-cell office:value-type="string" calcext:value-type="string">
            <text:p>Sophia /Ros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128" calcext:value-type="float">
            <text:p>167411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de Juncewo</text:p>
          </table:table-cell>
          <table:table-cell office:value-type="string" calcext:value-type="string">
            <text:p>Regina mater familia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217" calcext:value-type="float">
            <text:p>167412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parobek de Juncewo</text:p>
          </table:table-cell>
          <table:table-cell office:value-type="string" calcext:value-type="string">
            <text:p>Catharina /Dwo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316" calcext:value-type="float">
            <text:p>167503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bertus /Pawele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Valentinus braxator de Śielec</text:p>
          </table:table-cell>
          <table:table-cell office:value-type="string" calcext:value-type="string">
            <text:p>Margaretha uxor braxa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506" calcext:value-type="float">
            <text:p>167505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Kartmar/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Albertus inspector</text:p>
          </table:table-cell>
          <table:table-cell office:value-type="string" calcext:value-type="string">
            <text:p>Sophia /Grze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602" calcext:value-type="float">
            <text:p>167506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famul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Karewnik/</text:p>
          </table:table-cell>
          <table:table-cell office:value-type="string" calcext:value-type="string">
            <text:p>Catharina /Dwo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718" calcext:value-type="float">
            <text:p>167507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Krezolek/</text:p>
          </table:table-cell>
          <table:table-cell office:value-type="string" calcext:value-type="string">
            <text:p>Anna /Cieslina/ st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802" calcext:value-type="float">
            <text:p>167508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Gors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inspector</text:p>
          </table:table-cell>
          <table:table-cell office:value-type="string" calcext:value-type="string">
            <text:p>Hedvigis /Krezol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805" calcext:value-type="float">
            <text:p>167508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Nicolaus parobek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805" calcext:value-type="float">
            <text:p>167508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Pawelek/</text:p>
          </table:table-cell>
          <table:table-cell office:value-type="string" calcext:value-type="string">
            <text:p>Hedvigis /Kreze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902" calcext:value-type="float">
            <text:p>167509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yl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/Krezolek/</text:p>
          </table:table-cell>
          <table:table-cell office:value-type="string" calcext:value-type="string">
            <text:p>Margaretha /Juncews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922" calcext:value-type="float">
            <text:p>167509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ophia /Hłodlewna/</text:p>
          </table:table-cell>
          <table:table-cell office:value-type="string" calcext:value-type="string">
            <text:p>Jacobus 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0930" calcext:value-type="float">
            <text:p>167509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aulus /Rogosski/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Reg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003" calcext:value-type="float">
            <text:p>167510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ulus /Rogos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Regina /Krezobk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003" calcext:value-type="float">
            <text:p>167510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Nicola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ulus /Rogojska/</text:p>
          </table:table-cell>
          <table:table-cell office:value-type="string" calcext:value-type="string">
            <text:p>Regina /Jakubk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003" calcext:value-type="float">
            <text:p>167510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Nicola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ulus /Rogojska/</text:p>
          </table:table-cell>
          <table:table-cell office:value-type="string" calcext:value-type="string">
            <text:p>Regina /Jakubk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013" calcext:value-type="float">
            <text:p>167510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Valentinus molitor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acobus /Wapna/ molitor</text:p>
          </table:table-cell>
          <table:table-cell office:value-type="string" calcext:value-type="string">
            <text:p>Cathar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sartor</text:p>
          </table:table-cell>
          <table:table-cell office:value-type="string" calcext:value-type="string">
            <text:p>Regina /Jakub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oannes /Pras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Noska/</text:p>
          </table:table-cell>
          <table:table-cell office:value-type="string" calcext:value-type="string">
            <text:p>Dorothea /Kusm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komornik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Pawelek/</text:p>
          </table:table-cell>
          <table:table-cell office:value-type="string" calcext:value-type="string">
            <text:p>Agnes ancilla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Wiesnie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24" calcext:value-type="float">
            <text:p>167511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etrus /Wozn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Agnes /Owcz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119" calcext:value-type="float">
            <text:p>167601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auriga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Joannes /Przystowski/ famulus</text:p>
          </table:table-cell>
          <table:table-cell office:value-type="string" calcext:value-type="string">
            <text:p>Lucia /Je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126" calcext:value-type="float">
            <text:p>167601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etrus inquilin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Pawelek/</text:p>
          </table:table-cell>
          <table:table-cell office:value-type="string" calcext:value-type="string">
            <text:p>Ann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202" calcext:value-type="float">
            <text:p>167602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fabrifaber de Obiecanowo</text:p>
          </table:table-cell>
          <table:table-cell office:value-type="string" calcext:value-type="string">
            <text:p>Hedvigis /Owczarka/ star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215" calcext:value-type="float">
            <text:p>167602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Ciesle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Norska/</text:p>
          </table:table-cell>
          <table:table-cell office:value-type="string" calcext:value-type="string">
            <text:p>Hedvigis /Krezst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215" calcext:value-type="float">
            <text:p>167602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damus /Dwor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rezolek/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15" calcext:value-type="float">
            <text:p>167603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Stanislaus caup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nich/ de Juncewo</text:p>
          </table:table-cell>
          <table:table-cell office:value-type="string" calcext:value-type="string">
            <text:p>Catharina uxor sartor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22" calcext:value-type="float">
            <text:p>167603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Laurentius /Was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awelek/</text:p>
          </table:table-cell>
          <table:table-cell office:value-type="string" calcext:value-type="string">
            <text:p>Catharina /Musat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22" calcext:value-type="float">
            <text:p>167603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Roch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Catharina uxor pas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27" calcext:value-type="float">
            <text:p>167603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Heydu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arewnik/</text:p>
          </table:table-cell>
          <table:table-cell office:value-type="string" calcext:value-type="string">
            <text:p>Susanna /Je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8" calcext:value-type="float">
            <text:p>338</text:p>
          </table:table-cell>
          <table:table-cell office:value-type="float" office:value="16760429" calcext:value-type="float">
            <text:p>1676042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Lucas /Kroykono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łowicki/</text:p>
          </table:table-cell>
          <table:table-cell office:value-type="string" calcext:value-type="string">
            <text:p>Dorothea /Albyn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8" calcext:value-type="float">
            <text:p>338</text:p>
          </table:table-cell>
          <table:table-cell office:value-type="float" office:value="16760625" calcext:value-type="float">
            <text:p>1676062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dreas /Wysoc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Rosmowski/</text:p>
          </table:table-cell>
          <table:table-cell office:value-type="string" calcext:value-type="string">
            <text:p>Marianna /Żłot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9" calcext:value-type="float">
            <text:p>339</text:p>
          </table:table-cell>
          <table:table-cell office:value-type="float" office:value="16800903" calcext:value-type="float">
            <text:p>168009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Albertus /Gwid/</text:p>
          </table:table-cell>
          <table:table-cell office:value-type="string" calcext:value-type="string">
            <text:p>Eva /Mni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40501" calcext:value-type="float">
            <text:p>168405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Bzdy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/Moyski/</text:p>
          </table:table-cell>
          <table:table-cell office:value-type="string" calcext:value-type="string">
            <text:p>uxor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40810" calcext:value-type="float">
            <text:p>168408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rolus /Hismicki/</text:p>
          </table:table-cell>
          <table:table-cell office:value-type="string" calcext:value-type="string">
            <text:p>Anna /Urb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60214" calcext:value-type="float">
            <text:p>168602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 Josephus</text:p>
          </table:table-cell>
          <table:table-cell office:value-type="string" calcext:value-type="string">
            <text:p>Franciscus /Urban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/Zabrowski/ de Damasławek</text:p>
          </table:table-cell>
          <table:table-cell office:value-type="string" calcext:value-type="string">
            <text:p>/Kuczkowska/ soror /Urbanows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80503" calcext:value-type="float">
            <text:p>168805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va /Mni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80516" calcext:value-type="float">
            <text:p>168805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Ra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/Łacka/</text:p>
          </table:table-cell>
          <table:table-cell office:value-type="string" calcext:value-type="string">
            <text:p>Ann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0000" calcext:value-type="float">
            <text:p>169200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0000" calcext:value-type="float">
            <text:p>169200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Barbara /Kowal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03" calcext:value-type="float">
            <text:p>16921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ichael /Bud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Dominicus pauper</text:p>
          </table:table-cell>
          <table:table-cell office:value-type="string" calcext:value-type="string">
            <text:p>Regina mate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03" calcext:value-type="float">
            <text:p>169212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aurentius /Mnich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Casimirus /Doboszyk/</text:p>
          </table:table-cell>
          <table:table-cell office:value-type="string" calcext:value-type="string">
            <text:p>Reg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10" calcext:value-type="float">
            <text:p>16921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Albertus /Owczarek/</text:p>
          </table:table-cell>
          <table:table-cell office:value-type="string" calcext:value-type="string">
            <text:p>Gertrudis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17" calcext:value-type="float">
            <text:p>169212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asimirus /Doboszyk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Reg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40401" calcext:value-type="float">
            <text:p>169404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Thomas /Kowal/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tanislaus molendinarius de Śielec</text:p>
          </table:table-cell>
          <table:table-cell office:value-type="string" calcext:value-type="string">
            <text:p>Regina ovilion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100" calcext:value-type="float">
            <text:p>169601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Żłotnicki/</text:p>
          </table:table-cell>
          <table:table-cell office:value-type="string" calcext:value-type="string">
            <text:p>Hedvigis /Modli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100" calcext:value-type="float">
            <text:p>169601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Mariann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125" calcext:value-type="float">
            <text:p>16960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Mathias brax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Kulietski/</text:p>
          </table:table-cell>
          <table:table-cell office:value-type="string" calcext:value-type="string">
            <text:p>Anna /Zurkowna/ de Zerni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220" calcext:value-type="float">
            <text:p>169602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Przygoda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ble /Diusek/</text:p>
          </table:table-cell>
          <table:table-cell office:value-type="string" calcext:value-type="string">
            <text:p>uxor su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225" calcext:value-type="float">
            <text:p>169602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Armat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Agne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304" calcext:value-type="float">
            <text:p>169603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thias pas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Nowak/ de Dąbrowa</text:p>
          </table:table-cell>
          <table:table-cell office:value-type="string" calcext:value-type="string">
            <text:p>Agnes /Srach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304" calcext:value-type="float">
            <text:p>1696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as sartor</text:p>
          </table:table-cell>
          <table:table-cell office:value-type="string" calcext:value-type="string">
            <text:p>Regina /Kus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313" calcext:value-type="float">
            <text:p>169603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Reg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425" calcext:value-type="float">
            <text:p>169604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fabe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Regina /Kus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430" calcext:value-type="float">
            <text:p>169604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Thomas /Wijuc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Ev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615" calcext:value-type="float">
            <text:p>169606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/Ta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Niclos/ baccalaureus ecclesiae huius</text:p>
          </table:table-cell>
          <table:table-cell office:value-type="string" calcext:value-type="string">
            <text:p>Regina /Ciesli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621" calcext:value-type="float">
            <text:p>169606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Albertus</text:p>
          </table:table-cell>
          <table:table-cell office:value-type="string" calcext:value-type="string">
            <text:p>Josephus /Żłotnicki/ nobili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lbertus /Lieciecki/ nobilis</text:p>
          </table:table-cell>
          <table:table-cell office:value-type="string" calcext:value-type="string">
            <text:p>Barbara /Żłot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516" calcext:value-type="float">
            <text:p>169605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Casimirus /Gwid/ cmeto de Juncewo</text:p>
          </table:table-cell>
          <table:table-cell office:value-type="string" calcext:value-type="string">
            <text:p>Francisca uxor ferrifabr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615" calcext:value-type="float">
            <text:p>169606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/Kaczmar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ebastianus /Garbal/</text:p>
          </table:table-cell>
          <table:table-cell office:value-type="string" calcext:value-type="string">
            <text:p>Eva /Herduczu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621" calcext:value-type="float">
            <text:p>169606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imon /Oleynic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Żłotnicki/</text:p>
          </table:table-cell>
          <table:table-cell office:value-type="string" calcext:value-type="string">
            <text:p>/Żale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13" calcext:value-type="float">
            <text:p>1696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ichael /Rolirad/</text:p>
          </table:table-cell>
          <table:table-cell office:value-type="string" calcext:value-type="string">
            <text:p>Agnes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15" calcext:value-type="float">
            <text:p>169607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Albertus /Nowak/ 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Margonski/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15" calcext:value-type="float">
            <text:p>169607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Franciscus /Jozdzi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Francisca /Kowal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24" calcext:value-type="float">
            <text:p>169607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Haydis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Dominicus /Czepronicz/ de Juncewo</text:p>
          </table:table-cell>
          <table:table-cell office:value-type="string" calcext:value-type="string">
            <text:p>Agnes /Czys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29" calcext:value-type="float">
            <text:p>169607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Buzyc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Niclos/</text:p>
          </table:table-cell>
          <table:table-cell office:value-type="string" calcext:value-type="string">
            <text:p>Anna /Rolirac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812" calcext:value-type="float">
            <text:p>1696081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Luzepczyk/ de Damasławek</text:p>
          </table:table-cell>
          <table:table-cell office:value-type="string" calcext:value-type="string">
            <text:p>Anna /Wociechow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916" calcext:value-type="float">
            <text:p>169609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Marianna /Mielcarzynka/</text:p>
          </table:table-cell>
          <table:table-cell office:value-type="string" calcext:value-type="string">
            <text:p>Joannes /Owczarek/ de Juncewo</text:p>
          </table:table-cell>
          <table:table-cell office:value-type="string" calcext:value-type="string">
            <text:p>Hedvigis molendinari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0923" calcext:value-type="float">
            <text:p>169609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ucas auriga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drianus auriga</text:p>
          </table:table-cell>
          <table:table-cell office:value-type="string" calcext:value-type="string">
            <text:p>Regina /Wlodarzewna/ de Turz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0926" calcext:value-type="float">
            <text:p>1696092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/Kroiek/ illegitimate</text:p>
          </table:table-cell>
          <table:table-cell office:value-type="string" calcext:value-type="string">
            <text:p>Sophi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0930" calcext:value-type="float">
            <text:p>169609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Cieszielczy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damus /Piechola/ cmeto</text:p>
          </table:table-cell>
          <table:table-cell office:value-type="string" calcext:value-type="string">
            <text:p>Regina /Chadel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02" calcext:value-type="float">
            <text:p>169610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tephanus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Regina virgo de Mokronosy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04" calcext:value-type="float">
            <text:p>169610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Hadel/ de Międzylesie</text:p>
          </table:table-cell>
          <table:table-cell office:value-type="string" calcext:value-type="string">
            <text:p>Dorothea sartoriss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06" calcext:value-type="float">
            <text:p>169610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ichael /Putrol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Hedvigis molendinari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20" calcext:value-type="float">
            <text:p>169610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ominicus /Czopkowic/ paup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Niclos/ cantor de Juncewo</text:p>
          </table:table-cell>
          <table:table-cell office:value-type="string" calcext:value-type="string">
            <text:p>Euphemi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31" calcext:value-type="float">
            <text:p>1696103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tanislaus /Niclaus/ cantor de Juncewo</text:p>
          </table:table-cell>
          <table:table-cell office:value-type="string" calcext:value-type="string">
            <text:p>Mariann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110" calcext:value-type="float">
            <text:p>169611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Jonce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Niclaus/ cantor de Juncewo</text:p>
          </table:table-cell>
          <table:table-cell office:value-type="string" calcext:value-type="string">
            <text:p>Catharina /Owczarka/ propi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111" calcext:value-type="float">
            <text:p>1696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Valentinus /Niestraszeski/</text:p>
          </table:table-cell>
          <table:table-cell office:value-type="string" calcext:value-type="string">
            <text:p>Fimia de Śielec</text:p>
          </table:table-cell>
          <table:table-cell/>
          <table:table-cell office:value-type="string" calcext:value-type="string">
            <text:p>i suspect Fimia is Euphemi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127" calcext:value-type="float">
            <text:p>169611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Ciżinski/</text:p>
          </table:table-cell>
          <table:table-cell office:value-type="string" calcext:value-type="string">
            <text:p>Catharina /Ore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70224" calcext:value-type="float">
            <text:p>169702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Laurentius molito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Franciscus /Fredrich/ sartor</text:p>
          </table:table-cell>
          <table:table-cell office:value-type="string" calcext:value-type="string">
            <text:p>Barbara /Nieszw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70224" calcext:value-type="float">
            <text:p>169702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Walkanow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Mal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04" calcext:value-type="float">
            <text:p>1697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Michael /Roliradczyk/</text:p>
          </table:table-cell>
          <table:table-cell office:value-type="string" calcext:value-type="string">
            <text:p>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09" calcext:value-type="float">
            <text:p>16970309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Valentinus /Spichała/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auriga</text:p>
          </table:table-cell>
          <table:table-cell office:value-type="string" calcext:value-type="string">
            <text:p>Re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10" calcext:value-type="float">
            <text:p>1697031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Skotarz/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Nicolaus /Pląskoski/</text:p>
          </table:table-cell>
          <table:table-cell office:value-type="string" calcext:value-type="string">
            <text:p>Agnes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10" calcext:value-type="float">
            <text:p>169703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Agnes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15" calcext:value-type="float">
            <text:p>169703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Czaprag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rector de Juncewo</text:p>
          </table:table-cell>
          <table:table-cell office:value-type="string" calcext:value-type="string">
            <text:p>Eva /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400" calcext:value-type="float">
            <text:p>169704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Sebastianus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Marianna /Bon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414" calcext:value-type="float">
            <text:p>169704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auriga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Orzęrk/</text:p>
          </table:table-cell>
          <table:table-cell office:value-type="string" calcext:value-type="string">
            <text:p>Hedvigis /Janie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526" calcext:value-type="float">
            <text:p>169705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Tomicki/</text:p>
          </table:table-cell>
          <table:table-cell office:value-type="string" calcext:value-type="string">
            <text:p>Catharina /Bele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721" calcext:value-type="float">
            <text:p>169707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Veclaw/</text:p>
          </table:table-cell>
          <table:table-cell office:value-type="string" calcext:value-type="string">
            <text:p>Regina /Ku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727" calcext:value-type="float">
            <text:p>169707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803" calcext:value-type="float">
            <text:p>1697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Veclaw/</text:p>
          </table:table-cell>
          <table:table-cell office:value-type="string" calcext:value-type="string">
            <text:p>Re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815" calcext:value-type="float">
            <text:p>169708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yna</text:p>
          </table:table-cell>
          <table:table-cell office:value-type="string" calcext:value-type="string">
            <text:p>Albertus /Nowak/ 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</text:p>
          </table:table-cell>
          <table:table-cell office:value-type="string" calcext:value-type="string">
            <text:p>Cathari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818" calcext:value-type="float">
            <text:p>16970818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Karpi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ranciscus /Wałdowski/ dominus</text:p>
          </table:table-cell>
          <table:table-cell office:value-type="string" calcext:value-type="string">
            <text:p>Hedvigis /Chmieli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901" calcext:value-type="float">
            <text:p>169709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Putrol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braxator</text:p>
          </table:table-cell>
          <table:table-cell office:value-type="string" calcext:value-type="string">
            <text:p>Catharina propi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906" calcext:value-type="float">
            <text:p>169709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y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915" calcext:value-type="float">
            <text:p>169709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Spychała/ de Juncewo</text:p>
          </table:table-cell>
          <table:table-cell office:value-type="string" calcext:value-type="string">
            <text:p>Reyna /Sładarz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0922" calcext:value-type="float">
            <text:p>169709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 /Słedarczyk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Catharina ancilla a Roch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0929" calcext:value-type="float">
            <text:p>169709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rector</text:p>
          </table:table-cell>
          <table:table-cell office:value-type="string" calcext:value-type="string">
            <text:p>Ev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006" calcext:value-type="float">
            <text:p>1697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wetoslaus /Tomicki/ haeres de Śielec</text:p>
          </table:table-cell>
          <table:table-cell office:value-type="string" calcext:value-type="string">
            <text:p>Hedvigis /Modliszewska/ haerediss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020" calcext:value-type="float">
            <text:p>169710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Rostac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Jęch/</text:p>
          </table:table-cell>
          <table:table-cell office:value-type="string" calcext:value-type="string">
            <text:p>Catharina /Szyma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020" calcext:value-type="float">
            <text:p>169710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Sophi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10" calcext:value-type="float">
            <text:p>169711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damus famulus ex au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14" calcext:value-type="float">
            <text:p>169711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eas ovilio de Piotrkowice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17" calcext:value-type="float">
            <text:p>1697111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Laurentius /Domagała/ cmeto de Juncewo</text:p>
          </table:table-cell>
          <table:table-cell office:value-type="string" calcext:value-type="string">
            <text:p>Marianna /Cętkowska/ virgo nobilis serviens in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24" calcext:value-type="float">
            <text:p>1697112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cmeto</text:p>
          </table:table-cell>
          <table:table-cell office:value-type="string" calcext:value-type="string">
            <text:p>Reyna</text:p>
          </table:table-cell>
          <table:table-cell office:value-type="string" calcext:value-type="string">
            <text:p>Fredericus /Jaych/ sartor adolescens</text:p>
          </table:table-cell>
          <table:table-cell office:value-type="string" calcext:value-type="string">
            <text:p>Anna /Baksowna/ virgo nobil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25" calcext:value-type="float">
            <text:p>16971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Dominicus de Juncewo</text:p>
          </table:table-cell>
          <table:table-cell office:value-type="string" calcext:value-type="string">
            <text:p>Rey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201" calcext:value-type="float">
            <text:p>1697120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tholomeus aulicus de Starężyn</text:p>
          </table:table-cell>
          <table:table-cell office:value-type="string" calcext:value-type="string">
            <text:p>Agnes /Kwasniewska/ virgo nobilis de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80223" calcext:value-type="float">
            <text:p>169802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propinator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80224" calcext:value-type="float">
            <text:p>169802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Owczarz/</text:p>
          </table:table-cell>
          <table:table-cell office:value-type="string" calcext:value-type="string">
            <text:p>Catharina /Gosci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300" calcext:value-type="float">
            <text:p>1698030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Thomas /Wer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Eva /Roch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05" calcext:value-type="float">
            <text:p>169804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13" calcext:value-type="float">
            <text:p>169804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ephanus famulus</text:p>
          </table:table-cell>
          <table:table-cell office:value-type="string" calcext:value-type="string">
            <text:p>Barbara /Rach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13" calcext:value-type="float">
            <text:p>169804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braxator</text:p>
          </table:table-cell>
          <table:table-cell office:value-type="string" calcext:value-type="string">
            <text:p>Rayna</text:p>
          </table:table-cell>
          <table:table-cell office:value-type="string" calcext:value-type="string">
            <text:p>Valentinus /Jęch/</text:p>
          </table:table-cell>
          <table:table-cell office:value-type="string" calcext:value-type="string">
            <text:p>Rayna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20" calcext:value-type="float">
            <text:p>169804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Regina consors moli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25" calcext:value-type="float">
            <text:p>169804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minicus mendi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adolescens de Juncewo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629" calcext:value-type="float">
            <text:p>1698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Bogomilus</text:p>
          </table:table-cell>
          <table:table-cell office:value-type="string" calcext:value-type="string">
            <text:p>Josephus /Żłotnicki/ nobili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Christophorus /Raczynski/</text:p>
          </table:table-cell>
          <table:table-cell office:value-type="string" calcext:value-type="string">
            <text:p>Sophia /Rurczaws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803" calcext:value-type="float">
            <text:p>1698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ranciscus /Zełeczcz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Mielcarek/</text:p>
          </table:table-cell>
          <table:table-cell office:value-type="string" calcext:value-type="string">
            <text:p>Reg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824" calcext:value-type="float">
            <text:p>169808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imon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Dorothea /Barown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920" calcext:value-type="float">
            <text:p>169809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hortulan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Ursula mater m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1014" calcext:value-type="float">
            <text:p>169810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hortulanus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Stanislaus rector de Juncewo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9680409" calcext:value-type="float">
            <text:p>196804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Warek/</text:p>
          </table:table-cell>
          <table:table-cell office:value-type="string" calcext:value-type="string">
            <text:p>Rayna</text:p>
          </table:table-cell>
          <table:table-cell office:value-type="string" calcext:value-type="string">
            <text:p>Stanislaus /Kotalkowski/ nobilis</text:p>
          </table:table-cell>
          <table:table-cell office:value-type="string" calcext:value-type="string">
            <text:p>Eva /Rochown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026" calcext:value-type="float">
            <text:p>169810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egorius lignifabe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braxator</text:p>
          </table:table-cell>
          <table:table-cell office:value-type="string" calcext:value-type="string">
            <text:p>Anna /Kowa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111" calcext:value-type="float">
            <text:p>169811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Przechoł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Jęch/</text:p>
          </table:table-cell>
          <table:table-cell office:value-type="string" calcext:value-type="string">
            <text:p>Regina /Hade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221" calcext:value-type="float">
            <text:p>169812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Euphemia /Ure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221" calcext:value-type="float">
            <text:p>169812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ovilio </text:p>
          </table:table-cell>
          <table:table-cell office:value-type="string" calcext:value-type="string">
            <text:p>Barbara /Kozł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114" calcext:value-type="float">
            <text:p>1699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hortula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Regina consors ovilion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122" calcext:value-type="float">
            <text:p>16990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artinus /Brzeski/</text:p>
          </table:table-cell>
          <table:table-cell office:value-type="string" calcext:value-type="string">
            <text:p>Anna /Baks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01" calcext:value-type="float">
            <text:p>169903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ebastianus hortula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Regina uxor moli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08" calcext:value-type="float">
            <text:p>1699030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Hader/</text:p>
          </table:table-cell>
          <table:table-cell office:value-type="string" calcext:value-type="string">
            <text:p>Catharina /Malio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15" calcext:value-type="float">
            <text:p>169903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 pas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braxator</text:p>
          </table:table-cell>
          <table:table-cell office:value-type="string" calcext:value-type="string">
            <text:p>Catharina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22" calcext:value-type="float">
            <text:p>169903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ephanus famul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Eva /Roch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09" calcext:value-type="float">
            <text:p>169904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Chałupnik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Stanislaus /Niklos/</text:p>
          </table:table-cell>
          <table:table-cell office:value-type="string" calcext:value-type="string">
            <text:p>Regina /Zakom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20" calcext:value-type="float">
            <text:p>169904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Owczarek/</text:p>
          </table:table-cell>
          <table:table-cell office:value-type="string" calcext:value-type="string">
            <text:p>Reg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26" calcext:value-type="float">
            <text:p>169904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asimir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n /Kruczkowski/ miles</text:p>
          </table:table-cell>
          <table:table-cell office:value-type="string" calcext:value-type="string">
            <text:p>Marianna /Sęd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26" calcext:value-type="float">
            <text:p>169904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Chałup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Owczarz/ de Damasław</text:p>
          </table:table-cell>
          <table:table-cell office:value-type="string" calcext:value-type="string">
            <text:p>Regina /Mielc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615" calcext:value-type="float">
            <text:p>1699061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eas /Kroyczy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705" calcext:value-type="float">
            <text:p>169907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ferrifabe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Marianna /Harmacin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40025" calcext:value-type="float">
            <text:p>1694002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Valentinus /Spychała/</text:p>
          </table:table-cell>
          <table:table-cell office:value-type="string" calcext:value-type="string">
            <text:p>Euphemia /Ure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712" calcext:value-type="float">
            <text:p>169907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Valentinus /Spychała/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/Ureda/ famulus</text:p>
          </table:table-cell>
          <table:table-cell office:value-type="string" calcext:value-type="string">
            <text:p>Eva /Uredzin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713" calcext:value-type="float">
            <text:p>1699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damus /Chałup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Owczarek/</text:p>
          </table:table-cell>
          <table:table-cell office:value-type="string" calcext:value-type="string">
            <text:p>An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726" calcext:value-type="float">
            <text:p>169907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Laurentius /Chałup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/Owczarz/ de Międzylesie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815" calcext:value-type="float">
            <text:p>169908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Mudn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Hedvigis /Jac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823" calcext:value-type="float">
            <text:p>169908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 Teressa</text:p>
          </table:table-cell>
          <table:table-cell office:value-type="string" calcext:value-type="string">
            <text:p>Stanislaus /Mieczkowski/ tenutari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istopherus /Radzynski/</text:p>
          </table:table-cell>
          <table:table-cell office:value-type="string" calcext:value-type="string">
            <text:p>Helena conju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830" calcext:value-type="float">
            <text:p>1699083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Ciesielc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auriga</text:p>
          </table:table-cell>
          <table:table-cell office:value-type="string" calcext:value-type="string">
            <text:p>Dorothea ancilla de au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902" calcext:value-type="float">
            <text:p>169909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Dominicus pauper</text:p>
          </table:table-cell>
          <table:table-cell office:value-type="string" calcext:value-type="string">
            <text:p>Barbara uxor rec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022" calcext:value-type="float">
            <text:p>169910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ndrea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Margruski/ braxator</text:p>
          </table:table-cell>
          <table:table-cell office:value-type="string" calcext:value-type="string">
            <text:p>Catharin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025" calcext:value-type="float">
            <text:p>169910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artholomeus /Posilai/ hortula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Pozdzieszek/ famulus de Piotrkowice</text:p>
          </table:table-cell>
          <table:table-cell office:value-type="string" calcext:value-type="string">
            <text:p>Marianna /Goral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025" calcext:value-type="float">
            <text:p>1699102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/Pozdzie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Regina /Kusz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101" calcext:value-type="float">
            <text:p>169911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thia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rector de Juncewo</text:p>
          </table:table-cell>
          <table:table-cell office:value-type="string" calcext:value-type="string">
            <text:p>Regi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108" calcext:value-type="float">
            <text:p>169911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Anna /Duczk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129" calcext:value-type="float">
            <text:p>169911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Thom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pastor</text:p>
          </table:table-cell>
          <table:table-cell office:value-type="string" calcext:value-type="string">
            <text:p>Anna /Wal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110" calcext:value-type="float">
            <text:p>170001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ebastianus komornik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Żlotnicki/</text:p>
          </table:table-cell>
          <table:table-cell office:value-type="string" calcext:value-type="string">
            <text:p>Marianna uxor Alberti sar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223" calcext:value-type="float">
            <text:p>170002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Petrus aurig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molitor</text:p>
          </table:table-cell>
          <table:table-cell office:value-type="string" calcext:value-type="string">
            <text:p>Regi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16" calcext:value-type="float">
            <text:p>170003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Ureda/ illegitimate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/Scholz/ rector</text:p>
          </table:table-cell>
          <table:table-cell office:value-type="string" calcext:value-type="string">
            <text:p>Eva /Uredzin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18" calcext:value-type="float">
            <text:p>170003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Kroyczyk/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21" calcext:value-type="float">
            <text:p>170003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Rochus /Modlszewski/</text:p>
          </table:table-cell>
          <table:table-cell office:value-type="string" calcext:value-type="string">
            <text:p>Elizabeth /Kanl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28" calcext:value-type="float">
            <text:p>17000328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tanislaus /Karpinski/ nobili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Orzelski/</text:p>
          </table:table-cell>
          <table:table-cell office:value-type="string" calcext:value-type="string">
            <text:p>/Chrzastowska/ virgina consanguinea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402" calcext:value-type="float">
            <text:p>170004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Hady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Owczarek/</text:p>
          </table:table-cell>
          <table:table-cell office:value-type="string" calcext:value-type="string">
            <text:p>Catharina /Piechol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408" calcext:value-type="float">
            <text:p>170004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komornik de Damasław</text:p>
          </table:table-cell>
          <table:table-cell office:value-type="string" calcext:value-type="string">
            <text:p>Marianna /Augustyn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410" calcext:value-type="float">
            <text:p>170004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Armac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braxator</text:p>
          </table:table-cell>
          <table:table-cell office:value-type="string" calcext:value-type="string">
            <text:p>Sophia komornic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503" calcext:value-type="float">
            <text:p>170005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Owczare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509" calcext:value-type="float">
            <text:p>170005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Owcza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Jakubowski/ sartor</text:p>
          </table:table-cell>
          <table:table-cell office:value-type="string" calcext:value-type="string">
            <text:p>Reina /Takom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530" calcext:value-type="float">
            <text:p>170005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Nowak/ chalupnik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/Piriderski/</text:p>
          </table:table-cell>
          <table:table-cell office:value-type="string" calcext:value-type="string">
            <text:p>Constantia /Pioh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003" calcext:value-type="float">
            <text:p>170010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ichael auriga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Catharina coctrix de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003" calcext:value-type="float">
            <text:p>170010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damus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Potrolnik/ de Międzylesie</text:p>
          </table:table-cell>
          <table:table-cell office:value-type="string" calcext:value-type="string">
            <text:p>Eva /Kmiot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031" calcext:value-type="float">
            <text:p>170010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acobus /Potrułocznik/ mortuus es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Eva /Ję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107" calcext:value-type="float">
            <text:p>170011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Owczarz/ de Damasław</text:p>
          </table:table-cell>
          <table:table-cell office:value-type="string" calcext:value-type="string">
            <text:p>Marianna /Gosci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107" calcext:value-type="float">
            <text:p>1700110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caupo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Kroyczy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6981102" calcext:value-type="float">
            <text:p>169811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mu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Sztukator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103" calcext:value-type="float">
            <text:p>1700010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 agricol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Goworzewski/</text:p>
          </table:table-cell>
          <table:table-cell office:value-type="string" calcext:value-type="string">
            <text:p>Catharina /Bele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103" calcext:value-type="float">
            <text:p>17000103</text:p>
          </table:table-cell>
          <table:table-cell office:value-type="string" calcext:value-type="string">
            <text:p>Dobieszewk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Gowasiewski/ haere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ventoslaus /Tomicki/ </text:p>
          </table:table-cell>
          <table:table-cell office:value-type="string" calcext:value-type="string">
            <text:p>Constantia consorte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318" calcext:value-type="float">
            <text:p>170003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famulus ovilionis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531" calcext:value-type="float">
            <text:p>1700053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Nicolaus /Plaskowski/ nobi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Rudzynski/ nobilis</text:p>
          </table:table-cell>
          <table:table-cell office:value-type="string" calcext:value-type="string">
            <text:p>Anna /Sławi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1121" calcext:value-type="float">
            <text:p>170011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egorius /Juncze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Owczarz/ de Juncewo</text:p>
          </table:table-cell>
          <table:table-cell office:value-type="string" calcext:value-type="string">
            <text:p>Agnes virgo soror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1121" calcext:value-type="float">
            <text:p>1700112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Ursula /Roliracion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124" calcext:value-type="float">
            <text:p>17010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Regina /Gwid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02" calcext:value-type="float">
            <text:p>1701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oannes /Przygodz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virgo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03" calcext:value-type="float">
            <text:p>170102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Antonius</text:p>
          </table:table-cell>
          <table:table-cell office:value-type="string" calcext:value-type="string">
            <text:p>Stanislaus /Mieczkowski/ econom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ventoslaus /Tomicki/ de Śielec</text:p>
          </table:table-cell>
          <table:table-cell office:value-type="string" calcext:value-type="string">
            <text:p>Constantia consort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10" calcext:value-type="float">
            <text:p>170102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etrus /Sledzikow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Wrobel/ de Zrazim</text:p>
          </table:table-cell>
          <table:table-cell office:value-type="string" calcext:value-type="string">
            <text:p>Hedvigis /Mielc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13" calcext:value-type="float">
            <text:p>17010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Łuczyk/</text:p>
          </table:table-cell>
          <table:table-cell office:value-type="string" calcext:value-type="string">
            <text:p>Marianna /Kwaw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17" calcext:value-type="float">
            <text:p>1701021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Zmiowski/ nobilis illegitimate</text:p>
          </table:table-cell>
          <table:table-cell office:value-type="string" calcext:value-type="string">
            <text:p>Dorothea ancilla ex aul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Sophia /Woyt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518" calcext:value-type="float">
            <text:p>170105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Hedvigis uxor Andreas /Mazur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525" calcext:value-type="float">
            <text:p>170105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famulus de Piotrkowice</text:p>
          </table:table-cell>
          <table:table-cell office:value-type="string" calcext:value-type="string">
            <text:p>Marianna /Tomkowa/ de Zarcz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605" calcext:value-type="float">
            <text:p>1701060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regorius /Vldrych/ vagabund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Ureda/ de Juncewo</text:p>
          </table:table-cell>
          <table:table-cell office:value-type="string" calcext:value-type="string">
            <text:p>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619" calcext:value-type="float">
            <text:p>170106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moli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Łuczak/ de Damasławek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824" calcext:value-type="float">
            <text:p>170108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Catharina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904" calcext:value-type="float">
            <text:p>170109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/Roliracik/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pastor</text:p>
          </table:table-cell>
          <table:table-cell office:value-type="string" calcext:value-type="string">
            <text:p>Margaretha /Mnis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921" calcext:value-type="float">
            <text:p>170109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Sophia ancilla de au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111" calcext:value-type="float">
            <text:p>1701111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Owczarz/</text:p>
          </table:table-cell>
          <table:table-cell office:value-type="string" calcext:value-type="string">
            <text:p>Anna /Rudz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121" calcext:value-type="float">
            <text:p>1701112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Potrołocz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Catharina ancil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218" calcext:value-type="float">
            <text:p>17011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tephanus /Skol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Woytkow/ de Damasław</text:p>
          </table:table-cell>
          <table:table-cell office:value-type="string" calcext:value-type="string">
            <text:p>Anna /Moysczonka/ virgo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218" calcext:value-type="float">
            <text:p>170112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gina /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220" calcext:value-type="float">
            <text:p>170112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famulus </text:p>
          </table:table-cell>
          <table:table-cell office:value-type="string" calcext:value-type="string">
            <text:p>Catharin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20108" calcext:value-type="float">
            <text:p>17020108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s /Mnich/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116" calcext:value-type="float">
            <text:p>170201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aurentius ferrifaber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ichael /Owczar/ de Damasław</text:p>
          </table:table-cell>
          <table:table-cell office:value-type="string" calcext:value-type="string">
            <text:p>Marianna /Rołwłoczniczka/ alias /Janowa/ de Śielec</text:p>
          </table:table-cell>
          <table:table-cell/>
          <table:table-cell office:value-type="string" calcext:value-type="string">
            <text:p>it looks to me like about two thirds of a page has been skipped after this entry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122" calcext:value-type="float">
            <text:p>17020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 Barbara</text:p>
          </table:table-cell>
          <table:table-cell office:value-type="string" calcext:value-type="string">
            <text:p>Martinus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Barbara /Szyma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205" calcext:value-type="float">
            <text:p>1702020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Nicolaus /Kosłow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Modliszews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205" calcext:value-type="float">
            <text:p>1702020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 Dorothea</text:p>
          </table:table-cell>
          <table:table-cell office:value-type="string" calcext:value-type="string">
            <text:p>Nicolaus /Playskowski/ nobi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ventislaus /Tomicki/</text:p>
          </table:table-cell>
          <table:table-cell office:value-type="string" calcext:value-type="string">
            <text:p>Hedvigis /Modli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208" calcext:value-type="float">
            <text:p>1702020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Francisc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l /Owczarz/ de Damasław</text:p>
          </table:table-cell>
          <table:table-cell office:value-type="string" calcext:value-type="string">
            <text:p>Anna komorn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312" calcext:value-type="float">
            <text:p>170203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famulus cmetonis de Piotrkowice</text:p>
          </table:table-cell>
          <table:table-cell office:value-type="string" calcext:value-type="string">
            <text:p>Catharina /Dambrowska/ uxor aurigae /Gwidelik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312" calcext:value-type="float">
            <text:p>170203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lbertu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hortulanus de Międzylesie</text:p>
          </table:table-cell>
          <table:table-cell office:value-type="string" calcext:value-type="string">
            <text:p>Anna /Rudz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413" calcext:value-type="float">
            <text:p>170204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Zagrod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Owczarek/ de Śielec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508" calcext:value-type="float">
            <text:p>170205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Potrol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parobek</text:p>
          </table:table-cell>
          <table:table-cell office:value-type="string" calcext:value-type="string">
            <text:p>Catharina /Owczar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604" calcext:value-type="float">
            <text:p>170206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Simon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Catharin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611" calcext:value-type="float">
            <text:p>170206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Kusz/ de Juncewo</text:p>
          </table:table-cell>
          <table:table-cell office:value-type="string" calcext:value-type="string">
            <text:p>Marianna Agnes /Owczarka/ de Damasłą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09" calcext:value-type="float">
            <text:p>170206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Heydu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famulus de Juncewo</text:p>
          </table:table-cell>
          <table:table-cell office:value-type="string" calcext:value-type="string">
            <text:p>Ursula mater m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19" calcext:value-type="float">
            <text:p>170206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polonia /Karcz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25" calcext:value-type="float">
            <text:p>170206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Owczarz/</text:p>
          </table:table-cell>
          <table:table-cell office:value-type="string" calcext:value-type="string">
            <text:p>Barbar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25" calcext:value-type="float">
            <text:p>170206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Zmiiowski/ nobilis</text:p>
          </table:table-cell>
          <table:table-cell office:value-type="string" calcext:value-type="string">
            <text:p>Barbara /Szyma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29" calcext:value-type="float">
            <text:p>170206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Owczarek/ de Piotrkowice</text:p>
          </table:table-cell>
          <table:table-cell office:value-type="string" calcext:value-type="string">
            <text:p>Catharina de Piotrkowice</text:p>
          </table:table-cell>
          <table:table-cell/>
          <table:table-cell office:value-type="string" calcext:value-type="string">
            <text:p>two copie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04" calcext:value-type="float">
            <text:p>170207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Roliracik/ de Damasław</text:p>
          </table:table-cell>
          <table:table-cell office:value-type="string" calcext:value-type="string">
            <text:p>Cathari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15" calcext:value-type="float">
            <text:p>170207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Gregoriu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Owczarek/ de Piotrkowice</text:p>
          </table:table-cell>
          <table:table-cell office:value-type="string" calcext:value-type="string">
            <text:p>Reina /R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15" calcext:value-type="float">
            <text:p>170207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/Owczarek/ de Dąbrowa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15" calcext:value-type="float">
            <text:p>170207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Lucas /Ured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Ev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25" calcext:value-type="float">
            <text:p>170207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ebastianus /Rolwłocz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Owosarek/ de Śielec</text:p>
          </table:table-cell>
          <table:table-cell office:value-type="string" calcext:value-type="string">
            <text:p>Agnes ancilla de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817" calcext:value-type="float">
            <text:p>170208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 de Szubin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Sophia /Kwasni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730" calcext:value-type="float">
            <text:p>170207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ndrea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Barbar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730" calcext:value-type="float">
            <text:p>170207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Regina /R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730" calcext:value-type="float">
            <text:p>170207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sartor</text:p>
          </table:table-cell>
          <table:table-cell office:value-type="string" calcext:value-type="string">
            <text:p>Catharina /Skot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912" calcext:value-type="float">
            <text:p>170209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 de Szub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Sophia /Kwasniewska/ nobilis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007" calcext:value-type="float">
            <text:p>170210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hortulan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/Owczarek/</text:p>
          </table:table-cell>
          <table:table-cell office:value-type="string" calcext:value-type="string">
            <text:p>Catharina /Brantown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015" calcext:value-type="float">
            <text:p>170210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cmeto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Owczarek/ de Śielec</text:p>
          </table:table-cell>
          <table:table-cell office:value-type="string" calcext:value-type="string">
            <text:p>Catharina /Domagalo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015" calcext:value-type="float">
            <text:p>170210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Thomas /Zmira/</text:p>
          </table:table-cell>
          <table:table-cell office:value-type="string" calcext:value-type="string">
            <text:p>Regina /Rochowa/ de Juncewo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00" calcext:value-type="float">
            <text:p>170212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Rychalski/ nobilis</text:p>
          </table:table-cell>
          <table:table-cell office:value-type="string" calcext:value-type="string">
            <text:p>Marianna /Małacho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03" calcext:value-type="float">
            <text:p>170212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Sophia /Kodwros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20" calcext:value-type="float">
            <text:p>17021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Tomicki/</text:p>
          </table:table-cell>
          <table:table-cell office:value-type="string" calcext:value-type="string">
            <text:p>Sophia /Kozłow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20" calcext:value-type="float">
            <text:p>17021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gina /Rochowa/ de Juncew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21" calcext:value-type="float">
            <text:p>170212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y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Strzeleczak/ alias /Owczarek/</text:p>
          </table:table-cell>
          <table:table-cell office:value-type="string" calcext:value-type="string">
            <text:p>Magdalena /Owcz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30101" calcext:value-type="float">
            <text:p>170301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Garbas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Kanowniczek/</text:p>
          </table:table-cell>
          <table:table-cell office:value-type="string" calcext:value-type="string">
            <text:p>Eva /Wal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11" calcext:value-type="float">
            <text:p>170302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Francisc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/Rego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17" calcext:value-type="float">
            <text:p>1703021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Ursula /Wal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18" calcext:value-type="float">
            <text:p>170302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Chałupni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/Uredy/ famulus</text:p>
          </table:table-cell>
          <table:table-cell office:value-type="string" calcext:value-type="string">
            <text:p>/Kusz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28" calcext:value-type="float">
            <text:p>17030228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Christophorus tex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Sophia /Kwasniowska/ vidua nobilis</text:p>
          </table:table-cell>
          <table:table-cell/>
          <table:table-cell office:value-type="string" calcext:value-type="string">
            <text:p>textor = weav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04" calcext:value-type="float">
            <text:p>170303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Laurentius /Chałup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Urbanski/ nobilis</text:p>
          </table:table-cell>
          <table:table-cell office:value-type="string" calcext:value-type="string">
            <text:p>/Sakowska/ virgo nobilis</text:p>
          </table:table-cell>
          <table:table-cell/>
          <table:table-cell office:value-type="string" calcext:value-type="string">
            <text:p>in a box with note 'N.? illegitimi thori hic puer'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11" calcext:value-type="float">
            <text:p>170303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tabernator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Ignatius /Ciesla/</text:p>
          </table:table-cell>
          <table:table-cell office:value-type="string" calcext:value-type="string">
            <text:p>Catharina /Woykow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11" calcext:value-type="float">
            <text:p>170303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/Szczep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26" calcext:value-type="float">
            <text:p>170303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Spychała/</text:p>
          </table:table-cell>
          <table:table-cell office:value-type="string" calcext:value-type="string">
            <text:p>Regina /Owczarz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504" calcext:value-type="float">
            <text:p>1703050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brax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Kędziora/ de Damasławek</text:p>
          </table:table-cell>
          <table:table-cell office:value-type="string" calcext:value-type="string">
            <text:p>Marianna uxor inquilinus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514" calcext:value-type="float">
            <text:p>170305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eas /Mnich/ de Juncewo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531" calcext:value-type="float">
            <text:p>1703053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 /Kozientkowna/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Eva /Ur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624" calcext:value-type="float">
            <text:p>170306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Biaszczyk/ de Juncewo</text:p>
          </table:table-cell>
          <table:table-cell office:value-type="string" calcext:value-type="string">
            <text:p>Catharina /Domagalo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909" calcext:value-type="float">
            <text:p>1703090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 /Domagalo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909" calcext:value-type="float">
            <text:p>170309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tanislaus /Urban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918" calcext:value-type="float">
            <text:p>170309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 /Juncz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Catharina /Brant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0916" calcext:value-type="float">
            <text:p>170309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/Jakubek/</text:p>
          </table:table-cell>
          <table:table-cell office:value-type="string" calcext:value-type="string">
            <text:p>omitted</text:p>
          </table:table-cell>
          <table:table-cell/>
          <table:table-cell office:value-type="string" calcext:value-type="string">
            <text:p>/Hady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016" calcext:value-type="float">
            <text:p>170310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021" calcext:value-type="float">
            <text:p>170310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Ursula /Wal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021" calcext:value-type="float">
            <text:p>170310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Walkow/</text:p>
          </table:table-cell>
          <table:table-cell office:value-type="string" calcext:value-type="string">
            <text:p>Agnes /Owczarka/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03" calcext:value-type="float">
            <text:p>170311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06" calcext:value-type="float">
            <text:p>170311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Grab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18" calcext:value-type="float">
            <text:p>170311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Kroyczak/</text:p>
          </table:table-cell>
          <table:table-cell office:value-type="string" calcext:value-type="string">
            <text:p>Marianna /Sewerin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18" calcext:value-type="float">
            <text:p>170311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Jęch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damus ovilio</text:p>
          </table:table-cell>
          <table:table-cell office:value-type="string" calcext:value-type="string">
            <text:p>Regina /Mielc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25" calcext:value-type="float">
            <text:p>17031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gismundus /Wolowski/</text:p>
          </table:table-cell>
          <table:table-cell office:value-type="string" calcext:value-type="string">
            <text:p>Catharina /Brant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209" calcext:value-type="float">
            <text:p>17031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ichael famul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210" calcext:value-type="float">
            <text:p>17031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bertus /Koładz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Piechola/</text:p>
          </table:table-cell>
          <table:table-cell office:value-type="string" calcext:value-type="string">
            <text:p>Magdalena /Owcz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106" calcext:value-type="float">
            <text:p>1704010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Kusz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03" calcext:value-type="float">
            <text:p>1704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thi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Barbara uxor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23" calcext:value-type="float">
            <text:p>170402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aulus komornik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24" calcext:value-type="float">
            <text:p>1704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Krocek/ de Juncewo</text:p>
          </table:table-cell>
          <table:table-cell office:value-type="string" calcext:value-type="string">
            <text:p>Barbara uxor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27" calcext:value-type="float">
            <text:p>170402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Catharina uxor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330" calcext:value-type="float">
            <text:p>170403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 /Arma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Barbara ancilla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06" calcext:value-type="float">
            <text:p>170404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famul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Catharina virgo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06" calcext:value-type="float">
            <text:p>1704040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13" calcext:value-type="float">
            <text:p>170404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gnes virgo nobilis de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13" calcext:value-type="float">
            <text:p>17040413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oannes /Hysk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Owczarek/</text:p>
          </table:table-cell>
          <table:table-cell office:value-type="string" calcext:value-type="string">
            <text:p>Ursula /Walkow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24" calcext:value-type="float">
            <text:p>1704042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młynarz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/Kusz/ de Juncewo</text:p>
          </table:table-cell>
          <table:table-cell office:value-type="string" calcext:value-type="string">
            <text:p>Regina /Kędzio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510" calcext:value-type="float">
            <text:p>170405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510" calcext:value-type="float">
            <text:p>170405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Laurentius /Wałkanow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Kroczewski/ nobilis</text:p>
          </table:table-cell>
          <table:table-cell office:value-type="string" calcext:value-type="string">
            <text:p>Regina /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514" calcext:value-type="float">
            <text:p>170405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tabern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Wrobel/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613" calcext:value-type="float">
            <text:p>170406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/Lepiar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Catharina /Kędzior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615" calcext:value-type="float">
            <text:p>1704061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Bartholomeus /Skolar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Wasowski/</text:p>
          </table:table-cell>
          <table:table-cell office:value-type="string" calcext:value-type="string">
            <text:p>Catharina /Bele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622" calcext:value-type="float">
            <text:p>1704062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Sewerynczak/</text:p>
          </table:table-cell>
          <table:table-cell office:value-type="string" calcext:value-type="string">
            <text:p>Rey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701" calcext:value-type="float">
            <text:p>1704070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Stanc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Marianna /Radzi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824" calcext:value-type="float">
            <text:p>170408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Nowa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 /Boredenski/</text:p>
          </table:table-cell>
          <table:table-cell office:value-type="string" calcext:value-type="string">
            <text:p>Barbara /Malon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908" calcext:value-type="float">
            <text:p>170409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Przybyłowicz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gina /Dial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927" calcext:value-type="float">
            <text:p>17040927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Anna /Rudz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1010" calcext:value-type="float">
            <text:p>170410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tholomeus /Rolil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/Kusz/</text:p>
          </table:table-cell>
          <table:table-cell office:value-type="string" calcext:value-type="string">
            <text:p>/Mieczniko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102" calcext:value-type="float">
            <text:p>170411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Bartholomeus /Junczęw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Barbara /Malon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129" calcext:value-type="float">
            <text:p>170411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egori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famulus</text:p>
          </table:table-cell>
          <table:table-cell office:value-type="string" calcext:value-type="string">
            <text:p>Barbara /Malon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210" calcext:value-type="float">
            <text:p>170412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222" calcext:value-type="float">
            <text:p>170412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Sophia 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222" calcext:value-type="float">
            <text:p>170412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Zepka/</text:p>
          </table:table-cell>
          <table:table-cell office:value-type="string" calcext:value-type="string">
            <text:p>Anna hospit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110" calcext:value-type="float">
            <text:p>170501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Przewnicki/ nobilis</text:p>
          </table:table-cell>
          <table:table-cell office:value-type="string" calcext:value-type="string">
            <text:p>Teressia /Os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118" calcext:value-type="float">
            <text:p>170501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cmeth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118" calcext:value-type="float">
            <text:p>170501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ed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 filia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224" calcext:value-type="float">
            <text:p>170502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drea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Catharina /Owczar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224" calcext:value-type="float">
            <text:p>1705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Barbar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319" calcext:value-type="float">
            <text:p>170503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Sophia /Grod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326" calcext:value-type="float">
            <text:p>170503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Bzdyk/</text:p>
          </table:table-cell>
          <table:table-cell office:value-type="string" calcext:value-type="string">
            <text:p>Anna /Ratay/</text:p>
          </table:table-cell>
          <table:table-cell office:value-type="string" calcext:value-type="string">
            <text:p>/Mieczwikowski/ nobilis</text:p>
          </table:table-cell>
          <table:table-cell office:value-type="string" calcext:value-type="string">
            <text:p>Francisca virgo nobilis serviens in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327" calcext:value-type="float">
            <text:p>170503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Catharina /Zabor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414" calcext:value-type="float">
            <text:p>170504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Joannes /Owczarka/ de Śielec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415" calcext:value-type="float">
            <text:p>170504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</text:p>
          </table:table-cell>
          <table:table-cell office:value-type="string" calcext:value-type="string">
            <text:p>Regi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415" calcext:value-type="float">
            <text:p>170504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Zaborowski/ nobilis</text:p>
          </table:table-cell>
          <table:table-cell office:value-type="string" calcext:value-type="string">
            <text:p>An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616" calcext:value-type="float">
            <text:p>170506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Łucz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622" calcext:value-type="float">
            <text:p>170506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</text:p>
          </table:table-cell>
          <table:table-cell office:value-type="string" calcext:value-type="string">
            <text:p>Margareth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624" calcext:value-type="float">
            <text:p>170506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Marianna /Su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3" calcext:value-type="float">
            <text:p>363</text:p>
          </table:table-cell>
          <table:table-cell office:value-type="float" office:value="17050301" calcext:value-type="float">
            <text:p>170503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Bzdy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/Moyski/ de Piotrkowice</text:p>
          </table:table-cell>
          <table:table-cell office:value-type="string" calcext:value-type="string">
            <text:p>uxor su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3" calcext:value-type="float">
            <text:p>363</text:p>
          </table:table-cell>
          <table:table-cell office:value-type="float" office:value="17050326" calcext:value-type="float">
            <text:p>170503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Bzdyk/</text:p>
          </table:table-cell>
          <table:table-cell office:value-type="string" calcext:value-type="string">
            <text:p>Anna /Ratay/</text:p>
          </table:table-cell>
          <table:table-cell office:value-type="string" calcext:value-type="string">
            <text:p>Michael /Zakowski/ nobilis</text:p>
          </table:table-cell>
          <table:table-cell office:value-type="string" calcext:value-type="string">
            <text:p>Francisca virgo nobilis serviens in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0802" calcext:value-type="float">
            <text:p>170508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filius Valentini de Damasław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0809" calcext:value-type="float">
            <text:p>170508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as /Grabarz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0913" calcext:value-type="float">
            <text:p>170509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Anna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004" calcext:value-type="float">
            <text:p>170510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nna /Skot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004" calcext:value-type="float">
            <text:p>1705100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wentoslaus /Tomicki/</text:p>
          </table:table-cell>
          <table:table-cell office:value-type="string" calcext:value-type="string">
            <text:p>Helena /Orze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121" calcext:value-type="float">
            <text:p>170511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ebastianus aurig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 /Owcz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123" calcext:value-type="float">
            <text:p>1705112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damus /Szabelink/</text:p>
          </table:table-cell>
          <table:table-cell office:value-type="string" calcext:value-type="string">
            <text:p>Luci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129" calcext:value-type="float">
            <text:p>170511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Franciscus /Armacik/</text:p>
          </table:table-cell>
          <table:table-cell office:value-type="string" calcext:value-type="string">
            <text:p>Marianna /Łakom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08" calcext:value-type="float">
            <text:p>170512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Regin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10" calcext:value-type="float">
            <text:p>1705121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Grabarz/</text:p>
          </table:table-cell>
          <table:table-cell office:value-type="string" calcext:value-type="string">
            <text:p>Marianna uxor Josephi sartoris de Zerni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12" calcext:value-type="float">
            <text:p>170512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Hiacinthus /Arma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famulus de Juncewo</text:p>
          </table:table-cell>
          <table:table-cell office:value-type="string" calcext:value-type="string">
            <text:p>Barbar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20" calcext:value-type="float">
            <text:p>170512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Jacobus /Potrulocz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Hedvigis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03" calcext:value-type="float">
            <text:p>170601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Eva /Ję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20" calcext:value-type="float">
            <text:p>170601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Galwrowski/</text:p>
          </table:table-cell>
          <table:table-cell office:value-type="string" calcext:value-type="string">
            <text:p>Anna /Bele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20" calcext:value-type="float">
            <text:p>170601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molitor de Śielec</text:p>
          </table:table-cell>
          <table:table-cell office:value-type="string" calcext:value-type="string">
            <text:p>Sophia /Grode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25" calcext:value-type="float">
            <text:p>17060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Catharina /Woznic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31" calcext:value-type="float">
            <text:p>1706013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thias agricola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thias /Jęch/ de Międzylesie</text:p>
          </table:table-cell>
          <table:table-cell office:value-type="string" calcext:value-type="string">
            <text:p>Marian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31" calcext:value-type="float">
            <text:p>1706013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Valentinus caupo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Cathari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207" calcext:value-type="float">
            <text:p>170602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damus /Skota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regorius ovilio de Obiecanowo</text:p>
          </table:table-cell>
          <table:table-cell office:value-type="string" calcext:value-type="string">
            <text:p>Eva de Kłodzi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01" calcext:value-type="float">
            <text:p>170604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dam 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de Piotrkowice</text:p>
          </table:table-cell>
          <table:table-cell office:value-type="string" calcext:value-type="string">
            <text:p>Constanti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05" calcext:value-type="float">
            <text:p>170604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Laurentius /Bruc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de Paryż</text:p>
          </table:table-cell>
          <table:table-cell office:value-type="string" calcext:value-type="string">
            <text:p>Mariann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10" calcext:value-type="float">
            <text:p>170604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Godzian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11" calcext:value-type="float">
            <text:p>170604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Franciscus agrico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ucas </text:p>
          </table:table-cell>
          <table:table-cell office:value-type="string" calcext:value-type="string">
            <text:p>Regina komorn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25" calcext:value-type="float">
            <text:p>170604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ephanus /Zra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lzer /Domagałka/</text:p>
          </table:table-cell>
          <table:table-cell office:value-type="string" calcext:value-type="string">
            <text:p>An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09" calcext:value-type="float">
            <text:p>170605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Marzowski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Kadzszewski/</text:p>
          </table:table-cell>
          <table:table-cell office:value-type="string" calcext:value-type="string">
            <text:p>Hethis /Domagał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09" calcext:value-type="float">
            <text:p>170605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Pozarowski/ rector de Juncew</text:p>
          </table:table-cell>
          <table:table-cell office:value-type="string" calcext:value-type="string">
            <text:p>Cathari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15" calcext:value-type="float">
            <text:p>170605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ichael /Halupnik/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Petrus mendicus</text:p>
          </table:table-cell>
          <table:table-cell office:value-type="string" calcext:value-type="string">
            <text:p>Ursula /Roliracins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23" calcext:value-type="float">
            <text:p>1706052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/Srzi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cian de Damasław</text:p>
          </table:table-cell>
          <table:table-cell office:value-type="string" calcext:value-type="string">
            <text:p>Agnes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04" calcext:value-type="float">
            <text:p>170607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Ka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Roliradzik/</text:p>
          </table:table-cell>
          <table:table-cell office:value-type="string" calcext:value-type="string">
            <text:p>Catharina /Kw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13" calcext:value-type="float">
            <text:p>170607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Zapadowski/</text:p>
          </table:table-cell>
          <table:table-cell office:value-type="string" calcext:value-type="string">
            <text:p>Agnes /Placheczka/ de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13" calcext:value-type="float">
            <text:p>170607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19" calcext:value-type="float">
            <text:p>170607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ranciscus /Putrol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 /Pozorowski/ lector</text:p>
          </table:table-cell>
          <table:table-cell office:value-type="string" calcext:value-type="string">
            <text:p>Regina /Szymkowicz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808" calcext:value-type="float">
            <text:p>170608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Joannes /Bartos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Wzesczycki/</text:p>
          </table:table-cell>
          <table:table-cell office:value-type="string" calcext:value-type="string">
            <text:p>/Waszow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808" calcext:value-type="float">
            <text:p>170608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dreas /Kaczmarz/</text:p>
          </table:table-cell>
          <table:table-cell office:value-type="string" calcext:value-type="string">
            <text:p>Shantra</text:p>
          </table:table-cell>
          <table:table-cell office:value-type="string" calcext:value-type="string">
            <text:p>Mathias /Pozorowski/</text:p>
          </table:table-cell>
          <table:table-cell office:value-type="string" calcext:value-type="string">
            <text:p>Cathari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810" calcext:value-type="float">
            <text:p>170608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Puseus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Mariann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906" calcext:value-type="float">
            <text:p>170609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Matusz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parobek de Paryż</text:p>
          </table:table-cell>
          <table:table-cell office:value-type="string" calcext:value-type="string">
            <text:p>Marianna /Owczarzo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19" calcext:value-type="float">
            <text:p>170609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/Koziet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Mnich/</text:p>
          </table:table-cell>
          <table:table-cell office:value-type="string" calcext:value-type="string">
            <text:p>Catharina /Kw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21" calcext:value-type="float">
            <text:p>170609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Kusz/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22" calcext:value-type="float">
            <text:p>170609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Walęty mendicus</text:p>
          </table:table-cell>
          <table:table-cell office:value-type="string" calcext:value-type="string">
            <text:p>nutrix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26" calcext:value-type="float">
            <text:p>1706092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Putrolnik/ de Piotrkowice</text:p>
          </table:table-cell>
          <table:table-cell office:value-type="string" calcext:value-type="string">
            <text:p>Agnes mater familias de au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031" calcext:value-type="float">
            <text:p>170610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Urbanus tabern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Gęch/ cmetho de Międzylesie</text:p>
          </table:table-cell>
          <table:table-cell office:value-type="string" calcext:value-type="string">
            <text:p>Ev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031" calcext:value-type="float">
            <text:p>1706103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thias /Poporoziski/ can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Gęch/ cmetho de Międzylesie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107" calcext:value-type="float">
            <text:p>170611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imon /Junczewik/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Marianna uxor tabernatoris de Żakr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00" calcext:value-type="float">
            <text:p>1706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Jasinski/ vicaris de Juncewo</text:p>
          </table:table-cell>
          <table:table-cell office:value-type="string" calcext:value-type="string">
            <text:p>/Waso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05" calcext:value-type="float">
            <text:p>170612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Michael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Podzdziesczyk/ de Paryż</text:p>
          </table:table-cell>
          <table:table-cell office:value-type="string" calcext:value-type="string">
            <text:p>Ev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05" calcext:value-type="float">
            <text:p>170612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Eupiphanina</text:p>
          </table:table-cell>
          <table:table-cell office:value-type="string" calcext:value-type="string">
            <text:p>Blasius filius ovilionis</text:p>
          </table:table-cell>
          <table:table-cell office:value-type="string" calcext:value-type="string">
            <text:p>Marianna filia Severi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23" calcext:value-type="float">
            <text:p>170612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Gregorius aurig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gismundus /Przadalski/ de Piotrkowice</text:p>
          </table:table-cell>
          <table:table-cell office:value-type="string" calcext:value-type="string">
            <text:p>Catharina /Walo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61227" calcext:value-type="float">
            <text:p>1706122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/Roliradzcz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lasius filius ovilionis</text:p>
          </table:table-cell>
          <table:table-cell office:value-type="string" calcext:value-type="string">
            <text:p>Ursu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03" calcext:value-type="float">
            <text:p>17070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 Stephanus</text:p>
          </table:table-cell>
          <table:table-cell office:value-type="string" calcext:value-type="string">
            <text:p>/Wrobleiski/ nobili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Orelski/ de Dąbrowa</text:p>
          </table:table-cell>
          <table:table-cell office:value-type="string" calcext:value-type="string">
            <text:p>Constantia /Tomic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18" calcext:value-type="float">
            <text:p>17070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/Waszi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23" calcext:value-type="float">
            <text:p>170701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tholomeus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parobek</text:p>
          </table:table-cell>
          <table:table-cell office:value-type="string" calcext:value-type="string">
            <text:p>Sophia /Zagrodnicz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23" calcext:value-type="float">
            <text:p>1707012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Chrsostom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braxator</text:p>
          </table:table-cell>
          <table:table-cell office:value-type="string" calcext:value-type="string">
            <text:p>Anna /Putrolnic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02" calcext:value-type="float">
            <text:p>1707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parobek ex taberna</text:p>
          </table:table-cell>
          <table:table-cell office:value-type="string" calcext:value-type="string">
            <text:p>Regina famula a /Kroy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13" calcext:value-type="float">
            <text:p>170702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tanislaus /Speciał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as famulus a /Cheykuk/</text:p>
          </table:table-cell>
          <table:table-cell office:value-type="string" calcext:value-type="string">
            <text:p>Agnes ancilla komornic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6" calcext:value-type="float">
            <text:p>170702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Chrsostomus</text:p>
          </table:table-cell>
          <table:table-cell office:value-type="string" calcext:value-type="string">
            <text:p>Mathias tabernato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Marianna mater familias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Gregori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Mari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Lucas /Werek/ cmet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gismundus braxator de Piotrkowice</text:p>
          </table:table-cell>
          <table:table-cell office:value-type="string" calcext:value-type="string">
            <text:p>Barbara uxor ovilionis <text:s/>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Paulus parobek</text:p>
          </table:table-cell>
          <table:table-cell office:value-type="string" calcext:value-type="string">
            <text:p>Marianna ancil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306" calcext:value-type="float">
            <text:p>170703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qua manet apud /Heyduk/</text:p>
          </table:table-cell>
          <table:table-cell office:value-type="string" calcext:value-type="string">
            <text:p>Joannes /Kruzek/ de Juncewo</text:p>
          </table:table-cell>
          <table:table-cell office:value-type="string" calcext:value-type="string">
            <text:p>/Armic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221" calcext:value-type="float">
            <text:p>1707022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/Kobiernicka/</text:p>
          </table:table-cell>
          <table:table-cell office:value-type="string" calcext:value-type="string">
            <text:p>Joannes /Liszkowicz/ cantor de Juncewo</text:p>
          </table:table-cell>
          <table:table-cell office:value-type="string" calcext:value-type="string">
            <text:p>Magdalena uxor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13" calcext:value-type="float">
            <text:p>170703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lignifabe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Kroiek/ de Juncewo</text:p>
          </table:table-cell>
          <table:table-cell office:value-type="string" calcext:value-type="string">
            <text:p>Regin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13" calcext:value-type="float">
            <text:p>170703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Laurentius /Witkanow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Blasius filius ovilionis de Damasław</text:p>
          </table:table-cell>
          <table:table-cell office:value-type="string" calcext:value-type="string">
            <text:p>Barbara filia molitoris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20" calcext:value-type="float">
            <text:p>1707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Sawinski/ /Rymarz/</text:p>
          </table:table-cell>
          <table:table-cell office:value-type="string" calcext:value-type="string">
            <text:p>Margaretha /Putrolnic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03" calcext:value-type="float">
            <text:p>170704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aulus famulus</text:p>
          </table:table-cell>
          <table:table-cell office:value-type="string" calcext:value-type="string">
            <text:p>Agnes ancilla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0" calcext:value-type="float">
            <text:p>170704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imon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eyduk/ famulus de Międzylesie</text:p>
          </table:table-cell>
          <table:table-cell office:value-type="string" calcext:value-type="string">
            <text:p>Anna uxor ovilionis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2" calcext:value-type="float">
            <text:p>170704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rian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Casimirus /Lusor/</text:p>
          </table:table-cell>
          <table:table-cell office:value-type="string" calcext:value-type="string">
            <text:p>Catharina /Kabierniczka/ mater familias plebanal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4" calcext:value-type="float">
            <text:p>170704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 /Walk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7" calcext:value-type="float">
            <text:p>170704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Putrolnik/ fedo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famulus</text:p>
          </table:table-cell>
          <table:table-cell office:value-type="string" calcext:value-type="string">
            <text:p>Marianna filia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01" calcext:value-type="float">
            <text:p>170705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G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 de Piotrkowice</text:p>
          </table:table-cell>
          <table:table-cell office:value-type="string" calcext:value-type="string">
            <text:p>Agnes /Putrolnisz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09" calcext:value-type="float">
            <text:p>170705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tanislaus /Putrolni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Putrolnik/ de Piotrkowice</text:p>
          </table:table-cell>
          <table:table-cell office:value-type="string" calcext:value-type="string">
            <text:p>Barbara uxor ovilionis <text:s/>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17" calcext:value-type="float">
            <text:p>170705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 opitulara</text:p>
          </table:table-cell>
          <table:table-cell office:value-type="string" calcext:value-type="string">
            <text:p>Joannes /Ladkiewicz/ cantor de Juncewo</text:p>
          </table:table-cell>
          <table:table-cell office:value-type="string" calcext:value-type="string">
            <text:p>Hethris filia maritata chmotonis /Hadel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22" calcext:value-type="float">
            <text:p>170705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/Żagrod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Catharina /Malanka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15" calcext:value-type="float">
            <text:p>170705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Agnes virgo de aula Piotrkowi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18" calcext:value-type="float">
            <text:p>170705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Kuscz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famulus de taberna</text:p>
          </table:table-cell>
          <table:table-cell office:value-type="string" calcext:value-type="string">
            <text:p>Marianna filia taberna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27" calcext:value-type="float">
            <text:p>170705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Kroiek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3" calcext:value-type="float">
            <text:p>1707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Gregorius /Armat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ovilio de Bynenice</text:p>
          </table:table-cell>
          <table:table-cell office:value-type="string" calcext:value-type="string">
            <text:p>Regina /Zagrodnicka/ de Włosm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4" calcext:value-type="float">
            <text:p>1707071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tonius /Tur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Agnes /Plachecka/ virgo de aula Damasławi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7" calcext:value-type="float">
            <text:p>170707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organarius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922" calcext:value-type="float">
            <text:p>170709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ertu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Regina /Kurz/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09" calcext:value-type="float">
            <text:p>170710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Josephus /Putrol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Chałupnik/ de Nadborowo</text:p>
          </table:table-cell>
          <table:table-cell office:value-type="string" calcext:value-type="string">
            <text:p>Elizabeth /Owczark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18" calcext:value-type="float">
            <text:p>170710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thias komornik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/Roliradczyk/ de Damasław</text:p>
          </table:table-cell>
          <table:table-cell office:value-type="string" calcext:value-type="string">
            <text:p>Eva /Dyaszczyk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22" calcext:value-type="float">
            <text:p>170710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oma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parobek</text:p>
          </table:table-cell>
          <table:table-cell office:value-type="string" calcext:value-type="string">
            <text:p>Marianna /Krawcowa/ alias /Wdyczichowa/ komornic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30" calcext:value-type="float">
            <text:p>170710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Franciscus /Podziesczyk/ cmeth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parobek de Piotrkowice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07" calcext:value-type="float">
            <text:p>170711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 komornica</text:p>
          </table:table-cell>
          <table:table-cell office:value-type="string" calcext:value-type="string">
            <text:p>Laurentius filius ovilionis Mathias de Juncewo</text:p>
          </table:table-cell>
          <table:table-cell office:value-type="string" calcext:value-type="string">
            <text:p>Eva /Hadele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11" calcext:value-type="float">
            <text:p>1707111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ovilio famulens apud chmethonem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ens apud tabernatorum in Juncewo</text:p>
          </table:table-cell>
          <table:table-cell office:value-type="string" calcext:value-type="string">
            <text:p>Marianna filia Andreae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30" calcext:value-type="float">
            <text:p>1707113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Ursula /Roliradczanka/</text:p>
          </table:table-cell>
          <table:table-cell office:value-type="string" calcext:value-type="string">
            <text:p>Blasius ovilio 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06" calcext:value-type="float">
            <text:p>170712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Laurentius /Rymarz/ alias /Sawi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Giebel/ miles Sueticus</text:p>
          </table:table-cell>
          <table:table-cell office:value-type="string" calcext:value-type="string">
            <text:p>Helena /Kielanowska/ virgo de aula Juncewiens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1" calcext:value-type="float">
            <text:p>170712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Marianna de Damasławek</text:p>
          </table:table-cell>
          <table:table-cell/>
          <table:table-cell office:value-type="string" calcext:value-type="string">
            <text:p>twins; parent surname illegib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1" calcext:value-type="float">
            <text:p>170712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/Owczarek/</text:p>
          </table:table-cell>
          <table:table-cell office:value-type="string" calcext:value-type="string">
            <text:p>Anna komornica</text:p>
          </table:table-cell>
          <table:table-cell/>
          <table:table-cell office:value-type="string" calcext:value-type="string">
            <text:p>twins; parent surname illegib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8" calcext:value-type="float">
            <text:p>17071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imon /Putrołocznik/ alias /Wią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Hether/ miles Sueticus</text:p>
          </table:table-cell>
          <table:table-cell office:value-type="string" calcext:value-type="string">
            <text:p>Marianna filia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21" calcext:value-type="float">
            <text:p>17071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Vih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Skabowski/ organarius de Juncewo</text:p>
          </table:table-cell>
          <table:table-cell office:value-type="string" calcext:value-type="string">
            <text:p>Catharina /Malan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226" calcext:value-type="float">
            <text:p>17080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 /Kania/</text:p>
          </table:table-cell>
          <table:table-cell office:value-type="string" calcext:value-type="string">
            <text:p>Jacobus filius ovilionis de Piotrkowice</text:p>
          </table:table-cell>
          <table:table-cell office:value-type="string" calcext:value-type="string">
            <text:p>Marianna /Oniesatowa/ de aula Obiec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226" calcext:value-type="float">
            <text:p>170802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/Kan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aulus famulans apud /Szdiradczyk/ in Damasław</text:p>
          </table:table-cell>
          <table:table-cell office:value-type="string" calcext:value-type="string">
            <text:p>Marianna /Sewerynian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5" calcext:value-type="float">
            <text:p>170803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Chrisostomus</text:p>
          </table:table-cell>
          <table:table-cell office:value-type="string" calcext:value-type="string">
            <text:p>Anna /Rądczonka/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Marianna /Spychal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7" calcext:value-type="float">
            <text:p>170803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Anna /Chałupnicz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9" calcext:value-type="float">
            <text:p>170803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Zur/ colon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famulus apud Andreas /Mnich/ in Juncewo</text:p>
          </table:table-cell>
          <table:table-cell office:value-type="string" calcext:value-type="string">
            <text:p>Regina /Radszan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421" calcext:value-type="float">
            <text:p>170804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Skubiszanka/ famula apud /Simek/</text:p>
          </table:table-cell>
          <table:table-cell office:value-type="string" calcext:value-type="string">
            <text:p>Stanislaus famulus in plebnati</text:p>
          </table:table-cell>
          <table:table-cell office:value-type="string" calcext:value-type="string">
            <text:p>Eva uxor Michaelis famulus in aula Piotrkowicens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08" calcext:value-type="float">
            <text:p>170805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Sophia</text:p>
          </table:table-cell>
          <table:table-cell office:value-type="string" calcext:value-type="string">
            <text:p>Mszislaus /Łakin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wietoslaus /Tomicki/ de Śielec</text:p>
          </table:table-cell>
          <table:table-cell office:value-type="string" calcext:value-type="string">
            <text:p>Sophia /Kurczews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27" calcext:value-type="float">
            <text:p>170805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filius ovilionis</text:p>
          </table:table-cell>
          <table:table-cell office:value-type="string" calcext:value-type="string">
            <text:p>Margaretha /Mros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27" calcext:value-type="float">
            <text:p>170805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Petrus /Mielcar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Vszikowski/ de Juncewo</text:p>
          </table:table-cell>
          <table:table-cell office:value-type="string" calcext:value-type="string">
            <text:p>Marianna /Armacik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604" calcext:value-type="float">
            <text:p>170806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Spychała/ tabernator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Laurentius filius Mathiae ovilionis</text:p>
          </table:table-cell>
          <table:table-cell office:value-type="string" calcext:value-type="string">
            <text:p>Hedvigis /Spychalina/ star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05" calcext:value-type="float">
            <text:p>170807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Joanne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Wiesczycki/</text:p>
          </table:table-cell>
          <table:table-cell office:value-type="string" calcext:value-type="string">
            <text:p>Marianna /Łakinska/ possessor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08" calcext:value-type="float">
            <text:p>170807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sephus /Tomicki/</text:p>
          </table:table-cell>
          <table:table-cell office:value-type="string" calcext:value-type="string">
            <text:p>Anna /Bel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29" calcext:value-type="float">
            <text:p>170807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tanisla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tabernator de Juncewo</text:p>
          </table:table-cell>
          <table:table-cell office:value-type="string" calcext:value-type="string">
            <text:p>Marianna /Tay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815" calcext:value-type="float">
            <text:p>170808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Bartholomeus /Armacik/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molitor de Damasław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830" calcext:value-type="float">
            <text:p>170808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famulantis Albertus /Pogoda/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 /Kraiczow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Budszieszal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de Boinczewo</text:p>
          </table:table-cell>
          <table:table-cell office:value-type="string" calcext:value-type="string">
            <text:p>Agnes ancill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 /Jakub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Roliracik/ de Damasław</text:p>
          </table:table-cell>
          <table:table-cell office:value-type="string" calcext:value-type="string">
            <text:p>Agnes ancilla commorans apud Zeph in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Albertus /Po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filius ovilionis de Juncewo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0930" calcext:value-type="float">
            <text:p>170809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Michael /Orzelski/ de Dąbrowa</text:p>
          </table:table-cell>
          <table:table-cell office:value-type="string" calcext:value-type="string">
            <text:p>Constantia /Tomicka/ de Śielec</text:p>
          </table:table-cell>
          <table:table-cell/>
          <table:table-cell office:value-type="string" calcext:value-type="string">
            <text:p>location given as Silec de Aula; child has two names but second is omitt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0" calcext:value-type="float">
            <text:p>170810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Michael</text:p>
          </table:table-cell>
          <table:table-cell office:value-type="string" calcext:value-type="string">
            <text:p>Adamus /Wroblenski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Stanislaus /Kartubonski/</text:p>
          </table:table-cell>
          <table:table-cell office:value-type="string" calcext:value-type="string">
            <text:p>Helena /Łuczynska/ de Damasławek</text:p>
          </table:table-cell>
          <table:table-cell/>
          <table:table-cell office:value-type="string" calcext:value-type="string">
            <text:p>location given as Dwor Piotrkowice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4" calcext:value-type="float">
            <text:p>170810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 de Damasławek</text:p>
          </table:table-cell>
          <table:table-cell office:value-type="string" calcext:value-type="string">
            <text:p>Zofia /Smolecka/ de aula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9" calcext:value-type="float">
            <text:p>170810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Matusz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de Juncewo</text:p>
          </table:table-cell>
          <table:table-cell office:value-type="string" calcext:value-type="string">
            <text:p>Barbara uxor Andreae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16" calcext:value-type="float">
            <text:p>170810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sal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 de Damasławek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pastor</text:p>
          </table:table-cell>
          <table:table-cell office:value-type="string" calcext:value-type="string">
            <text:p>Marianna</text:p>
          </table:table-cell>
          <table:table-cell/>
          <table:table-cell office:value-type="string" calcext:value-type="string">
            <text:p>Catharina /Jerosz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Chade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de Juncewo</text:p>
          </table:table-cell>
          <table:table-cell office:value-type="string" calcext:value-type="string">
            <text:p>Eva /Je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faber</text:p>
          </table:table-cell>
          <table:table-cell office:value-type="string" calcext:value-type="string">
            <text:p>Catharina /Sczep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ichael /Matuszek/ famul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Wroblenski/</text:p>
          </table:table-cell>
          <table:table-cell office:value-type="string" calcext:value-type="string">
            <text:p>Barbara /Wroble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118" calcext:value-type="float">
            <text:p>170811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braxator</text:p>
          </table:table-cell>
          <table:table-cell office:value-type="string" calcext:value-type="string">
            <text:p>Catharina /Przygod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02" calcext:value-type="float">
            <text:p>170812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Roliraci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Cathar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26" calcext:value-type="float">
            <text:p>170812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Catharina /Rymar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26" calcext:value-type="float">
            <text:p>170812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Paulus /Stascz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Blasius filius ovilionis</text:p>
          </table:table-cell>
          <table:table-cell office:value-type="string" calcext:value-type="string">
            <text:p>Marianna /Szwerz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07" calcext:value-type="float">
            <text:p>170901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Gregorius /Januszew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Wiesczycki/</text:p>
          </table:table-cell>
          <table:table-cell office:value-type="string" calcext:value-type="string">
            <text:p>Anna /Bielska/ nobil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15" calcext:value-type="float">
            <text:p>170901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Simon mały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aulus /Armacik/ de Dąbrowa</text:p>
          </table:table-cell>
          <table:table-cell office:value-type="string" calcext:value-type="string">
            <text:p>Marianna /Kaczmarka/ de Zakr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20" calcext:value-type="float">
            <text:p>170901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02" calcext:value-type="float">
            <text:p>170902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ebastianus /Putrol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05" calcext:value-type="float">
            <text:p>170902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Martinus komorn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ovilio de Dąbrowa</text:p>
          </table:table-cell>
          <table:table-cell office:value-type="string" calcext:value-type="string">
            <text:p>Barbara /Łakomianka/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13" calcext:value-type="float">
            <text:p>170902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Franciscus /Mro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ovilio de Junce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24" calcext:value-type="float">
            <text:p>170902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/Rohari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Pozorowski/</text:p>
          </table:table-cell>
          <table:table-cell office:value-type="string" calcext:value-type="string">
            <text:p>Margaretha /Roliradc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17" calcext:value-type="float">
            <text:p>170903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 /Owczar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Wozn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Lozaiowski/</text:p>
          </table:table-cell>
          <table:table-cell office:value-type="string" calcext:value-type="string">
            <text:p>Marianna /Łakomi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Francisc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Rymarz/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lbertus /Koziel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de Starężyn</text:p>
          </table:table-cell>
          <table:table-cell office:value-type="string" calcext:value-type="string">
            <text:p>Regina /Rądz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9" calcext:value-type="float">
            <text:p>170903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Laurentius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 de Śielec</text:p>
          </table:table-cell>
          <table:table-cell office:value-type="string" calcext:value-type="string">
            <text:p>Agnes ancilla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9" calcext:value-type="float">
            <text:p>170903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Malan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609" calcext:value-type="float">
            <text:p>170906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ver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Jakowski/ de Juncewo</text:p>
          </table:table-cell>
          <table:table-cell office:value-type="string" calcext:value-type="string">
            <text:p>Marianna de Śielec</text:p>
          </table:table-cell>
          <table:table-cell/>
          <table:table-cell office:value-type="string" calcext:value-type="string">
            <text:p>dnica 3tia post pentecoste = 3 weeks af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630" calcext:value-type="float">
            <text:p>170906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Marian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707" calcext:value-type="float">
            <text:p>170907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Wacinski/</text:p>
          </table:table-cell>
          <table:table-cell office:value-type="string" calcext:value-type="string">
            <text:p>Regina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811" calcext:value-type="float">
            <text:p>1709081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Gregoriu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ranciscus /Karpinski/</text:p>
          </table:table-cell>
          <table:table-cell office:value-type="string" calcext:value-type="string">
            <text:p>Barbara ancilla de Dąbrowa</text:p>
          </table:table-cell>
          <table:table-cell/>
          <table:table-cell office:value-type="string" calcext:value-type="string">
            <text:p>dnica 12 post pentecoste 11 augusti 17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818" calcext:value-type="float">
            <text:p>170908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Thomas hortulanus</text:p>
          </table:table-cell>
          <table:table-cell/>
          <table:table-cell office:value-type="string" calcext:value-type="string">
            <text:p>Catharina</text:p>
          </table:table-cell>
          <table:table-cell office:value-type="string" calcext:value-type="string">
            <text:p>Jacobus /Łuczak/ de Damasławek</text:p>
          </table:table-cell>
          <table:table-cell office:value-type="string" calcext:value-type="string">
            <text:p>Sophia ancilla de Damasławek</text:p>
          </table:table-cell>
          <table:table-cell/>
          <table:table-cell office:value-type="string" calcext:value-type="string">
            <text:p>13 dominica post pentecosti 18 augusti 17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825" calcext:value-type="float">
            <text:p>170908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filius ovilionis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dnica 14 post pentecoste 1709 die 25 august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2" calcext:value-type="float">
            <text:p>170909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dalbertus /Ratay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Martinus komornik</text:p>
          </table:table-cell>
          <table:table-cell office:value-type="string" calcext:value-type="string">
            <text:p>Anna ancilla de Dąbrowa</text:p>
          </table:table-cell>
          <table:table-cell/>
          <table:table-cell office:value-type="string" calcext:value-type="string">
            <text:p>dnica 18 post pentecoste = 18th week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9" calcext:value-type="float">
            <text:p>170909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illegible de Starężynek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eadem dnica which is 19 weeks post pentecoste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9" calcext:value-type="float">
            <text:p>170909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</text:p>
          </table:table-cell>
          <table:table-cell office:value-type="string" calcext:value-type="string">
            <text:p>Regina /Hałupnika/</text:p>
          </table:table-cell>
          <table:table-cell/>
          <table:table-cell office:value-type="string" calcext:value-type="string">
            <text:p>dnica 19 post pentecoste = 19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06" calcext:value-type="float">
            <text:p>1709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bacalaureus</text:p>
          </table:table-cell>
          <table:table-cell office:value-type="string" calcext:value-type="string">
            <text:p>/Wolska/ deustissa de Juncewo</text:p>
          </table:table-cell>
          <table:table-cell/>
          <table:table-cell office:value-type="string" calcext:value-type="string">
            <text:p>dnica 20ma post pentecoste = 20th week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13" calcext:value-type="float">
            <text:p>170910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dalbertus ferri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Łuczak/ de Damasławek</text:p>
          </table:table-cell>
          <table:table-cell office:value-type="string" calcext:value-type="string">
            <text:p>Cunegunda /Kucinska/ virgo nobilis de Damasławek</text:p>
          </table:table-cell>
          <table:table-cell/>
          <table:table-cell office:value-type="string" calcext:value-type="string">
            <text:p>dnica 21 post pentecoste = 21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13" calcext:value-type="float">
            <text:p>170910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/Bakalarz/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Hedvigis /Spychalina/ de Juncewo</text:p>
          </table:table-cell>
          <table:table-cell/>
          <table:table-cell office:value-type="string" calcext:value-type="string">
            <text:p>dnica 21 post pentecoste = 21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27" calcext:value-type="float">
            <text:p>170910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ichael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bacalaureus</text:p>
          </table:table-cell>
          <table:table-cell office:value-type="string" calcext:value-type="string">
            <text:p>Marianna /Owczarzowna de Piotrkowice</text:p>
          </table:table-cell>
          <table:table-cell/>
          <table:table-cell office:value-type="string" calcext:value-type="string">
            <text:p>dnica 23 post pentecoste = 23 weeks after pentecost; penta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110" calcext:value-type="float">
            <text:p>170911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lbertus ferrifaber de Damasławek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dnica 25 post pentecoste = 25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100209" calcext:value-type="float">
            <text:p>171002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Kaczmar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lbertus /Kaczmarz/</text:p>
          </table:table-cell>
          <table:table-cell office:value-type="string" calcext:value-type="string">
            <text:p>Margaretha de Juncewo</text:p>
          </table:table-cell>
          <table:table-cell/>
          <table:table-cell office:value-type="string" calcext:value-type="string">
            <text:p>dnica septuagesimus = dominica septagesimus ; 17100209 is 70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100209" calcext:value-type="float">
            <text:p>171002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Owczarzek/</text:p>
          </table:table-cell>
          <table:table-cell office:value-type="string" calcext:value-type="string">
            <text:p>Barbara /Owczarka/ de Dąbrowa</text:p>
          </table:table-cell>
          <table:table-cell/>
          <table:table-cell office:value-type="string" calcext:value-type="string">
            <text:p>dnica septuagesimus = dominica septagesimus ; 17100209 is 70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213" calcext:value-type="float">
            <text:p>17100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de Damasław</text:p>
          </table:table-cell>
          <table:table-cell office:value-type="string" calcext:value-type="string">
            <text:p>Barbara de Piotrkowice</text:p>
          </table:table-cell>
          <table:table-cell/>
          <table:table-cell office:value-type="string" calcext:value-type="string">
            <text:p>dnica sexagesimus = dominica sexagesima; 17100216 is 63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315" calcext:value-type="float">
            <text:p>171003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Kroiek/ de Juncewo</text:p>
          </table:table-cell>
          <table:table-cell office:value-type="string" calcext:value-type="string">
            <text:p>Anna /Błachowa/ de Damasław</text:p>
          </table:table-cell>
          <table:table-cell/>
          <table:table-cell office:value-type="string" calcext:value-type="string">
            <text:p>6ta post dnica 2da quadragesima = 6 after the sunday 42 days to easter; easter is 17100420 and 17100309 is 42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420" calcext:value-type="float">
            <text:p>171004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Anna de Dąbrowa</text:p>
          </table:table-cell>
          <table:table-cell/>
          <table:table-cell office:value-type="string" calcext:value-type="string">
            <text:p>dnica passionis = dominica passionis; easter sunday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600" calcext:value-type="float">
            <text:p>171106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ichael /Roliracik/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619" calcext:value-type="float">
            <text:p>171106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sartor</text:p>
          </table:table-cell>
          <table:table-cell office:value-type="string" calcext:value-type="string">
            <text:p>Barbara ovilionitrix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700" calcext:value-type="float">
            <text:p>171107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gustinus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Skarbinski/</text:p>
          </table:table-cell>
          <table:table-cell office:value-type="string" calcext:value-type="string">
            <text:p>Ursula /Kę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712" calcext:value-type="float">
            <text:p>171107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thias /Pozoroski/ bacalaureus ecclesiae</text:p>
          </table:table-cell>
          <table:table-cell office:value-type="string" calcext:value-type="string">
            <text:p>Ursula /Kedzier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926" calcext:value-type="float">
            <text:p>171109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Jacobus caup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caupo de Damasławek</text:p>
          </table:table-cell>
          <table:table-cell office:value-type="string" calcext:value-type="string">
            <text:p>Ursula /Kę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0929" calcext:value-type="float">
            <text:p>171109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Marianna mater familias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05" calcext:value-type="float">
            <text:p>171110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semiagrico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ovilio adolescens de Uscikowo</text:p>
          </table:table-cell>
          <table:table-cell office:value-type="string" calcext:value-type="string">
            <text:p>Marianna /Grzegorze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18" calcext:value-type="float">
            <text:p>171110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semi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Constantia /Owczarzewn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18" calcext:value-type="float">
            <text:p>171110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thias /Pozoroski/ bacalaureus</text:p>
          </table:table-cell>
          <table:table-cell office:value-type="string" calcext:value-type="string">
            <text:p>Urszula /Ke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111" calcext:value-type="float">
            <text:p>17111111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thias caup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braxator de Dąbrowa</text:p>
          </table:table-cell>
          <table:table-cell office:value-type="string" calcext:value-type="string">
            <text:p>Barbar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06" calcext:value-type="float">
            <text:p>171201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Simon /Chałup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19" calcext:value-type="float">
            <text:p>171201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Laurentius /Kroiek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 komorn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19" calcext:value-type="float">
            <text:p>171201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Martinus /Sie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famulus de Dąbrowa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224" calcext:value-type="float">
            <text:p>17120224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Franciscus /Maras/ cmeto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Dorothea de Ustaszewo Dwork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229" calcext:value-type="float">
            <text:p>17120229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oannes komornik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Linteo/ adolescens de Uscikowo</text:p>
          </table:table-cell>
          <table:table-cell office:value-type="string" calcext:value-type="string">
            <text:p>Marianna /Chałupniczk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304" calcext:value-type="float">
            <text:p>171203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Thoma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Laskoski/</text:p>
          </table:table-cell>
          <table:table-cell office:value-type="string" calcext:value-type="string">
            <text:p>Cunegunda /Kuci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410" calcext:value-type="float">
            <text:p>171204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425" calcext:value-type="float">
            <text:p>171204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/Severyn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Pozoroski/</text:p>
          </table:table-cell>
          <table:table-cell office:value-type="string" calcext:value-type="string">
            <text:p>Marianna /Walkown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12" calcext:value-type="float">
            <text:p>171205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hrisosthom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thias /Pozoroski/ bacalaureus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1" calcext:value-type="float">
            <text:p>171205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Brudzynski/</text:p>
          </table:table-cell>
          <table:table-cell office:value-type="string" calcext:value-type="string">
            <text:p>Marianna /Lis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2" calcext:value-type="float">
            <text:p>171205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lbertus semi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2" calcext:value-type="float">
            <text:p>171205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adolescens</text:p>
          </table:table-cell>
          <table:table-cell office:value-type="string" calcext:value-type="string">
            <text:p>Hedvigis /Spychal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725" calcext:value-type="float">
            <text:p>1712072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ovilio adolescens de Śielec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802" calcext:value-type="float">
            <text:p>171208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komorn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Hedvigis /Kano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818" calcext:value-type="float">
            <text:p>171208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ovilio</text:p>
          </table:table-cell>
          <table:table-cell office:value-type="string" calcext:value-type="string">
            <text:p>Cathar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28" calcext:value-type="float">
            <text:p>171208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Tur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Anna /Wrob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28" calcext:value-type="float">
            <text:p>171208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sephu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braxator de Piotrkowice</text:p>
          </table:table-cell>
          <table:table-cell office:value-type="string" calcext:value-type="string">
            <text:p>Catharina /Dabro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31" calcext:value-type="float">
            <text:p>171208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miles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04" calcext:value-type="float">
            <text:p>171209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Gregorius /Putrol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ovilio adolescens</text:p>
          </table:table-cell>
          <table:table-cell office:value-type="string" calcext:value-type="string">
            <text:p>Catharina /Woiciechow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1" calcext:value-type="float">
            <text:p>171209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Stanisla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Chałupnik/ de Damasław</text:p>
          </table:table-cell>
          <table:table-cell office:value-type="string" calcext:value-type="string">
            <text:p>Anna /St??duczka/ de Międzylesie</text:p>
          </table:table-cell>
          <table:table-cell/>
          <table:table-cell office:value-type="string" calcext:value-type="string">
            <text:p>tw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1" calcext:value-type="float">
            <text:p>171209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tanisla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Mnich/ cmeto de Juncewo</text:p>
          </table:table-cell>
          <table:table-cell table:style-name="ce2" office:value-type="string" calcext:value-type="string">
            <text:p>Helena /Chałupniczka de Międzylesie</text:p>
          </table:table-cell>
          <table:table-cell/>
          <table:table-cell office:value-type="string" calcext:value-type="string">
            <text:p>tw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4" calcext:value-type="float">
            <text:p>1712091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Josephus komornik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oannes ferrifaber de Damasławek</text:p>
          </table:table-cell>
          <table:table-cell office:value-type="string" calcext:value-type="string">
            <text:p>Catharina /Putrolni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5" calcext:value-type="float">
            <text:p>171209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Matthias /Pozoroski/ cantor ecclesia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ovilio adolescens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21" calcext:value-type="float">
            <text:p>171209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thias braxator</text:p>
          </table:table-cell>
          <table:table-cell office:value-type="string" calcext:value-type="string">
            <text:p>Anna /Kosza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009" calcext:value-type="float">
            <text:p>171210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thias /Zagrod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Regina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023" calcext:value-type="float">
            <text:p>171210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 Judas</text:p>
          </table:table-cell>
          <table:table-cell office:value-type="string" calcext:value-type="string">
            <text:p>Bartholomeus /Putrol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famulus</text:p>
          </table:table-cell>
          <table:table-cell office:value-type="string" calcext:value-type="string">
            <text:p>Constanti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101" calcext:value-type="float">
            <text:p>17121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13" calcext:value-type="float">
            <text:p>17121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Kacz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limanczak/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19" calcext:value-type="float">
            <text:p>171211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Łucz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braxator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3" calcext:value-type="float">
            <text:p>171211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bacalaureus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famulus de Piotrkowice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Matthias /Byk/ de Damasław</text:p>
          </table:table-cell>
          <table:table-cell office:value-type="string" calcext:value-type="string">
            <text:p>Regina /Kaczo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07" calcext:value-type="float">
            <text:p>17130107</text:p>
          </table:table-cell>
          <table:table-cell office:value-type="string" calcext:value-type="string">
            <text:p>Gorki Kosciel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Matthias /Kosedzik/</text:p>
          </table:table-cell>
          <table:table-cell office:value-type="string" calcext:value-type="string">
            <text:p>Catharina /Dabrow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22" calcext:value-type="float">
            <text:p>171301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aulus /Purol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Chałupniczka/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30" calcext:value-type="float">
            <text:p>171301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residens in domo plebanali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203" calcext:value-type="float">
            <text:p>1713020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ovilio de Śielec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304" calcext:value-type="float">
            <text:p>171303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rtin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Hedvigis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304" calcext:value-type="float">
            <text:p>1713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Piotrowski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312" calcext:value-type="float">
            <text:p>1713031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528" calcext:value-type="float">
            <text:p>1713052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 /Zmila/ mendicus</text:p>
          </table:table-cell>
          <table:table-cell office:value-type="string" calcext:value-type="string">
            <text:p>Barbara de Obieca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629" calcext:value-type="float">
            <text:p>1713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coctrix</text:p>
          </table:table-cell>
          <table:table-cell office:value-type="string" calcext:value-type="string">
            <text:p>/Hrszkoroski/</text:p>
          </table:table-cell>
          <table:table-cell office:value-type="string" calcext:value-type="string">
            <text:p>Ursula /Kedzie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700" calcext:value-type="float">
            <text:p>17130700</text:p>
          </table:table-cell>
          <table:table-cell office:value-type="string" calcext:value-type="string">
            <text:p>Śielec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Agnes 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713" calcext:value-type="float">
            <text:p>171307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Regina /Owczarka/ de Damasław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630" calcext:value-type="float">
            <text:p>171306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725" calcext:value-type="float">
            <text:p>171307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Anna /Matuszowna/ de Dąbrowa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730" calcext:value-type="float">
            <text:p>171307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thias fornal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famulus</text:p>
          </table:table-cell>
          <table:table-cell table:style-name="ce2" office:value-type="string" calcext:value-type="string">
            <text:p>Regina /Chaupnicz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824" calcext:value-type="float">
            <text:p>171308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Barbara /Kieszkor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829" calcext:value-type="float">
            <text:p>171308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/Zmila/ mendicus</text:p>
          </table:table-cell>
          <table:table-cell office:value-type="string" calcext:value-type="string">
            <text:p>Catharina komornica de Obieca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904" calcext:value-type="float">
            <text:p>171309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annes su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ovilio de Juncewo</text:p>
          </table:table-cell>
          <table:table-cell office:value-type="string" calcext:value-type="string">
            <text:p>Ursula /Kedzi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0910" calcext:value-type="float">
            <text:p>171309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lbertus /Gra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Zaboroski/</text:p>
          </table:table-cell>
          <table:table-cell office:value-type="string" calcext:value-type="string">
            <text:p>Anna /Sturzylas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4" calcext:value-type="float">
            <text:p>17131104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 Martinus</text:p>
          </table:table-cell>
          <table:table-cell office:value-type="string" calcext:value-type="string">
            <text:p>Franciscus /Koscieski/ nobilis</text:p>
          </table:table-cell>
          <table:table-cell office:value-type="string" calcext:value-type="string">
            <text:p>Hedvigis /Racieska/</text:p>
          </table:table-cell>
          <table:table-cell office:value-type="string" calcext:value-type="string">
            <text:p>Laurentius /Kutakowicz/ conjuges</text:p>
          </table:table-cell>
          <table:table-cell office:value-type="string" calcext:value-type="string">
            <text:p>Sophia /Kutakowiczowa/ nee /Bogucka/ conjuge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4" calcext:value-type="float">
            <text:p>1713110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Albertus /Wicinski/ nobilis</text:p>
          </table:table-cell>
          <table:table-cell office:value-type="string" calcext:value-type="string">
            <text:p>Ursula /Kedzierska/</text:p>
          </table:table-cell>
          <table:table-cell office:value-type="string" calcext:value-type="string">
            <text:p>Swietoslaus /Tomicki/</text:p>
          </table:table-cell>
          <table:table-cell office:value-type="string" calcext:value-type="string">
            <text:p>Helena /Kucinska/ nee /Kowa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7" calcext:value-type="float">
            <text:p>171311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25" calcext:value-type="float">
            <text:p>1713112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ucas /Kedzior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25" calcext:value-type="float">
            <text:p>171311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Hedvigis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101" calcext:value-type="float">
            <text:p>17140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/Rębiśzewik/ nobilis possessor Piotrkowice</text:p>
          </table:table-cell>
          <table:table-cell office:value-type="string" calcext:value-type="string">
            <text:p>Catharina /Koscieska/</text:p>
          </table:table-cell>
          <table:table-cell office:value-type="string" calcext:value-type="string">
            <text:p>Swietoslaus /Tomicki/ haeres in Śielec</text:p>
          </table:table-cell>
          <table:table-cell office:value-type="string" calcext:value-type="string">
            <text:p>Constantia /Tomicka/ consors sua haeres in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305" calcext:value-type="float">
            <text:p>1714030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Paulus ovilio adolescens de Juncewo</text:p>
          </table:table-cell>
          <table:table-cell office:value-type="string" calcext:value-type="string">
            <text:p>Hedvigis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309" calcext:value-type="float">
            <text:p>171403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imon /Zagrod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famulus de Dąbrowa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400" calcext:value-type="float">
            <text:p>17140400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table:style-name="ce2" office:value-type="string" calcext:value-type="string">
            <text:p>Laurentius /Chałup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</text:p>
          </table:table-cell>
          <table:table-cell table:style-name="ce2" office:value-type="string" calcext:value-type="string">
            <text:p>Agnes ancil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600" calcext:value-type="float">
            <text:p>171406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701" calcext:value-type="float">
            <text:p>171407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Catharina /Bakalarka/</text:p>
          </table:table-cell>
          <table:table-cell/>
          <table:table-cell office:value-type="string" calcext:value-type="string">
            <text:p>obscured by ink sta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715" calcext:value-type="float">
            <text:p>171407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Wrzesinski/ sartor</text:p>
          </table:table-cell>
          <table:table-cell table:style-name="ce2" office:value-type="string" calcext:value-type="string">
            <text:p>Cunegunda /Kucinska/ virgo de Damas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817" calcext:value-type="float">
            <text:p>171408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/Krzyzan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iacinthus /Spychalik/</text:p>
          </table:table-cell>
          <table:table-cell office:value-type="string" calcext:value-type="string">
            <text:p>Margaretha ancilla de Biskupi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829" calcext:value-type="float">
            <text:p>171408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aulus /Putrola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 hospita plebanalis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921" calcext:value-type="float">
            <text:p>171409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caupo de Damasław</text:p>
          </table:table-cell>
          <table:table-cell office:value-type="string" calcext:value-type="string">
            <text:p>Catharina coctrix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1014" calcext:value-type="float">
            <text:p>171410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/To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Valentinus /Spychała/ de Juncewo</text:p>
          </table:table-cell>
          <table:table-cell office:value-type="string" calcext:value-type="string">
            <text:p>Regina /Nowaczka/ de Mokronosy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105" calcext:value-type="float">
            <text:p>1715010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Barbara /Wal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122" calcext:value-type="float">
            <text:p>171501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Catharina /Ry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202" calcext:value-type="float">
            <text:p>1715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oannes /Kacz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Kedziora/ famulus</text:p>
          </table:table-cell>
          <table:table-cell office:value-type="string" calcext:value-type="string">
            <text:p>Marianna /Spychala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210" calcext:value-type="float">
            <text:p>171502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219" calcext:value-type="float">
            <text:p>171502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tephanus lignifaber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Laurentius famulus de Piotrkowice</text:p>
          </table:table-cell>
          <table:table-cell office:value-type="string" calcext:value-type="string">
            <text:p>An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09" calcext:value-type="float">
            <text:p>1715030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aurentius /Wałkano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Sophia ancil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19" calcext:value-type="float">
            <text:p>171503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Laurentius /Kro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Tomicki/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31" calcext:value-type="float">
            <text:p>17150331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 Marianna</text:p>
          </table:table-cell>
          <table:table-cell office:value-type="string" calcext:value-type="string">
            <text:p>Casimirus /Dobrogoski/ dominus</text:p>
          </table:table-cell>
          <table:table-cell office:value-type="string" calcext:value-type="string">
            <text:p>Marcianna</text:p>
          </table:table-cell>
          <table:table-cell office:value-type="string" calcext:value-type="string">
            <text:p>/Dobrogoski/ frater</text:p>
          </table:table-cell>
          <table:table-cell table:style-name="ce2" office:value-type="string" calcext:value-type="string">
            <text:p>Helena /Kucinska/ haeredyssa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10" calcext:value-type="float">
            <text:p>171504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 de Damasław</text:p>
          </table:table-cell>
          <table:table-cell office:value-type="string" calcext:value-type="string">
            <text:p>Barbara /Walkowa/ de Juncewo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24" calcext:value-type="float">
            <text:p>1715042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30" calcext:value-type="float">
            <text:p>171504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etrus pas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522" calcext:value-type="float">
            <text:p>171505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Młodzianowski/</text:p>
          </table:table-cell>
          <table:table-cell office:value-type="string" calcext:value-type="string">
            <text:p>Anna /Owczarka/ star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07" calcext:value-type="float">
            <text:p>171507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Franciscus de Damasław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07" calcext:value-type="float">
            <text:p>171507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ielianus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Hedvig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13" calcext:value-type="float">
            <text:p>1715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722" calcext:value-type="float">
            <text:p>171507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Pozoroski/ cantor ecclesia de Juncewo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725" calcext:value-type="float">
            <text:p>1715072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Pozoroski/ cantor ecclesia de Juncewo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804" calcext:value-type="float">
            <text:p>171508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Martinus /Łakom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parobek de Junewo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811" calcext:value-type="float">
            <text:p>171508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inquilinu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Paulus /Putrol/ de Damasław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15" calcext:value-type="float">
            <text:p>171509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 Dorothea</text:p>
          </table:table-cell>
          <table:table-cell office:value-type="string" calcext:value-type="string">
            <text:p>Jacobus /Rembiszeski/ tenutarius Piotrkowic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Wyganowski/</text:p>
          </table:table-cell>
          <table:table-cell office:value-type="string" calcext:value-type="string">
            <text:p>Constantia Dorotha /Chrzastowska/ nee /Miecznikowa/</text:p>
          </table:table-cell>
          <table:table-cell/>
          <table:table-cell office:value-type="string" calcext:value-type="string">
            <text:p>quod postremo patrinium scripsi errore factum prudens lector id no apprehendat etiam propter limam non transposui = godfather is incorrect but i ain’t fixing i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15" calcext:value-type="float">
            <text:p>171509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20" calcext:value-type="float">
            <text:p>171509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famulus de Juncewo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00" calcext:value-type="float">
            <text:p>171510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Joannes Cantius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rzastowski/ dominus possessor Juncewo</text:p>
          </table:table-cell>
          <table:table-cell office:value-type="string" calcext:value-type="string">
            <text:p>Cunegundis /Kucinska/ virgo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11" calcext:value-type="float">
            <text:p>171510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braxator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20" calcext:value-type="float">
            <text:p>171510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Hedvigis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03" calcext:value-type="float">
            <text:p>171511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table:style-name="ce2" office:value-type="string" calcext:value-type="string">
            <text:p>Valentinus /Chałup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de Damasław</text:p>
          </table:table-cell>
          <table:table-cell office:value-type="string" calcext:value-type="string">
            <text:p>Regi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05" calcext:value-type="float">
            <text:p>171511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Chałup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famulus</text:p>
          </table:table-cell>
          <table:table-cell office:value-type="string" calcext:value-type="string">
            <text:p>Catharina /Hopni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10" calcext:value-type="float">
            <text:p>171511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etrus caup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filius ovilionis senis</text:p>
          </table:table-cell>
          <table:table-cell office:value-type="string" calcext:value-type="string">
            <text:p>Marianna /Jan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19" calcext:value-type="float">
            <text:p>171511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etr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Catharina /Jec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24" calcext:value-type="float">
            <text:p>17151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Tomicki/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110" calcext:value-type="float">
            <text:p>171601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Axenrik/ milites de legione saxonum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hristianus /Trinx/</text:p>
          </table:table-cell>
          <table:table-cell office:value-type="string" calcext:value-type="string">
            <text:p>Anna Catharina /Saulin/ de eodem legione</text:p>
          </table:table-cell>
          <table:table-cell/>
          <table:table-cell office:value-type="string" calcext:value-type="string">
            <text:p>Gregorius /Merger/ assistens</text:p>
          </table:table-cell>
          <table:table-cell office:value-type="string" calcext:value-type="string">
            <text:p>Georgius /Merger/ assistens</text:p>
          </table:table-cell>
          <table:table-cell office:value-type="string" calcext:value-type="string">
            <text:p>Marianna Elizabeth /Penmein/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19" calcext:value-type="float">
            <text:p>171602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 Sebastianus</text:p>
          </table:table-cell>
          <table:table-cell office:value-type="string" calcext:value-type="string">
            <text:p>Mathias aurig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Tomicki/ dominus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20" calcext:value-type="float">
            <text:p>171602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Jacobus /Ureda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Marianna /Gwid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26" calcext:value-type="float">
            <text:p>17160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sephus inquilinu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Casimirus molitor adolescens</text:p>
          </table:table-cell>
          <table:table-cell office:value-type="string" calcext:value-type="string">
            <text:p>Catharina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11" calcext:value-type="float">
            <text:p>171603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ovilio adolescens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15" calcext:value-type="float">
            <text:p>171603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Franciscus /Plaskaty/ tabernator</text:p>
          </table:table-cell>
          <table:table-cell office:value-type="string" calcext:value-type="string">
            <text:p>Agne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24" calcext:value-type="float">
            <text:p>171603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igitha</text:p>
          </table:table-cell>
          <table:table-cell office:value-type="string" calcext:value-type="string">
            <text:p>Albertus /Stef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braxator adolescens</text:p>
          </table:table-cell>
          <table:table-cell office:value-type="string" calcext:value-type="string">
            <text:p>Marianna /Jani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24" calcext:value-type="float">
            <text:p>171603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Stef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filius ovilionis adolescens de Śielec</text:p>
          </table:table-cell>
          <table:table-cell office:value-type="string" calcext:value-type="string">
            <text:p>Marianna /So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405" calcext:value-type="float">
            <text:p>171604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centius</text:p>
          </table:table-cell>
          <table:table-cell office:value-type="string" calcext:value-type="string">
            <text:p>/Bielski/ nobilis administrator in Śielec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Orzelski/ de Pomarzany</text:p>
          </table:table-cell>
          <table:table-cell office:value-type="string" calcext:value-type="string">
            <text:p>Anna /Belecka/ nobilis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10" calcext:value-type="float">
            <text:p>171605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braxator adolescens de Damasławek</text:p>
          </table:table-cell>
          <table:table-cell office:value-type="string" calcext:value-type="string">
            <text:p>Agnes tabernatrix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18" calcext:value-type="float">
            <text:p>171605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Anna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21" calcext:value-type="float">
            <text:p>171605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Catharina /Rymarka/ de domo plebanali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21" calcext:value-type="float">
            <text:p>171605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Gregorius /Janisz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Tomicki/ dominus</text:p>
          </table:table-cell>
          <table:table-cell office:value-type="string" calcext:value-type="string">
            <text:p>Elenora /Chrzask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31" calcext:value-type="float">
            <text:p>1716053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 ovilio adolescens</text:p>
          </table:table-cell>
          <table:table-cell office:value-type="string" calcext:value-type="string">
            <text:p>Agnes /Jedrzei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609" calcext:value-type="float">
            <text:p>171606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tanislaus ferrifab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Savoinski/ alias /Rymarz/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712" calcext:value-type="float">
            <text:p>171607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olitor de Piotrkowice</text:p>
          </table:table-cell>
          <table:table-cell office:value-type="string" calcext:value-type="string">
            <text:p>/Ratai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716" calcext:value-type="float">
            <text:p>171607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ovilio de Międzylesie</text:p>
          </table:table-cell>
          <table:table-cell office:value-type="string" calcext:value-type="string">
            <text:p>Marianna /Chałyp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08" calcext:value-type="float">
            <text:p>171608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rtinus /Drop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Catharina uxor Martini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16" calcext:value-type="float">
            <text:p>17160816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30" calcext:value-type="float">
            <text:p>1716083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Miesaska/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11" calcext:value-type="float">
            <text:p>171610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asimirus molitor de Piotrkowice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13" calcext:value-type="float">
            <text:p>171610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Oleinik/ de Damasławek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25" calcext:value-type="float">
            <text:p>171610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Slimanczak/ adolescens de Juncewo</text:p>
          </table:table-cell>
          <table:table-cell office:value-type="string" calcext:value-type="string">
            <text:p>Sophia vidua de domo plebanali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28" calcext:value-type="float">
            <text:p>171610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Gracz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Płaczkowski/</text:p>
          </table:table-cell>
          <table:table-cell office:value-type="string" calcext:value-type="string">
            <text:p>Sophia de domo plebanali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101" calcext:value-type="float">
            <text:p>171611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Luca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11" calcext:value-type="float">
            <text:p>1716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Martinus</text:p>
          </table:table-cell>
          <table:table-cell office:value-type="string" calcext:value-type="string">
            <text:p>Joannes /Tomicki/ dominus de Trzebicka</text:p>
          </table:table-cell>
          <table:table-cell office:value-type="string" calcext:value-type="string">
            <text:p>Catharina /Belęcka/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/Orzelska/ de Kwieleck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22" calcext:value-type="float">
            <text:p>171611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ichael /Rolirad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/Kosęda/ de Żnin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22" calcext:value-type="float">
            <text:p>1716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thias /Goscinn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Franciscus /Karpinski/ nobilis</text:p>
          </table:table-cell>
          <table:table-cell office:value-type="string" calcext:value-type="string">
            <text:p>/Małach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00" calcext:value-type="float">
            <text:p>1716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lbertus /Budnik/ seu /Nowak/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00" calcext:value-type="float">
            <text:p>171612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Matusz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Th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13" calcext:value-type="float">
            <text:p>17161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Sophia /Kedzie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100" calcext:value-type="float">
            <text:p>171701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coctrix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120" calcext:value-type="float">
            <text:p>171701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Mathias inquilinus de domo plebanali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Valentinus braxator de Damasławek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07" calcext:value-type="float">
            <text:p>171702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Mari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16" calcext:value-type="float">
            <text:p>171702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limanczuk/ adolescens de Juncewo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21" calcext:value-type="float">
            <text:p>17170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Owczarzona/</text:p>
          </table:table-cell>
          <table:table-cell office:value-type="string" calcext:value-type="string">
            <text:p>Petrus tabernator de Śielec</text:p>
          </table:table-cell>
          <table:table-cell office:value-type="string" calcext:value-type="string">
            <text:p>Regina /Sobk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221" calcext:value-type="float">
            <text:p>17170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tulius</text:p>
          </table:table-cell>
          <table:table-cell office:value-type="string" calcext:value-type="string">
            <text:p>Marianna /So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2" calcext:value-type="float">
            <text:p>1717031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Oleinik/</text:p>
          </table:table-cell>
          <table:table-cell office:value-type="string" calcext:value-type="string">
            <text:p>Apoloni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4" calcext:value-type="float">
            <text:p>171703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Barbara /Walochowa/ de Juncew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4" calcext:value-type="float">
            <text:p>171703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Sophia /Janowa/ vidua de domo plebanali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1" calcext:value-type="float">
            <text:p>171703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 /Kurzawa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5" calcext:value-type="float">
            <text:p>171703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Ratay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ovilio adolescens</text:p>
          </table:table-cell>
          <table:table-cell office:value-type="string" calcext:value-type="string">
            <text:p>Ann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6" calcext:value-type="float">
            <text:p>171703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/Skąpski/ cantor ecclesiae de Juncewo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406" calcext:value-type="float">
            <text:p>171704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Dias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ferrifaber</text:p>
          </table:table-cell>
          <table:table-cell office:value-type="string" calcext:value-type="string">
            <text:p>Agnes /Owczarka/ st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00" calcext:value-type="float">
            <text:p>171705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tabernator</text:p>
          </table:table-cell>
          <table:table-cell office:value-type="string" calcext:value-type="string">
            <text:p>Agne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00" calcext:value-type="float">
            <text:p>17170500</text:p>
          </table:table-cell>
          <table:table-cell office:value-type="string" calcext:value-type="string">
            <text:p>Piotrkowice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16" calcext:value-type="float">
            <text:p>1717051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Paulus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Marianna ancill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510" calcext:value-type="float">
            <text:p>171705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/</text:p>
          </table:table-cell>
          <table:table-cell office:value-type="string" calcext:value-type="string">
            <text:p>Dorothea /Bzdyc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526" calcext:value-type="float">
            <text:p>171705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Marianna /Marcinow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606" calcext:value-type="float">
            <text:p>171706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ovilio adolescens de Międzylesie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629" calcext:value-type="float">
            <text:p>1717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coctrix de aul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3" calcext:value-type="float">
            <text:p>171708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Simon pastor pecudum</text:p>
          </table:table-cell>
          <table:table-cell office:value-type="string" calcext:value-type="string">
            <text:p>omitted</text:p>
          </table:table-cell>
          <table:table-cell table:number-columns-repeated="3"/>
          <table:table-cell office:value-type="string" calcext:value-type="string">
            <text:p>pastor pecudum = herder of catt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5" calcext:value-type="float">
            <text:p>171708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/Bzdycz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famulus adolescens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5" calcext:value-type="float">
            <text:p>171708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lbertus /Gwid/</text:p>
          </table:table-cell>
          <table:table-cell office:value-type="string" calcext:value-type="string">
            <text:p>Marianna /Stirpe/</text:p>
          </table:table-cell>
          <table:table-cell office:value-type="string" calcext:value-type="string">
            <text:p>Sebastianus ovilio adolescens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14" calcext:value-type="float">
            <text:p>1717091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orus komorn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26" calcext:value-type="float">
            <text:p>171709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ovilio claud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Slimanczak/</text:p>
          </table:table-cell>
          <table:table-cell office:value-type="string" calcext:value-type="string">
            <text:p>Marianna ancilla de aula Juncewi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26" calcext:value-type="float">
            <text:p>171709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us /Haza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07" calcext:value-type="float">
            <text:p>17171007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tephanus /Jans/ lutheran</text:p>
          </table:table-cell>
          <table:table-cell office:value-type="string" calcext:value-type="string">
            <text:p>Dorothea catholic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Hedvigis /Grzechowa/ de Dąbrowa</text:p>
          </table:table-cell>
          <table:table-cell/>
          <table:table-cell office:value-type="string" calcext:value-type="string">
            <text:p>Bartholomeus /Ninderster/ <text:s/>incola in Komoro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18" calcext:value-type="float">
            <text:p>171710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Dias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Dorothe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31" calcext:value-type="float">
            <text:p>1717103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ovilio adolescens de Piotrkowice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110" calcext:value-type="float">
            <text:p>17171110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Laurentius komornik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 /Matuszk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200" calcext:value-type="float">
            <text:p>17171200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/Suchorski/ sar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Chrząstkoski/ dominus</text:p>
          </table:table-cell>
          <table:table-cell office:value-type="string" calcext:value-type="string">
            <text:p>/Gorska/ domina virgo de Swiąt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6" calcext:value-type="float">
            <text:p>171801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 ovilio adolescens de Piotrkowice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7" calcext:value-type="float">
            <text:p>171801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Szczepanka/ komornica</text:p>
          </table:table-cell>
          <table:table-cell/>
          <table:table-cell office:value-type="string" calcext:value-type="string">
            <text:p>komornica = female komornik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9" calcext:value-type="float">
            <text:p>171801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Łakomy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 /Roliracik/ de Damasław</text:p>
          </table:table-cell>
          <table:table-cell office:value-type="string" calcext:value-type="string">
            <text:p>Marianna uxor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200" calcext:value-type="float">
            <text:p>171802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Agatha</text:p>
          </table:table-cell>
          <table:table-cell office:value-type="string" calcext:value-type="string">
            <text:p>Mathias /Jech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Radliszyk/ de Gołancza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05" calcext:value-type="float">
            <text:p>171803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/Sew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Rolirad/</text:p>
          </table:table-cell>
          <table:table-cell office:value-type="string" calcext:value-type="string">
            <text:p>/Wierzbinska/</text:p>
          </table:table-cell>
          <table:table-cell/>
          <table:table-cell office:value-type="string" calcext:value-type="string">
            <text:p>stillborn twin to Eva? note says ob periculum baptizavi de utero egressum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13" calcext:value-type="float">
            <text:p>171803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Sew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Margaretha /Kuszewa/ de Juncewo</text:p>
          </table:table-cell>
          <table:table-cell/>
          <table:table-cell office:value-type="string" calcext:value-type="string">
            <text:p>twin to Adam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17" calcext:value-type="float">
            <text:p>1718031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Casimirus /Przygoda/ fam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adolescens ovilio</text:p>
          </table:table-cell>
          <table:table-cell office:value-type="string" calcext:value-type="string">
            <text:p>Dorothea /Mo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00" calcext:value-type="float">
            <text:p>171804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ladislaus</text:p>
          </table:table-cell>
          <table:table-cell office:value-type="string" calcext:value-type="string">
            <text:p>/Szymanski/ de Murowana</text:p>
          </table:table-cell>
          <table:table-cell office:value-type="string" calcext:value-type="string">
            <text:p>Goslin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nee /Orzelska/ uxor eius</text:p>
          </table:table-cell>
          <table:table-cell/>
          <table:table-cell office:value-type="string" calcext:value-type="string">
            <text:p>genere Juddum = of jewish descent?; the vertical note in the marigin looks to me like de Murowana Goslina Juddum baptizav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27" calcext:value-type="float">
            <text:p>171804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arianus /Lesniewicz/</text:p>
          </table:table-cell>
          <table:table-cell office:value-type="string" calcext:value-type="string">
            <text:p>/So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30" calcext:value-type="float">
            <text:p>171804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hillipus Jacobu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Czap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700" calcext:value-type="float">
            <text:p>171807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ichael /Matusz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801" calcext:value-type="float">
            <text:p>171808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thias auriga aulici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Swierczyski/</text:p>
          </table:table-cell>
          <table:table-cell office:value-type="string" calcext:value-type="string">
            <text:p>Elenora /Chrzaystowska/ nee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800" calcext:value-type="float">
            <text:p>171808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Albertus /Toch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00" calcext:value-type="float">
            <text:p>171809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Watkanowski/ inquili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Gwid/ de Juncewo</text:p>
          </table:table-cell>
          <table:table-cell office:value-type="string" calcext:value-type="string">
            <text:p>Margaretha /Kusz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00" calcext:value-type="float">
            <text:p>1718090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yppolitus Rochus</text:p>
          </table:table-cell>
          <table:table-cell office:value-type="string" calcext:value-type="string">
            <text:p>/Obielawski/ dominus possessor Ustaszewo</text:p>
          </table:table-cell>
          <table:table-cell office:value-type="string" calcext:value-type="string">
            <text:p>/Koscielska/</text:p>
          </table:table-cell>
          <table:table-cell office:value-type="string" calcext:value-type="string">
            <text:p>Joannes /Sboyganowski/ parochus Szczepanoviensis</text:p>
          </table:table-cell>
          <table:table-cell office:value-type="string" calcext:value-type="string">
            <text:p>Constantia /Tomicka/ nee /Orzels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21" calcext:value-type="float">
            <text:p>171809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cas /Koscianiewicz/ ferrifaber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28" calcext:value-type="float">
            <text:p>171809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Regina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1028" calcext:value-type="float">
            <text:p>1718102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us /Myszczynski/ su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/Pellio/ adolescens de Kopanina</text:p>
          </table:table-cell>
          <table:table-cell office:value-type="string" calcext:value-type="string">
            <text:p>Regina /Gołebiewna/ de Kołyp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1115" calcext:value-type="float">
            <text:p>171811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vus de Xenodochio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avus = grandfather of the child; xenedochium = hostel or hospital or other charitable place for stranger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10" calcext:value-type="float">
            <text:p>171812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Paulus /Puszka/ inquilin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18" calcext:value-type="float">
            <text:p>171812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/Przygoda/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Ozdrzykowski/ olim molitor in Śielec</text:p>
          </table:table-cell>
          <table:table-cell office:value-type="string" calcext:value-type="string">
            <text:p>Rosa ancilla filia tabernatricis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25" calcext:value-type="float">
            <text:p>17181225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ebastianus /Paluch/ adolsescens ovilio de Swiątkowo</text:p>
          </table:table-cell>
          <table:table-cell office:value-type="string" calcext:value-type="string">
            <text:p>Catharina uxor ovilionis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06" calcext:value-type="float">
            <text:p>17190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Petrus /Przybył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08" calcext:value-type="float">
            <text:p>171901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coctrix de aul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15" calcext:value-type="float">
            <text:p>171901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Justina /Kaw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15" calcext:value-type="float">
            <text:p>17190115</text:p>
          </table:table-cell>
          <table:table-cell office:value-type="string" calcext:value-type="string">
            <text:p>Międzylesie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Martinus /Domagała/ de Damasław</text:p>
          </table:table-cell>
          <table:table-cell office:value-type="string" calcext:value-type="string">
            <text:p>Catharina /Wał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22" calcext:value-type="float">
            <text:p>17190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Kułtońowa/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Hedvigis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4" calcext:value-type="float">
            <text:p>171901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famulus pastorus ovium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Hiacinthus /Spychała/</text:p>
          </table:table-cell>
          <table:table-cell office:value-type="string" calcext:value-type="string">
            <text:p>Hedvigis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9" calcext:value-type="float">
            <text:p>1719012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9" calcext:value-type="float">
            <text:p>171901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Rudkowski/ ferrifaber</text:p>
          </table:table-cell>
          <table:table-cell office:value-type="string" calcext:value-type="string">
            <text:p>Hedvigis virgo </text:p>
          </table:table-cell>
          <table:table-cell/>
          <table:table-cell office:value-type="string" calcext:value-type="string">
            <text:p>surname /Bzyk/ also recorded for fath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06" calcext:value-type="float">
            <text:p>1719020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Mnis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/Gorny/ ovilio adolescens de Swiątkowo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16" calcext:value-type="float">
            <text:p>1719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raszczyk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Malik/ ovilio adolescens de Międzylesi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19" calcext:value-type="float">
            <text:p>171902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G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Więcek/</text:p>
          </table:table-cell>
          <table:table-cell office:value-type="string" calcext:value-type="string">
            <text:p>Barbara /Kurzawian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20" calcext:value-type="float">
            <text:p>1719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/Czapski/</text:p>
          </table:table-cell>
          <table:table-cell office:value-type="string" calcext:value-type="string">
            <text:p>Constantia /Tomicka/ virgo</text:p>
          </table:table-cell>
          <table:table-cell/>
          <table:table-cell office:value-type="string" calcext:value-type="string">
            <text:p>baptism of an adult jew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26" calcext:value-type="float">
            <text:p>1719022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Komor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Magdalena /Samolę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311" calcext:value-type="float">
            <text:p>171903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Sebastianus /Plachta/ mendic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Graczka/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321" calcext:value-type="float">
            <text:p>171903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2" calcext:value-type="float">
            <text:p>171904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inquilinus filius molitori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Rolirad/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4" calcext:value-type="float">
            <text:p>171904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/Drop/ inquilinus</text:p>
          </table:table-cell>
          <table:table-cell office:value-type="string" calcext:value-type="string">
            <text:p>omitted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/Kurzawianka/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5" calcext:value-type="float">
            <text:p>171904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caupo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rtinus /Jancewski/ adolescens de Dąbrowa</text:p>
          </table:table-cell>
          <table:table-cell office:value-type="string" calcext:value-type="string">
            <text:p>Marianna /Korponska/ anci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11" calcext:value-type="float">
            <text:p>171904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Rayska/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ianna /Wałk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15" calcext:value-type="float">
            <text:p>171904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07" calcext:value-type="float">
            <text:p>171905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Josephus</text:p>
          </table:table-cell>
          <table:table-cell office:value-type="string" calcext:value-type="string">
            <text:p>Martinus /Brze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Dominicus /Breza/ castelanides satecensis</text:p>
          </table:table-cell>
          <table:table-cell office:value-type="string" calcext:value-type="string">
            <text:p>Elenora /Chrzast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20" calcext:value-type="float">
            <text:p>1719052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rnardus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Catharina ancilla de Ustaszewo</text:p>
          </table:table-cell>
          <table:table-cell/>
          <table:table-cell office:value-type="string" calcext:value-type="string">
            <text:p>twins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20" calcext:value-type="float">
            <text:p>1719052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Rybki/ bakalarek</text:p>
          </table:table-cell>
          <table:table-cell office:value-type="string" calcext:value-type="string">
            <text:p>Agnes /Komornica/ de Ustaszewo</text:p>
          </table:table-cell>
          <table:table-cell/>
          <table:table-cell office:value-type="string" calcext:value-type="string">
            <text:p>twins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00" calcext:value-type="float">
            <text:p>171906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molitor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4" calcext:value-type="float">
            <text:p>171906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advenus mercenari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Dobrogoski/</text:p>
          </table:table-cell>
          <table:table-cell office:value-type="string" calcext:value-type="string">
            <text:p>Marianna /Dyas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9" calcext:value-type="float">
            <text:p>171906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Gregorius /Janisze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9" calcext:value-type="float">
            <text:p>171906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731" calcext:value-type="float">
            <text:p>1719073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00" calcext:value-type="float">
            <text:p>171908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10" calcext:value-type="float">
            <text:p>171908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/Nowak/ inquilinus</text:p>
          </table:table-cell>
          <table:table-cell office:value-type="string" calcext:value-type="string">
            <text:p>Theressia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20" calcext:value-type="float">
            <text:p>171908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Thomas /Ratay/</text:p>
          </table:table-cell>
          <table:table-cell office:value-type="string" calcext:value-type="string">
            <text:p>Catharina /Pioianka/</text:p>
          </table:table-cell>
          <table:table-cell office:value-type="string" calcext:value-type="string">
            <text:p>Michael /Bipa/</text:p>
          </table:table-cell>
          <table:table-cell office:value-type="string" calcext:value-type="string">
            <text:p>Margaretha /Moi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20" calcext:value-type="float">
            <text:p>171908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Jacobus /Wrzeszcz/ vel /Łapaczy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molitor adolescens de Piotrkowice</text:p>
          </table:table-cell>
          <table:table-cell office:value-type="string" calcext:value-type="string">
            <text:p>Marianna /Ratayka/ nee /Rzdy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30" calcext:value-type="float">
            <text:p>171908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/Spychała/ ovilio de Juncewo</text:p>
          </table:table-cell>
          <table:table-cell office:value-type="string" calcext:value-type="string">
            <text:p>Marianna /Mni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900" calcext:value-type="float">
            <text:p>1719090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/Fran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Moyski/ de Piotrkowice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5" calcext:value-type="float">
            <text:p>17191015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/Grzechow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ovilio adolescens de Ustaszewo</text:p>
          </table:table-cell>
          <table:table-cell office:value-type="string" calcext:value-type="string">
            <text:p>Gertrudis /Maraska/ de Ustas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9" calcext:value-type="float">
            <text:p>171910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Szymanowna/</text:p>
          </table:table-cell>
          <table:table-cell office:value-type="string" calcext:value-type="string">
            <text:p>Bartholomeus ovilio adolescens de Piotrkowice</text:p>
          </table:table-cell>
          <table:table-cell office:value-type="string" calcext:value-type="string">
            <text:p>Marianna /Młyn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9" calcext:value-type="float">
            <text:p>171910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Kubiak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22" calcext:value-type="float">
            <text:p>171910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dreas /Dyas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Marianna /Młyn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112" calcext:value-type="float">
            <text:p>17191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acobus /Moys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/Rudkowski/ ferrifaber de Piotrkowice</text:p>
          </table:table-cell>
          <table:table-cell office:value-type="string" calcext:value-type="string">
            <text:p>Anna /Ratayka/ nee /Jedrzeie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121" calcext:value-type="float">
            <text:p>171911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Gwidziak/</text:p>
          </table:table-cell>
          <table:table-cell office:value-type="string" calcext:value-type="string">
            <text:p>Hedvigis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200" calcext:value-type="float">
            <text:p>1719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Marianna /Mnichow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ferrifabe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polonia</text:p>
          </table:table-cell>
          <table:table-cell office:value-type="string" calcext:value-type="string">
            <text:p>Mathias /Mulinski/ administrator in Ustaszew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poloni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Sophia /Seweryn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18" calcext:value-type="float">
            <text:p>17200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omitted caup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Catharina /Dąbr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22" calcext:value-type="float">
            <text:p>172002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ebastianus /Spychała/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ovilio de Usako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25" calcext:value-type="float">
            <text:p>172002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molitor adolescens de Śielec</text:p>
          </table:table-cell>
          <table:table-cell office:value-type="string" calcext:value-type="string">
            <text:p>Marianna /Janiszew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303" calcext:value-type="float">
            <text:p>172003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imon /Rata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Janczewski/ de Dąbrowa</text:p>
          </table:table-cell>
          <table:table-cell office:value-type="string" calcext:value-type="string">
            <text:p>Anna /Matuszowna/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326" calcext:value-type="float">
            <text:p>1720032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onstantia</text:p>
          </table:table-cell>
          <table:table-cell office:value-type="string" calcext:value-type="string">
            <text:p>Andreas /Młodżianoski/ possessor villae Swiątkowo</text:p>
          </table:table-cell>
          <table:table-cell office:value-type="string" calcext:value-type="string">
            <text:p>Catharina /Grabska/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nee /Orzels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402" calcext:value-type="float">
            <text:p>1720040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lasius /Mieszat/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anciscus famulus plebanali in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07" calcext:value-type="float">
            <text:p>172006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Barbara /Owczarka/ de Nadborow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09" calcext:value-type="float">
            <text:p>172006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Łągowski/ cantor ecclesiae de Juncewo</text:p>
          </table:table-cell>
          <table:table-cell office:value-type="string" calcext:value-type="string">
            <text:p>Eva /Uredzin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13" calcext:value-type="float">
            <text:p>172006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Casimirus /Dobrogoski/ possessor Starężyn</text:p>
          </table:table-cell>
          <table:table-cell office:value-type="string" calcext:value-type="string">
            <text:p>Marcianna /Kaczorowska/</text:p>
          </table:table-cell>
          <table:table-cell office:value-type="string" calcext:value-type="string">
            <text:p>Thomas /Kaczorowski/ avus infantis</text:p>
          </table:table-cell>
          <table:table-cell office:value-type="string" calcext:value-type="string">
            <text:p>/Połocka/ domina</text:p>
          </table:table-cell>
          <table:table-cell/>
          <table:table-cell office:value-type="string" calcext:value-type="string">
            <text:p>avus infantis = grandfather of the chil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14" calcext:value-type="float">
            <text:p>172006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30" calcext:value-type="float">
            <text:p>172006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Hiacinthus /Kroie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Marianna /Mnis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0819" calcext:value-type="float">
            <text:p>172008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 Ann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ski/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0901" calcext:value-type="float">
            <text:p>1720090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Putzbieran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iann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06" calcext:value-type="float">
            <text:p>17201006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06" calcext:value-type="float">
            <text:p>1720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table:style-name="ce1" office:value-type="string" calcext:value-type="string">
            <text:p>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adolescens</text:p>
          </table:table-cell>
          <table:table-cell office:value-type="string" calcext:value-type="string">
            <text:p>Margaretha coctrix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10" calcext:value-type="float">
            <text:p>172010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Gregorius /Myszczynski/ su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molitor de Damasławek</text:p>
          </table:table-cell>
          <table:table-cell office:value-type="string" calcext:value-type="string">
            <text:p>/Drosz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14" calcext:value-type="float">
            <text:p>172010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Łakomy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Lamka/ ovilio adolescens</text:p>
          </table:table-cell>
          <table:table-cell office:value-type="string" calcext:value-type="string">
            <text:p>Mariann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103" calcext:value-type="float">
            <text:p>17201103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tephanus /Siei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/Spychała/</text:p>
          </table:table-cell>
          <table:table-cell office:value-type="string" calcext:value-type="string">
            <text:p>Hedvigis /Ciesiels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01" calcext:value-type="float">
            <text:p>172012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Koziełek/ de Juncewo illegitimate</text:p>
          </table:table-cell>
          <table:table-cell office:value-type="string" calcext:value-type="string">
            <text:p>Hedvigis de Międzylesie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05" calcext:value-type="float">
            <text:p>172012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ranciscus /Wroblewski/ adolescens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12" calcext:value-type="float">
            <text:p>172012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Paulus /Putrol/ de Damasław</text:p>
          </table:table-cell>
          <table:table-cell office:value-type="string" calcext:value-type="string">
            <text:p>Hedvigis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01221" calcext:value-type="float">
            <text:p>172012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bertus /Po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01229" calcext:value-type="float">
            <text:p>172012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Michałowna/</text:p>
          </table:table-cell>
          <table:table-cell office:value-type="string" calcext:value-type="string">
            <text:p>/Potocki/ adolescens</text:p>
          </table:table-cell>
          <table:table-cell office:value-type="string" calcext:value-type="string">
            <text:p>Theressia /Wrob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06" calcext:value-type="float">
            <text:p>172101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/Wer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26" calcext:value-type="float">
            <text:p>172101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Mathia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/ de Piotrkowice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26" calcext:value-type="float">
            <text:p>172101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Sev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Kędziora/ de Juncewo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02" calcext:value-type="float">
            <text:p>1721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k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04" calcext:value-type="float">
            <text:p>1721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/Brzykczak/ famulus plebanalis nativus de Jaroszew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Nowak/ de Juncewo</text:p>
          </table:table-cell>
          <table:table-cell office:value-type="string" calcext:value-type="string">
            <text:p>Eva /Ura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Martinus /Domagała/</text:p>
          </table:table-cell>
          <table:table-cell office:value-type="string" calcext:value-type="string">
            <text:p>Elizabeth /Putrol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Wrzeszcz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Gwidziak/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300" calcext:value-type="float">
            <text:p>172103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 /Sobkowianka/</text:p>
          </table:table-cell>
          <table:table-cell office:value-type="string" calcext:value-type="string">
            <text:p>Mathias ovilio adolescens</text:p>
          </table:table-cell>
          <table:table-cell office:value-type="string" calcext:value-type="string">
            <text:p>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330" calcext:value-type="float">
            <text:p>172103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Salomea /Drusz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402" calcext:value-type="float">
            <text:p>172104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Josephus</text:p>
          </table:table-cell>
          <table:table-cell office:value-type="string" calcext:value-type="string">
            <text:p>Martinus /Drop/ inquili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Breza/ castelanides sątecen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413" calcext:value-type="float">
            <text:p>172104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Stefaniak/ auriga aulici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sartor adolescens</text:p>
          </table:table-cell>
          <table:table-cell office:value-type="string" calcext:value-type="string">
            <text:p>Constant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601" calcext:value-type="float">
            <text:p>172106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Moyski/ inquili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Fraczczak/ de Paryż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00" calcext:value-type="float">
            <text:p>172107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Laurentius /Klepsky/ famulus</text:p>
          </table:table-cell>
          <table:table-cell office:value-type="string" calcext:value-type="string">
            <text:p>Catharina /Kryszanka/</text:p>
          </table:table-cell>
          <table:table-cell office:value-type="string" calcext:value-type="string">
            <text:p>Antonius /Łegoski/ cantor ecclesiae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06" calcext:value-type="float">
            <text:p>17210706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Adolfus</text:p>
          </table:table-cell>
          <table:table-cell office:value-type="string" calcext:value-type="string">
            <text:p>Joannes /Tomicki/ de Trzebick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Josephus /Złotnicki/ possessor Szubin et Turzyn vero parentes haeredes Starężynek</text:p>
          </table:table-cell>
          <table:table-cell office:value-type="string" calcext:value-type="string">
            <text:p>Julianna /Skora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10" calcext:value-type="float">
            <text:p>172107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Osowski/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721" calcext:value-type="float">
            <text:p>172107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imon ferrifaber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Kusz/ de Juncewo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2" calcext:value-type="float">
            <text:p>172108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/Lesniwiczowa/ de aula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3" calcext:value-type="float">
            <text:p>1721080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Andreas /Fra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3" calcext:value-type="float">
            <text:p>1721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Albertus /Kusz/ inquilin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/Spychała/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907" calcext:value-type="float">
            <text:p>172109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Bernardus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Josephus /Złotnicki/ possessor Szubin et Turzyn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1003" calcext:value-type="float">
            <text:p>172110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ovilio adolescens de Dąbrowa</text:p>
          </table:table-cell>
          <table:table-cell office:value-type="string" calcext:value-type="string">
            <text:p>Barbara /Kurzawianka/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1004" calcext:value-type="float">
            <text:p>172110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 Francisca</text:p>
          </table:table-cell>
          <table:table-cell office:value-type="string" calcext:value-type="string">
            <text:p>Martinus /Janc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/Drweski/</text:p>
          </table:table-cell>
          <table:table-cell office:value-type="string" calcext:value-type="string">
            <text:p>Catharina /Brezina/ uxor castelanidis sate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09" calcext:value-type="float">
            <text:p>172111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Łegoski/ cantor ecclesiae de Juncewo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23" calcext:value-type="float">
            <text:p>172111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/Serdynianka/</text:p>
          </table:table-cell>
          <table:table-cell office:value-type="string" calcext:value-type="string">
            <text:p>Joannes /Wozniak/ de Śielec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23" calcext:value-type="float">
            <text:p>172111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tonius famulus de Juncewo</text:p>
          </table:table-cell>
          <table:table-cell office:value-type="string" calcext:value-type="string">
            <text:p>Catharina /Sawinska/ de Zerni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04" calcext:value-type="float">
            <text:p>172112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04" calcext:value-type="float">
            <text:p>17211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infantis avunculus</text:p>
          </table:table-cell>
          <table:table-cell office:value-type="string" calcext:value-type="string">
            <text:p>Hedvigis /Ciesielska/ </text:p>
          </table:table-cell>
          <table:table-cell/>
          <table:table-cell office:value-type="string" calcext:value-type="string">
            <text:p>avunculus = maternal unc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2" calcext:value-type="float">
            <text:p>172112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Plachcianka/</text:p>
          </table:table-cell>
          <table:table-cell office:value-type="string" calcext:value-type="string">
            <text:p>Mathias /Graczyk/ de Damasławek</text:p>
          </table:table-cell>
          <table:table-cell office:value-type="string" calcext:value-type="string">
            <text:p>Agnes /Watkanows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9" calcext:value-type="float">
            <text:p>172112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ntonius /Łegowski/ cantor de Juncewo</text:p>
          </table:table-cell>
          <table:table-cell office:value-type="string" calcext:value-type="string">
            <text:p>Marianna /Młyn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9" calcext:value-type="float">
            <text:p>172112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/Ratayczy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Graczyk/</text:p>
          </table:table-cell>
          <table:table-cell office:value-type="string" calcext:value-type="string">
            <text:p>Salom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125" calcext:value-type="float">
            <text:p>1722012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Diabelec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inquilinus de Wiela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215" calcext:value-type="float">
            <text:p>172202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/Pospieszał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Nadolski/ oppidanus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220" calcext:value-type="float">
            <text:p>1722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Łegoski/ cantor ecclesiae</text:p>
          </table:table-cell>
          <table:table-cell office:value-type="string" calcext:value-type="string">
            <text:p>Dorothea /Moy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300" calcext:value-type="float">
            <text:p>172203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/Spychała/ de Juncewo</text:p>
          </table:table-cell>
          <table:table-cell office:value-type="string" calcext:value-type="string">
            <text:p>Regina /Klemensowa/ av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419" calcext:value-type="float">
            <text:p>172204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Steph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Dorothea /Walkiewiczowa/ uxor sar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3" calcext:value-type="float">
            <text:p>172205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Margaretha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sephus /Drweski/</text:p>
          </table:table-cell>
          <table:table-cell office:value-type="string" calcext:value-type="string">
            <text:p>Catharina /Brezina/ uxor castelanidis sate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6" calcext:value-type="float">
            <text:p>172205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Joannes /Kaczo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Wazynski/</text:p>
          </table:table-cell>
          <table:table-cell office:value-type="string" calcext:value-type="string">
            <text:p>/Mielcar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9" calcext:value-type="float">
            <text:p>1722052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Blasius inquilinus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Anna /Armaciank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9" calcext:value-type="float">
            <text:p>172205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An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600" calcext:value-type="float">
            <text:p>172206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Catharina /Brdączanka/</text:p>
          </table:table-cell>
          <table:table-cell office:value-type="string" calcext:value-type="string">
            <text:p>Michael /Purol/ de Damasław</text:p>
          </table:table-cell>
          <table:table-cell office:value-type="string" calcext:value-type="string">
            <text:p>Salome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700" calcext:value-type="float">
            <text:p>172207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Sniadecki/ de Gorzyce</text:p>
          </table:table-cell>
          <table:table-cell office:value-type="string" calcext:value-type="string">
            <text:p>/Janow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731" calcext:value-type="float">
            <text:p>1722073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cius</text:p>
          </table:table-cell>
          <table:table-cell office:value-type="string" calcext:value-type="string">
            <text:p>Bartholomeus pastor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Bartholomeus /Domagała/ de Juncewo</text:p>
          </table:table-cell>
          <table:table-cell office:value-type="string" calcext:value-type="string">
            <text:p>Marianna ancilla ex aula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09" calcext:value-type="float">
            <text:p>172208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Gregorius /Janisz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09" calcext:value-type="float">
            <text:p>172208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Graczanka/</text:p>
          </table:table-cell>
          <table:table-cell office:value-type="string" calcext:value-type="string">
            <text:p>Blasius /Hoinacki/ ovilio adolescens de Międzylesi</text:p>
          </table:table-cell>
          <table:table-cell office:value-type="string" calcext:value-type="string">
            <text:p>Margaretha /Heiduko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16" calcext:value-type="float">
            <text:p>1722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 Rochus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Franciscus ovilio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0" calcext:value-type="float">
            <text:p>172209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Valentinus /Walkowicz/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/Wazynski/ nobilis</text:p>
          </table:table-cell>
          <table:table-cell office:value-type="string" calcext:value-type="string">
            <text:p>nobilis virgo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5" calcext:value-type="float">
            <text:p>172209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5" calcext:value-type="float">
            <text:p>172209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Marianna /Sob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018" calcext:value-type="float">
            <text:p>172210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Valentinus /Waloch/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103" calcext:value-type="float">
            <text:p>17221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Jaruzel/ de Gorzyc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Hiacinthus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/Rohracik/</text:p>
          </table:table-cell>
          <table:table-cell office:value-type="string" calcext:value-type="string">
            <text:p>Urszula /Pawlowa/ curdika de Damasław</text:p>
          </table:table-cell>
          <table:table-cell/>
          <table:table-cell office:value-type="string" calcext:value-type="string">
            <text:p>curdika = curdica = curdish?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inquilinus nativus de Gorzyce</text:p>
          </table:table-cell>
          <table:table-cell office:value-type="string" calcext:value-type="string">
            <text:p>Anna nata de Biedk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Okiopniak/ ovilio adolscens</text:p>
          </table:table-cell>
          <table:table-cell office:value-type="string" calcext:value-type="string">
            <text:p>Sophia /Owczarka/ de Modrzew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Wasenty/ de Juncewo</text:p>
          </table:table-cell>
          <table:table-cell office:value-type="string" calcext:value-type="string">
            <text:p>Dorothea /Mo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2" calcext:value-type="float">
            <text:p>1722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Łakom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Hetman/ ovilio adolescens</text:p>
          </table:table-cell>
          <table:table-cell office:value-type="string" calcext:value-type="string">
            <text:p>Marianna /Kazipłac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2" calcext:value-type="float">
            <text:p>1722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ovilio adolescens</text:p>
          </table:table-cell>
          <table:table-cell office:value-type="string" calcext:value-type="string">
            <text:p>Catharina /Bartkowianka/ vidua de Bizidz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/Krzyzan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Rodzony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/Niespodzian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Anna /Młyn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06" calcext:value-type="float">
            <text:p>172301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2" calcext:value-type="float">
            <text:p>172301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6" calcext:value-type="float">
            <text:p>172301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imon pas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Eva /Fifrow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9" calcext:value-type="float">
            <text:p>17230119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acobus /Staswicz/ economus Damasławek</text:p>
          </table:table-cell>
          <table:table-cell office:value-type="string" calcext:value-type="string">
            <text:p>Catharina /Pogodzina/ de Damasławek</text:p>
          </table:table-cell>
          <table:table-cell/>
          <table:table-cell table:style-name="ce2" office:value-type="string" calcext:value-type="string">
            <text:p>place recorded as ‘Domasławek non subditorum’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203" calcext:value-type="float">
            <text:p>172302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 Mathias</text:p>
          </table:table-cell>
          <table:table-cell office:value-type="string" calcext:value-type="string">
            <text:p>Simon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Breza/ castelanides sątecensis de Komorowo</text:p>
          </table:table-cell>
          <table:table-cell office:value-type="string" calcext:value-type="string">
            <text:p>Helena /Rymarzewska/ virgo nobilis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207" calcext:value-type="float">
            <text:p>172302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210" calcext:value-type="float">
            <text:p>17230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Margaretha /Michalcza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04" calcext:value-type="float">
            <text:p>1723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/Ciesielsk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13" calcext:value-type="float">
            <text:p>1723031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stasius Josephus</text:p>
          </table:table-cell>
          <table:table-cell office:value-type="string" calcext:value-type="string">
            <text:p>Dominicus /Breza/ castelanidus sątecensis</text:p>
          </table:table-cell>
          <table:table-cell office:value-type="string" calcext:value-type="string">
            <text:p>Catharina /Kierska/</text:p>
          </table:table-cell>
          <table:table-cell office:value-type="string" calcext:value-type="string">
            <text:p>Antonius /Breza/ castelanides sątecenus de Juncewo</text:p>
          </table:table-cell>
          <table:table-cell office:value-type="string" calcext:value-type="string">
            <text:p>filia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13" calcext:value-type="float">
            <text:p>172303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/Goliszenski/ molitor illegitimate</text:p>
          </table:table-cell>
          <table:table-cell office:value-type="string" calcext:value-type="string">
            <text:p>Barbara vaga</text:p>
          </table:table-cell>
          <table:table-cell office:value-type="string" calcext:value-type="string">
            <text:p>Sebastianus molitor</text:p>
          </table:table-cell>
          <table:table-cell table:style-name="ce2" office:value-type="string" calcext:value-type="string">
            <text:p>tabernatrix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404" calcext:value-type="float">
            <text:p>172304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tanislaus /Hadal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Wecloch/ ovilio de Dąbrowa</text:p>
          </table:table-cell>
          <table:table-cell office:value-type="string" calcext:value-type="string">
            <text:p>Marianna uxor ovilionis de Zołoszy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404" calcext:value-type="float">
            <text:p>172304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Paulus /Kądziela/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Lucia /Ratayczanka/ ancilla de Damasław</text:p>
          </table:table-cell>
          <table:table-cell/>
          <table:table-cell office:value-type="string" calcext:value-type="string">
            <text:p>date omitted; date of previous record us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620" calcext:value-type="float">
            <text:p>172306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 Antonina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/Kolczynski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629" calcext:value-type="float">
            <text:p>1723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 /Mnichowna/</text:p>
          </table:table-cell>
          <table:table-cell office:value-type="string" calcext:value-type="string">
            <text:p>Josephus /Jaworski/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704" calcext:value-type="float">
            <text:p>172307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Chybinski/</text:p>
          </table:table-cell>
          <table:table-cell office:value-type="string" calcext:value-type="string">
            <text:p>Justina /Skar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711" calcext:value-type="float">
            <text:p>172307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Chybin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824" calcext:value-type="float">
            <text:p>172308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dovicus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Sniadecki/ de Gorzyce</text:p>
          </table:table-cell>
          <table:table-cell office:value-type="string" calcext:value-type="string">
            <text:p>Regina /Che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905" calcext:value-type="float">
            <text:p>172309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01" calcext:value-type="float">
            <text:p>17240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13" calcext:value-type="float">
            <text:p>1724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zia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1" calcext:value-type="float">
            <text:p>1724012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 Blasius</text:p>
          </table:table-cell>
          <table:table-cell office:value-type="string" calcext:value-type="string">
            <text:p>Joannes /Medel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lasius adolescens ovilio de Starężynek</text:p>
          </table:table-cell>
          <table:table-cell office:value-type="string" calcext:value-type="string">
            <text:p>Anna /Armacianka/ vidua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3" calcext:value-type="float">
            <text:p>172401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Ad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famulus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5" calcext:value-type="float">
            <text:p>17240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Franciscus /Bzdycz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ski/ cantor ecclesiae de Juncew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5" calcext:value-type="float">
            <text:p>17240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 Blasius</text:p>
          </table:table-cell>
          <table:table-cell office:value-type="string" calcext:value-type="string">
            <text:p>Gregorius /Armata/ caup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Breza/ castelanides sątecenus de Juncewo</text:p>
          </table:table-cell>
          <table:table-cell office:value-type="string" calcext:value-type="string">
            <text:p>Hedvigis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420130" calcext:value-type="float">
            <text:p>17420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Valentinus kapitan dic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adolescens ovilio de Damasławek</text:p>
          </table:table-cell>
          <table:table-cell office:value-type="string" calcext:value-type="string">
            <text:p>Sophia /Pączoszczank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420201" calcext:value-type="float">
            <text:p>174202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Theressa /Woit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01" calcext:value-type="float">
            <text:p>17240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Osowski/ nobilus illegitmate</text:p>
          </table:table-cell>
          <table:table-cell office:value-type="string" calcext:value-type="string">
            <text:p>Lucia /Płachcianka/</text:p>
          </table:table-cell>
          <table:table-cell office:value-type="string" calcext:value-type="string">
            <text:p>Blasius /Dzerchowski/ molitor adolescens de Damasław</text:p>
          </table:table-cell>
          <table:table-cell office:value-type="string" calcext:value-type="string">
            <text:p>Eva /Kardasz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09" calcext:value-type="float">
            <text:p>17240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Domagalik/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19" calcext:value-type="float">
            <text:p>172402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Dyasek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Magdalena /Werkowna/ ancil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29" calcext:value-type="float">
            <text:p>17240229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Zbieran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4" calcext:value-type="float">
            <text:p>172403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adolescens ovili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5" calcext:value-type="float">
            <text:p>172403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vaga</text:p>
          </table:table-cell>
          <table:table-cell office:value-type="string" calcext:value-type="string">
            <text:p>Stanislaus /Memrot/ mendicus de Piotrkowice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5" calcext:value-type="float">
            <text:p>172403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Łegoski/ cantor ecclesia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30" calcext:value-type="float">
            <text:p>172403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table:style-name="ce2"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2" calcext:value-type="float">
            <text:p>172404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Cieslaka/ inquilinus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Joannes /Kardasz/ pro tunc tabernator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3" calcext:value-type="float">
            <text:p>17240403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Sophia</text:p>
          </table:table-cell>
          <table:table-cell table:style-name="ce2" office:value-type="string" calcext:value-type="string">
            <text:p>Hiacinthus /Spychała/ de Juncewo</text:p>
          </table:table-cell>
          <table:table-cell office:value-type="string" calcext:value-type="string">
            <text:p>Theressia /Evoyt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9" calcext:value-type="float">
            <text:p>172404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Walkowicz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29" calcext:value-type="float">
            <text:p>172404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/Byk/ illegitimate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29" calcext:value-type="float">
            <text:p>1724042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Constantia</text:p>
          </table:table-cell>
          <table:table-cell office:value-type="string" calcext:value-type="string">
            <text:p>Dominicus /Breza/ castelandarus</text:p>
          </table:table-cell>
          <table:table-cell office:value-type="string" calcext:value-type="string">
            <text:p>Catharina /Kierska/</text:p>
          </table:table-cell>
          <table:table-cell office:value-type="string" calcext:value-type="string">
            <text:p>Petus /Ciesielski/ decanus</text:p>
          </table:table-cell>
          <table:table-cell office:value-type="string" calcext:value-type="string">
            <text:p>Catharina /Młodzian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500" calcext:value-type="float">
            <text:p>172405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Bartholomeus /Dobrogoski/ nobilis illegitimate</text:p>
          </table:table-cell>
          <table:table-cell office:value-type="string" calcext:value-type="string">
            <text:p>Francisca /Marszewska/ nobilis</text:p>
          </table:table-cell>
          <table:table-cell office:value-type="string" calcext:value-type="string">
            <text:p>/Ciecier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521" calcext:value-type="float">
            <text:p>172405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dreas /Rodzony/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702" calcext:value-type="float">
            <text:p>172407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etrus /Pozpieszat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rianus ovilio de Międzylesie</text:p>
          </table:table-cell>
          <table:table-cell office:value-type="string" calcext:value-type="string">
            <text:p>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719" calcext:value-type="float">
            <text:p>172407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Nicolaus /Potrzebowski/ ovilio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815" calcext:value-type="float">
            <text:p>172408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820" calcext:value-type="float">
            <text:p>17240820</text:p>
          </table:table-cell>
          <table:table-cell office:value-type="string" calcext:value-type="string">
            <text:p>Damasławek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Joannes /Szrama/ ovilio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903" calcext:value-type="float">
            <text:p>1724090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 Bartholomeus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Thomas /Złomicki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1010" calcext:value-type="float">
            <text:p>172410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thias /Je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Ł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1010" calcext:value-type="float">
            <text:p>172410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ranciscus /Goliszewski/ illegitimate</text:p>
          </table:table-cell>
          <table:table-cell office:value-type="string" calcext:value-type="string">
            <text:p>Anna /Armacianka/ vidua</text:p>
          </table:table-cell>
          <table:table-cell office:value-type="string" calcext:value-type="string">
            <text:p>Blasius ovilio adolescens de Starężynek</text:p>
          </table:table-cell>
          <table:table-cell office:value-type="string" calcext:value-type="string">
            <text:p>Dorothea /Walosk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112" calcext:value-type="float">
            <text:p>17241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Czapraszka/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Anna /Kubie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130" calcext:value-type="float">
            <text:p>17241130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s /Kolasianka/</text:p>
          </table:table-cell>
          <table:table-cell office:value-type="string" calcext:value-type="string">
            <text:p>/Ciecierski/</text:p>
          </table:table-cell>
          <table:table-cell office:value-type="string" calcext:value-type="string">
            <text:p>Catharina /Gracz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208" calcext:value-type="float">
            <text:p>172412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lbertus /Źapaczcza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Eva /Pizut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01" calcext:value-type="float">
            <text:p>172502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rtinus /Janc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Catharina /Młodzian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04" calcext:value-type="float">
            <text:p>1725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12" calcext:value-type="float">
            <text:p>172502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Kurzawiak/ adolescens</text:p>
          </table:table-cell>
          <table:table-cell office:value-type="string" calcext:value-type="string">
            <text:p>Lucia /Jozwowna/ de Dąbrow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12" calcext:value-type="float">
            <text:p>17250212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/Kurzawianka/ ancill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20" calcext:value-type="float">
            <text:p>1725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 Josephus</text:p>
          </table:table-cell>
          <table:table-cell office:value-type="string" calcext:value-type="string">
            <text:p>Thomas /Złotnicki/ possessor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Carolus /Złotnicki/ dominus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312" calcext:value-type="float">
            <text:p>1725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Casimirus liberus ferrifabri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Lucia /Jozwowna/ ancilla de Dąbrowa</text:p>
          </table:table-cell>
          <table:table-cell/>
          <table:table-cell office:value-type="string" calcext:value-type="string">
            <text:p>I’m not certain whether Casimirus is an independent blacksmith or child of a blacksmith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02" calcext:value-type="float">
            <text:p>172504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/Zakom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Marianna /Łegoska/ uxor can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3" calcext:value-type="float">
            <text:p>172504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Petrus /Przybył/ inquilinus</text:p>
          </table:table-cell>
          <table:table-cell office:value-type="string" calcext:value-type="string">
            <text:p>Hedvigis</text:p>
          </table:table-cell>
          <table:table-cell/>
          <table:table-cell office:value-type="string" calcext:value-type="string">
            <text:p>Catharina /Pogo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4" calcext:value-type="float">
            <text:p>172504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/Reniewic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/Rokossowski/</text:p>
          </table:table-cell>
          <table:table-cell office:value-type="string" calcext:value-type="string">
            <text:p>Justina /Skar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5" calcext:value-type="float">
            <text:p>172504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5" calcext:value-type="float">
            <text:p>172504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Wazynski/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28" calcext:value-type="float">
            <text:p>172504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Dyabelec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513" calcext:value-type="float">
            <text:p>172505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Gregorius /Janisze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/Rokossow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614" calcext:value-type="float">
            <text:p>172506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Rochus famulus de Turza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719" calcext:value-type="float">
            <text:p>172507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/Kaczor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729" calcext:value-type="float">
            <text:p>172507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Catharina /Gulczewna/ ancil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05" calcext:value-type="float">
            <text:p>172508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Casimirus /Gzoidz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Pospeszata/</text:p>
          </table:table-cell>
          <table:table-cell office:value-type="string" calcext:value-type="string">
            <text:p>Elizabeth /Germana/</text:p>
          </table:table-cell>
          <table:table-cell/>
          <table:table-cell office:value-type="string" calcext:value-type="string">
            <text:p>possibly 172508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gustus Bartholomeus</text:p>
          </table:table-cell>
          <table:table-cell office:value-type="string" calcext:value-type="string">
            <text:p>Lucas molitor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Bartholomeus /Soczka/ de Sarbinowo</text:p>
          </table:table-cell>
          <table:table-cell office:value-type="string" calcext:value-type="string">
            <text:p>Catharina coctrix de aula</text:p>
          </table:table-cell>
          <table:table-cell/>
          <table:table-cell office:value-type="string" calcext:value-type="string">
            <text:p>possibly 172508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Hiacinthus /Spychała/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Cathar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9" calcext:value-type="float">
            <text:p>1725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Z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902" calcext:value-type="float">
            <text:p>172509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 Ludovicus</text:p>
          </table:table-cell>
          <table:table-cell office:value-type="string" calcext:value-type="string">
            <text:p>Franciscus /Plaskaty/ inqui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Francisca /Rokos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16" calcext:value-type="float">
            <text:p>172509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Gregorius ovilio adolescens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30" calcext:value-type="float">
            <text:p>172509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008" calcext:value-type="float">
            <text:p>172510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ndreas /Dyas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Legoski/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01" calcext:value-type="float">
            <text:p>172511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amulu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omitted profugi auriga de aula</text:p>
          </table:table-cell>
          <table:table-cell office:value-type="string" calcext:value-type="string">
            <text:p>omitted ab uxore</text:p>
          </table:table-cell>
          <table:table-cell table:number-columns-repeated="3"/>
          <table:table-cell office:value-type="string" calcext:value-type="string">
            <text:p>profugi = exiled? fugitive? vagabond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molitor lutheran illegitimate</text:p>
          </table:table-cell>
          <table:table-cell office:value-type="string" calcext:value-type="string">
            <text:p>/Myslewczanka/</text:p>
          </table:table-cell>
          <table:table-cell office:value-type="string" calcext:value-type="string">
            <text:p>Antonius /Łegoski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8" calcext:value-type="float">
            <text:p>1725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Kędziora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25" calcext:value-type="float">
            <text:p>172511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Zagorski/ nobil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hias /Rokossowski/</text:p>
          </table:table-cell>
          <table:table-cell office:value-type="string" calcext:value-type="string">
            <text:p>Constantia /Tomicka/ virgo</text:p>
          </table:table-cell>
          <table:table-cell/>
          <table:table-cell office:value-type="string" calcext:value-type="string">
            <text:p>location given as Śielec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106" calcext:value-type="float">
            <text:p>1726010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Regin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114" calcext:value-type="float">
            <text:p>1726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/Jancz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Catharina /Wieczynska/ virgo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14" calcext:value-type="float">
            <text:p>172602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Catharina /Avi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Apolonia /Młynarksa/ de Gorzy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ndreas /Frac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Moyski/</text:p>
          </table:table-cell>
          <table:table-cell office:value-type="string" calcext:value-type="string">
            <text:p>Anna /Szym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8" calcext:value-type="float">
            <text:p>172602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lasius famulus non subditi Damasławiensi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Helena uxor tabernator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1" calcext:value-type="float">
            <text:p>172604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2" calcext:value-type="float">
            <text:p>172604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/Wazynski/ illegitimate</text:p>
          </table:table-cell>
          <table:table-cell office:value-type="string" calcext:value-type="string">
            <text:p>Margaretha /Graczowna/</text:p>
          </table:table-cell>
          <table:table-cell office:value-type="string" calcext:value-type="string">
            <text:p>Albertus /Skalski/ braxator de Damasławek</text:p>
          </table:table-cell>
          <table:table-cell office:value-type="string" calcext:value-type="string">
            <text:p>Catharina /Gulcz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3" calcext:value-type="float">
            <text:p>172604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Golemowski/</text:p>
          </table:table-cell>
          <table:table-cell office:value-type="string" calcext:value-type="string">
            <text:p>/Jarac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10" calcext:value-type="float">
            <text:p>172604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Walosie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ianna /Łegos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00" calcext:value-type="float">
            <text:p>172606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 Szpurz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Theressia /Pogodzina/ ancilla</text:p>
          </table:table-cell>
          <table:table-cell/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0" calcext:value-type="float">
            <text:p>1726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ab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ostomus /Rozbicki/</text:p>
          </table:table-cell>
          <table:table-cell office:value-type="string" calcext:value-type="string">
            <text:p>/Wode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3" calcext:value-type="float">
            <text:p>172606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Mnich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ski/ cantor ecclesi de Juncewo</text:p>
          </table:table-cell>
          <table:table-cell office:value-type="string" calcext:value-type="string">
            <text:p>Eva /Figrowna/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9" calcext:value-type="float">
            <text:p>1726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/Walkowicz/ sartor de Śielec</text:p>
          </table:table-cell>
          <table:table-cell office:value-type="string" calcext:value-type="string">
            <text:p>Marianna /Łegoska/ uxor cantoris eccle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815" calcext:value-type="float">
            <text:p>172608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Regina /Sobkowianka/</text:p>
          </table:table-cell>
          <table:table-cell/>
          <table:table-cell office:value-type="string" calcext:value-type="string">
            <text:p>Constantia /Tomicka/ virgo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2" calcext:value-type="float">
            <text:p>172609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lix Franciscus</text:p>
          </table:table-cell>
          <table:table-cell office:value-type="string" calcext:value-type="string">
            <text:p>Michael /Golemowski/ possessor villa Damasławek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consors</text:p>
          </table:table-cell>
          <table:table-cell/>
          <table:table-cell office:value-type="string" calcext:value-type="string">
            <text:p>nobilis; location given as Aula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9" calcext:value-type="float">
            <text:p>172609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Regina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consors haeres in Śielec</text:p>
          </table:table-cell>
          <table:table-cell/>
          <table:table-cell office:value-type="string" calcext:value-type="string">
            <text:p>nobilis; location given as Aula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0904" calcext:value-type="float">
            <text:p>172609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/Stephan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029" calcext:value-type="float">
            <text:p>172610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molitor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 /Koczedzyk/ adolescens ferrifaber de Piotrkowic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10" calcext:value-type="float">
            <text:p>172611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/Remiwicz/ servus aulici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Francisca uxor ovilion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Damasław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Mathias /Klonkowicz/ seu /Cholew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amulus de Damasław</text:p>
          </table:table-cell>
          <table:table-cell office:value-type="string" calcext:value-type="string">
            <text:p>Marianna tabernatrix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201" calcext:value-type="float">
            <text:p>17261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 Barbar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Francisca /Zaiaczek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haeres villa Śielec</text:p>
          </table:table-cell>
          <table:table-cell/>
          <table:table-cell office:value-type="string" calcext:value-type="string">
            <text:p>nobilis; location given as Aula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0" calcext:value-type="float">
            <text:p>172612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Ciesielski/ adolescens de Dochanowo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3" calcext:value-type="float">
            <text:p>172612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Koczedzik/ ferrifaber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8" calcext:value-type="float">
            <text:p>1726120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Jacobus /Niespodziany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Valentinus /Przygodziak/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Regina /Armacianka/</text:p>
          </table:table-cell>
          <table:table-cell office:value-type="string" calcext:value-type="string">
            <text:p>Simon /Pellio/ oppidanus de Janowiec</text:p>
          </table:table-cell>
          <table:table-cell office:value-type="string" calcext:value-type="string">
            <text:p>Catharina mercatrix de Janowi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s /Roliracik/ de Damasław</text:p>
          </table:table-cell>
          <table:table-cell office:value-type="string" calcext:value-type="string">
            <text:p>Helena tabernatrix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106" calcext:value-type="float">
            <text:p>17270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tis /Kolasianka/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/Kędziorow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205" calcext:value-type="float">
            <text:p>17270205</text:p>
          </table:table-cell>
          <table:table-cell office:value-type="string" calcext:value-type="string">
            <text:p>Obiecan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Komeczn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Rosalia /Ryszkiewic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08" calcext:value-type="float">
            <text:p>172702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Andreas /Zbierąn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5" calcext:value-type="float">
            <text:p>172702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Petrus ovilio famulus plebana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Michalczak/ de Międzylesie</text:p>
          </table:table-cell>
          <table:table-cell office:value-type="string" calcext:value-type="string">
            <text:p>Elena /Mielc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Rayska/</text:p>
          </table:table-cell>
          <table:table-cell office:value-type="string" calcext:value-type="string">
            <text:p>Jacobus /Kolasiak/ adolescen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04" calcext:value-type="float">
            <text:p>172703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Thomas /Rzeznikiewicz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3" calcext:value-type="float">
            <text:p>1727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Malko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8" calcext:value-type="float">
            <text:p>172703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Regina /Boleszczyn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518" calcext:value-type="float">
            <text:p>172705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eslak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adolescens pastor de Damasław</text:p>
          </table:table-cell>
          <table:table-cell office:value-type="string" calcext:value-type="string">
            <text:p>Barbara /Crysztofow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706" calcext:value-type="float">
            <text:p>172707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ovili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Valentinus /Walkowicz/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tabernator de Juncewo</text:p>
          </table:table-cell>
          <table:table-cell office:value-type="string" calcext:value-type="string">
            <text:p>Rozalia /Ryszkiewic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tis</text:p>
          </table:table-cell>
          <table:table-cell table:style-name="ce2" office:value-type="string" calcext:value-type="string">
            <text:p>Martinus /Domagała/ de Juncewo</text:p>
          </table:table-cell>
          <table:table-cell office:value-type="string" calcext:value-type="string">
            <text:p>Theress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2" calcext:value-type="float">
            <text:p>1727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5" calcext:value-type="float">
            <text:p>172710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Regina ancilla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acobus /P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imon famulus de Juncewo</text:p>
          </table:table-cell>
          <table:table-cell office:value-type="string" calcext:value-type="string">
            <text:p>Regina /Z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122" calcext:value-type="float">
            <text:p>172711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ancilla cmetonis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Sophia /Owczarze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200" calcext:value-type="float">
            <text:p>172712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Międzylesie</text:p>
          </table:table-cell>
          <table:table-cell office:value-type="string" calcext:value-type="string">
            <text:p>/Kurzawian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1" calcext:value-type="float">
            <text:p>17280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Formąn/ de Nadborowo</text:p>
          </table:table-cell>
          <table:table-cell office:value-type="string" calcext:value-type="string">
            <text:p>Hedvigis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Myskiwczanka/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Theressia /Konietkowna/ ovilionis ux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Honestus molitor de Piotrkowice</text:p>
          </table:table-cell>
          <table:table-cell office:value-type="string" calcext:value-type="string">
            <text:p>Theressia /Woycie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1" calcext:value-type="float">
            <text:p>172805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acobus /Fra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adolescens et pater familias de Dochanowo</text:p>
          </table:table-cell>
          <table:table-cell office:value-type="string" calcext:value-type="string">
            <text:p>Marianna uxor molitor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2" calcext:value-type="float">
            <text:p>172805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8" calcext:value-type="float">
            <text:p>1728050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Telczynski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virgo neptis e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19" calcext:value-type="float">
            <text:p>172805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ovilionis alterius uxor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613" calcext:value-type="float">
            <text:p>172806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Stanislaus /Ryszkiewicz/ economus Juncewiensis</text:p>
          </table:table-cell>
          <table:table-cell office:value-type="string" calcext:value-type="string">
            <text:p>Rozalia /Miecznikowska/</text:p>
          </table:table-cell>
          <table:table-cell office:value-type="string" calcext:value-type="string">
            <text:p>Svietoslaus /Tomicki/ de Śielec</text:p>
          </table:table-cell>
          <table:table-cell office:value-type="string" calcext:value-type="string">
            <text:p>/Gorzewska/ de Rokossowskie</text:p>
          </table:table-cell>
          <table:table-cell/>
          <table:table-cell office:value-type="string" calcext:value-type="string">
            <text:p>location given as Juncewo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Regina</text:p>
          </table:table-cell>
          <table:table-cell office:value-type="string" calcext:value-type="string">
            <text:p>Thomas /Złotnicki/ possessor</text:p>
          </table:table-cell>
          <table:table-cell office:value-type="string" calcext:value-type="string">
            <text:p>Anna /Kolczynska/</text:p>
          </table:table-cell>
          <table:table-cell table:number-columns-repeated="3"/>
          <table:table-cell office:value-type="string" calcext:value-type="string">
            <text:p>nobilis; location given as Aula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omitted scriba aulici in 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caupo in Dąbrowa</text:p>
          </table:table-cell>
          <table:table-cell office:value-type="string" calcext:value-type="string">
            <text:p>/Stanisław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simirus /Szulc/ acatholic</text:p>
          </table:table-cell>
          <table:table-cell office:value-type="string" calcext:value-type="string">
            <text:p>Dorothea acatholic</text:p>
          </table:table-cell>
          <table:table-cell office:value-type="string" calcext:value-type="string">
            <text:p>Chrysostomus pat de Międzylesi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Fraco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ovilio adolescens de Międzylesie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711" calcext:value-type="float">
            <text:p>172807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13" calcext:value-type="float">
            <text:p>1728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Damasław</text:p>
          </table:table-cell>
          <table:table-cell office:value-type="string" calcext:value-type="string">
            <text:p>/Krysztos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2" calcext:value-type="float">
            <text:p>172807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4" calcext:value-type="float">
            <text:p>172807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/Malkoski/ organarius</text:p>
          </table:table-cell>
          <table:table-cell office:value-type="string" calcext:value-type="string">
            <text:p>Magdalena /Ciesielska/ virgo mea nept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08" calcext:value-type="float">
            <text:p>172808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Rochus</text:p>
          </table:table-cell>
          <table:table-cell office:value-type="string" calcext:value-type="string">
            <text:p>Valentinus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19" calcext:value-type="float">
            <text:p>172808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Pastor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Wieczynski/ economus de Dąbrowa</text:p>
          </table:table-cell>
          <table:table-cell table:style-name="ce2" office:value-type="string" calcext:value-type="string">
            <text:p>/Stanisławowa/ inquilina de Dąbrowa</text:p>
          </table:table-cell>
          <table:table-cell/>
          <table:table-cell office:value-type="string" calcext:value-type="string">
            <text:p>unclear whether child’s name is Pastoris or location is given as Dąbrowa Pastoris; child name may have been omitt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822" calcext:value-type="float">
            <text:p>172808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Hiacinthus</text:p>
          </table:table-cell>
          <table:table-cell office:value-type="string" calcext:value-type="string">
            <text:p>Antonius /Piniazek/</text:p>
          </table:table-cell>
          <table:table-cell office:value-type="string" calcext:value-type="string">
            <text:p>Agnetis /Roszynska/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consors eius</text:p>
          </table:table-cell>
          <table:table-cell/>
          <table:table-cell table:style-name="ce2" office:value-type="string" calcext:value-type="string">
            <text:p>location given as Damasławek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918" calcext:value-type="float">
            <text:p>172809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 Thomas</text:p>
          </table:table-cell>
          <table:table-cell office:value-type="string" calcext:value-type="string">
            <text:p>Casimirus /Rebelinski/ economus Juncewiensis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Franciscus /Sosninski/</text:p>
          </table:table-cell>
          <table:table-cell office:value-type="string" calcext:value-type="string">
            <text:p>Theressia tabernatrix </text:p>
          </table:table-cell>
          <table:table-cell/>
          <table:table-cell office:value-type="string" calcext:value-type="string">
            <text:p>location given as Aula Juncewiens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3" calcext:value-type="float">
            <text:p>172810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olasiak/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Michael /Przybylak/ de Damasławek</text:p>
          </table:table-cell>
          <table:table-cell office:value-type="string" calcext:value-type="string">
            <text:p>Sophia /Kedzie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4" calcext:value-type="float">
            <text:p>172810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Marianna /Owczarz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206" calcext:value-type="float">
            <text:p>172812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errifaber nonsubditi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ianus /Champel/ molitor</text:p>
          </table:table-cell>
          <table:table-cell office:value-type="string" calcext:value-type="string">
            <text:p>Dorothea /Suszkowa/ lutherana religionis</text:p>
          </table:table-cell>
          <table:table-cell/>
          <table:table-cell office:value-type="string" calcext:value-type="string">
            <text:p>note in margin indicates father is probably luthera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2" calcext:value-type="float">
            <text:p>172812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Magdalena virgo mea neptis</text:p>
          </table:table-cell>
          <table:table-cell/>
          <table:table-cell office:value-type="string" calcext:value-type="string">
            <text:p>neptis = granddaughter (of Petrus Cieszeski who performed the baptism)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6" calcext:value-type="float">
            <text:p>17281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/Androszkowna/</text:p>
          </table:table-cell>
          <table:table-cell office:value-type="string" calcext:value-type="string">
            <text:p>Joannes /Konczal/ cmetho de Sarbinowo</text:p>
          </table:table-cell>
          <table:table-cell office:value-type="string" calcext:value-type="string">
            <text:p>Hedvigis /Koziet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8" calcext:value-type="float">
            <text:p>1728121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table:style-name="ce2" office:value-type="string" calcext:value-type="string">
            <text:p>/Laskoski/ possessor Starężyn</text:p>
          </table:table-cell>
          <table:table-cell office:value-type="string" calcext:value-type="string">
            <text:p>consors eiu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Anus quia impericulo</text:p>
          </table:table-cell>
          <table:table-cell/>
          <table:table-cell office:value-type="string" calcext:value-type="string">
            <text:p>Lucia periculo mort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21" calcext:value-type="float">
            <text:p>172812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Hedvigis /Mackowna/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5" calcext:value-type="float">
            <text:p>172812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gdale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9" calcext:value-type="float">
            <text:p>172812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ichael /Zmi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Jakubowski/ de Międzylesie</text:p>
          </table:table-cell>
          <table:table-cell table:style-name="ce2" office:value-type="string" calcext:value-type="string">
            <text:p>Marianna /Dobrogoska/ de Międzylesie</text:p>
          </table:table-cell>
          <table:table-cell/>
          <table:table-cell office:value-type="string" calcext:value-type="string">
            <text:p>there’s a note about the godmother that i can’t quite make ou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118" calcext:value-type="float">
            <text:p>17290118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Ovilionis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Catharina uxor braxatoris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01" calcext:value-type="float">
            <text:p>17290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imon /Bzdy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Skatawski/</text:p>
          </table:table-cell>
          <table:table-cell office:value-type="string" calcext:value-type="string">
            <text:p>/Chwatkowska/ possesstrix in Wap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20" calcext:value-type="float">
            <text:p>17290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/Kadziela/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Joannes /Kurzawa/ adolescens de Dąbrowa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229" calcext:value-type="float">
            <text:p>172902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Mnich/ cmeth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Magdalena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Ja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tholomeus /Makowski/ de Brudzyn</text:p>
          </table:table-cell>
          <table:table-cell office:value-type="string" calcext:value-type="string">
            <text:p>Marianna /Owczarzewna/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gdale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4" calcext:value-type="float">
            <text:p>172904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ovili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Juncewiensis</text:p>
          </table:table-cell>
          <table:table-cell office:value-type="string" calcext:value-type="string">
            <text:p>Magdalena /Ciesielsk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6" calcext:value-type="float">
            <text:p>172904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cauponi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ovilio de Damasław</text:p>
          </table:table-cell>
          <table:table-cell office:value-type="string" calcext:value-type="string">
            <text:p>Constantia /Kurzaw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01" calcext:value-type="float">
            <text:p>172911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/Ka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Francisca mollinaris uxor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0529" calcext:value-type="float">
            <text:p>172905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ianna /Owczarzewna/ virgo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08" calcext:value-type="float">
            <text:p>17291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Hałupnik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Matuszowiak/ de Dąbrowa</text:p>
          </table:table-cell>
          <table:table-cell office:value-type="string" calcext:value-type="string">
            <text:p>Constantia /Kurzawianka/ de Dąbrowa</text:p>
          </table:table-cell>
          <table:table-cell/>
          <table:table-cell office:value-type="string" calcext:value-type="string">
            <text:p>on 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wiątosław /Tomicki/ filius Joannis /Tomic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lbertus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Theressia /Kacz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22" calcext:value-type="float">
            <text:p>17300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*anorin*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de Dąbrowa</text:p>
          </table:table-cell>
          <table:table-cell office:value-type="string" calcext:value-type="string">
            <text:p>Anna /Stanisław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30" calcext:value-type="float">
            <text:p>17300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centius</text:p>
          </table:table-cell>
          <table:table-cell office:value-type="string" calcext:value-type="string">
            <text:p>Laurentius /Josielai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Catharina ovilion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acobus /Kaczmar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Cholewiak/</text:p>
          </table:table-cell>
          <table:table-cell office:value-type="string" calcext:value-type="string">
            <text:p>Catharina /Kędzior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Strzohsak/</text:p>
          </table:table-cell>
          <table:table-cell office:value-type="string" calcext:value-type="string">
            <text:p>Magdalena /Kaczmarzynka/ z Dochon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12" calcext:value-type="float">
            <text:p>1730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dreas /Harmac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de Dąbrowa</text:p>
          </table:table-cell>
          <table:table-cell office:value-type="string" calcext:value-type="string">
            <text:p>Margaretha /Domag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26" calcext:value-type="float">
            <text:p>173003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Barbara /Kryszkow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410" calcext:value-type="float">
            <text:p>1730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rianna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528" calcext:value-type="float">
            <text:p>173005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Martinus /Ju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Smoł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Werek/ de Paryż</text:p>
          </table:table-cell>
          <table:table-cell office:value-type="string" calcext:value-type="string">
            <text:p>Hedvigis /Rybac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inquilinus de Damasław</text:p>
          </table:table-cell>
          <table:table-cell office:value-type="string" calcext:value-type="string">
            <text:p>Barbara /Knich/ de Damasławek uxor Christophori inquilin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3" calcext:value-type="float">
            <text:p>1730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ferrifabe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6" calcext:value-type="float">
            <text:p>173007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naventura</text:p>
          </table:table-cell>
          <table:table-cell office:value-type="string" calcext:value-type="string">
            <text:p>Valenti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Agnes uxor ovilionis de Damasławek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819" calcext:value-type="float">
            <text:p>173008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de Międzylesie uxor Michae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06" calcext:value-type="float">
            <text:p>173009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adolescens filius ovilionis Martini de Juncewo</text:p>
          </table:table-cell>
          <table:table-cell office:value-type="string" calcext:value-type="string">
            <text:p>Eva uxor Hiacinthi /Spychała/ inquilinu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0" calcext:value-type="float">
            <text:p>173009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7" calcext:value-type="float">
            <text:p>173009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femia Hedvigis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acob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Regina uxor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02" calcext:value-type="float">
            <text:p>1730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22" calcext:value-type="float">
            <text:p>173010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*etrice ex aula Sielcensi levantes ad sacrum regnerationis lavacrum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Regina consors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We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virgo ancill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1" calcext:value-type="float">
            <text:p>173011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Kostk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inquilinus de Kołarą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6" calcext:value-type="float">
            <text:p>173011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sephus ovilionis ex aul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 semicmet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210" calcext:value-type="float">
            <text:p>173012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Constantia /Rokossowska/ soror sua nata /Tomicka/ ex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114" calcext:value-type="float">
            <text:p>1731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Constanti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225" calcext:value-type="float">
            <text:p>173102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Soph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Michael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Casimirus /Rebelinski/ braxator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5" calcext:value-type="float">
            <text:p>173103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gnes vidu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Lucas tabernator de Juncewo</text:p>
          </table:table-cell>
          <table:table-cell office:value-type="string" calcext:value-type="string">
            <text:p>Eva uxor Hiacinthi inquilinu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Valentinus /Wałach/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2" calcext:value-type="float">
            <text:p>173103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ovlion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Barbara uxor Christophori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nedictus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de Śielec</text:p>
          </table:table-cell>
          <table:table-cell office:value-type="string" calcext:value-type="string">
            <text:p>Agnes uxor Casimiri de Śielec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da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rianna /Janisze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7" calcext:value-type="float">
            <text:p>173103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Justina /Skarzewska/ virgo de Ret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3" calcext:value-type="float">
            <text:p>1731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Adalbertus pastori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Sophia /Armacina/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8" calcext:value-type="float">
            <text:p>173104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Albertus /Mnich/ cmet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ex aula Juncewiensis</text:p>
          </table:table-cell>
          <table:table-cell office:value-type="string" calcext:value-type="string">
            <text:p>Catharina /Kroykowa/ uxor Laurentius /Kroi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513" calcext:value-type="float">
            <text:p>1731051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Jackowa/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06" calcext:value-type="float">
            <text:p>17310606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Nerink/ scultet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tonius /Dobek/ famulus Laurentii /Zbnewski/ de Cerekwica</text:p>
          </table:table-cell>
          <table:table-cell office:value-type="string" calcext:value-type="string">
            <text:p>Michael /Prim/ de Komorowo</text:p>
          </table:table-cell>
          <table:table-cell/>
          <table:table-cell office:value-type="string" calcext:value-type="string">
            <text:p>Margaretha de Grzymołtowice consors scultetis de Grzymolt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urzawiak/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Catharin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Constantia /Tomicka/</text:p>
          </table:table-cell>
          <table:table-cell office:value-type="string" calcext:value-type="string">
            <text:p>Joannes /Tomicki/ de Starężynek</text:p>
          </table:table-cell>
          <table:table-cell office:value-type="string" calcext:value-type="string">
            <text:p>Catharina /Belącka/ consorte Joannis /Tomic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Gregorius sutor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lbertus /Mnich/ cmetonis de Juncewo</text:p>
          </table:table-cell>
          <table:table-cell office:value-type="string" calcext:value-type="string">
            <text:p>Sophia /Kędzior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Catuij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Puvol/ de Damasław</text:p>
          </table:table-cell>
          <table:table-cell office:value-type="string" calcext:value-type="string">
            <text:p>Margaretha de Juncewo uxor Martini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8" calcext:value-type="float">
            <text:p>173107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Jacobus /Pulroni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ovilio de Międzylesie</text:p>
          </table:table-cell>
          <table:table-cell office:value-type="string" calcext:value-type="string">
            <text:p>Marianna vidua oeconom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715" calcext:value-type="float">
            <text:p>173107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xium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Lucia /Domagalina/ uxor Bartholomei /Domagał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05" calcext:value-type="float">
            <text:p>173108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unegund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5" calcext:value-type="float">
            <text:p>173108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lara</text:p>
          </table:table-cell>
          <table:table-cell office:value-type="string" calcext:value-type="string">
            <text:p>Stanislaus inquilinus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virgo filia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9" calcext:value-type="float">
            <text:p>173108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Antonius /Piniązek/ oeconomus Michaelis /Raczinski/ palatini calissiens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Sventoslaus /Tomicki/ de Śielec</text:p>
          </table:table-cell>
          <table:table-cell office:value-type="string" calcext:value-type="string">
            <text:p>Constantia /Rokossows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2" calcext:value-type="float">
            <text:p>173109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egidius</text:p>
          </table:table-cell>
          <table:table-cell office:value-type="string" calcext:value-type="string">
            <text:p>Joannes /Deias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molitor de Piotrkowice</text:p>
          </table:table-cell>
          <table:table-cell office:value-type="string" calcext:value-type="string">
            <text:p>Regina uxor Bartholomei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7" calcext:value-type="float">
            <text:p>173109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rianus</text:p>
          </table:table-cell>
          <table:table-cell office:value-type="string" calcext:value-type="string">
            <text:p>Mathias /Kot/ mendic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adolescens ovilio de Juncewo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23" calcext:value-type="float">
            <text:p>173109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Casimir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Regina /Kacza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30" calcext:value-type="float">
            <text:p>173109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rrian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adolescens de Ułanowo</text:p>
          </table:table-cell>
          <table:table-cell office:value-type="string" calcext:value-type="string">
            <text:p>Barbar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04" calcext:value-type="float">
            <text:p>173110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Helena ancilla de Damasławek filia moli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27" calcext:value-type="float">
            <text:p>173110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/Żagorski/ famulus Sventoslai /Tomic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thias /Rokossowski/ adolescens</text:p>
          </table:table-cell>
          <table:table-cell office:value-type="string" calcext:value-type="string">
            <text:p>Constantia /Rokossowska/ consorte Stanislai /Rokossows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01" calcext:value-type="float">
            <text:p>173111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adolescens de Dąbrowa</text:p>
          </table:table-cell>
          <table:table-cell office:value-type="string" calcext:value-type="string">
            <text:p>Sophia uxor braxator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1" calcext:value-type="float">
            <text:p>1731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Lucas /Żurek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adolescens de Juncewo</text:p>
          </table:table-cell>
          <table:table-cell office:value-type="string" calcext:value-type="string">
            <text:p>Marianna /Jackow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missing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Lucia /Domagalina/ tra?? persona de Juncewo</text:p>
          </table:table-cell>
          <table:table-cell/>
          <table:table-cell office:value-type="string" calcext:value-type="string">
            <text:p>bottom line or so cut off; page too long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missing</text:p>
          </table:table-cell>
          <table:table-cell/>
          <table:table-cell office:value-type="string" calcext:value-type="string">
            <text:p>bottom line or so cut off; page too long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sephus adolescens de Śielec</text:p>
          </table:table-cell>
          <table:table-cell office:value-type="string" calcext:value-type="string">
            <text:p>Dorothe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2" calcext:value-type="float">
            <text:p>17311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adolescens ovilio de Damasławek</text:p>
          </table:table-cell>
          <table:table-cell office:value-type="string" calcext:value-type="string">
            <text:p>Regina /Byc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nna /Przi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1" calcext:value-type="float">
            <text:p>1731121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Beelk/ incola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Michael /Jantz/ vagabunda persona</text:p>
          </table:table-cell>
          <table:table-cell office:value-type="string" calcext:value-type="string">
            <text:p>Sophia /Nerink/ scultetissa uxor Josephi /Nerink/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5" calcext:value-type="float">
            <text:p>173112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 Thomas</text:p>
          </table:table-cell>
          <table:table-cell office:value-type="string" calcext:value-type="string">
            <text:p>Franciscus /Plaskomy/ inqui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filia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30" calcext:value-type="float">
            <text:p>173112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Paulus /Rybak/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Theressia /Skrzinska/ oeconom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113" calcext:value-type="float">
            <text:p>1732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Jacobus /F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ebastianus adolescens ovilio de Mokronosy</text:p>
          </table:table-cell>
          <table:table-cell office:value-type="string" calcext:value-type="string">
            <text:p>Catharina /Pyrzanka/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3" calcext:value-type="float">
            <text:p>1732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ndreas /Ch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7" calcext:value-type="float">
            <text:p>173202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adolescens ovilio de Domo Plebanali</text:p>
          </table:table-cell>
          <table:table-cell office:value-type="string" calcext:value-type="string">
            <text:p>Marianna /Jackow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Marianna /Lipinska/ virgo G. /Rokossow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lbertus /Kurzawiak/ adolescens de Dąbrowa</text:p>
          </table:table-cell>
          <table:table-cell office:value-type="string" calcext:value-type="string">
            <text:p>Constantia /Kurzawiąnka/ virgo de Dąbrow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7" calcext:value-type="float">
            <text:p>173203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Adalbertus /Kusz/ semicmetoni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sephus /Cwikła/ de Juncewo ovilio de aula</text:p>
          </table:table-cell>
          <table:table-cell office:value-type="string" calcext:value-type="string">
            <text:p>Regina uxor Adalberti /Mnich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/Malkowska/ uxor Antonii /Malkoski/ organarius Juncewiensis</text:p>
          </table:table-cell>
          <table:table-cell/>
          <table:table-cell office:value-type="string" calcext:value-type="string">
            <text:p>name of father may be mentioned in cut-off top line of next page; possible twin of Joseph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 /Rolirad/ ancilla filia Michael /Rolirad/ inhabitatory Damaslawensis</text:p>
          </table:table-cell>
          <table:table-cell office:value-type="string" calcext:value-type="string">
            <text:p>Martinus /Domagała/ inquilinus plebinalis de Juncewo</text:p>
          </table:table-cell>
          <table:table-cell office:value-type="string" calcext:value-type="string">
            <text:p>Marianna /Malkoska/ de Juncewo uxor organarius Juncewiensis</text:p>
          </table:table-cell>
          <table:table-cell/>
          <table:table-cell office:value-type="string" calcext:value-type="string">
            <text:p>possibly twin of Gertrud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3" calcext:value-type="float">
            <text:p>173204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Magdalena uxor Blasii /Dupą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5" calcext:value-type="float">
            <text:p>173204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dalbert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Catharina /Jęchowa/ de Międzylesie ? to dziecko Owczarsk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23" calcext:value-type="float">
            <text:p>1732042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Valentinus sartor de Śielec</text:p>
          </table:table-cell>
          <table:table-cell office:value-type="string" calcext:value-type="string">
            <text:p>Margareth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Wachowi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Hedvigis uxor Andreas /Mendici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dreas /Beink/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semicmetonis de Juncewo</text:p>
          </table:table-cell>
          <table:table-cell office:value-type="string" calcext:value-type="string">
            <text:p>Sophia oppidana de Rogowo uxor Severin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701" calcext:value-type="float">
            <text:p>1732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Theressia tabernatrix vidua de Juncewo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8">00/00/0000</text:date>, <text:time style:data-style-name="N2" text:time-value="10:58:43.4604143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27T09:54:48.938000000</meta:creation-date>
    <meta:generator>LibreOffice/7.3.1.3$MacOSX_AARCH64 LibreOffice_project/a69ca51ded25f3eefd52d7bf9a5fad8c90b87951</meta:generator>
    <dc:date>2022-09-18T13:07:30.103008026</dc:date>
    <meta:editing-duration>P2DT17H50M46S</meta:editing-duration>
    <meta:editing-cycles>1559</meta:editing-cycles>
    <meta:document-statistic meta:table-count="1" meta:cell-count="15222" meta:object-count="0"/>
  </office:meta>
</office:document-meta>
</file>